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5.73mm"/>
    </style:style>
    <style:style style:name="co2" style:family="table-column">
      <style:table-column-properties fo:break-before="auto" style:column-width="10.9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3.74mm"/>
    </style:style>
    <style:style style:name="co5" style:family="table-column">
      <style:table-column-properties fo:break-before="auto" style:column-width="24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208.42mm" svg:height="155.66mm" svg:x="168.43mm" svg:y="1mm">
            <loext:p draw:notify-on-update-of-ranges="Feuille1.B2:Feuille1.B2 Feuille1.B3:Feuille1.B132 Feuille1.D1:Feuille1.D2 Feuille1.D3:Feuille1.D132 Feuille1.B2:Feuille1.B2 Feuille1.B3:Feuille1.B132 Feuille1.H1:Feuille1.H2 Feuille1.H3:Feuille1.H1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338.44mm" svg:height="167.47mm" svg:x="0mm" svg:y="246.58mm">
            <loext:p draw:notify-on-update-of-ranges="Feuille1.B2:Feuille1.B2 Feuille1.B3:Feuille1.B154 Feuille1.E1:Feuille1.E2 Feuille1.E3:Feuille1.E154 Feuille1.B2:Feuille1.B2 Feuille1.B3:Feuille1.B154 Feuille1.G1:Feuille1.G2 Feuille1.G3:Feuille1.G15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row table:style-name="ro1">
          <table:table-cell table:number-columns-repeated="3"/>
          <table:table-cell table:number-columns-repeated="2" table:style-name="ce1" office:value-type="string" calcext:value-type="string">
            <text:p>Lambda1</text:p>
          </table:table-cell>
          <table:table-cell/>
          <table:table-cell table:number-columns-repeated="2" table:style-name="ce1" office:value-type="string" calcext:value-type="string">
            <text:p>Lambda2</text:p>
          </table:table-cell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Z</text:p>
          </table:table-cell>
          <table:table-cell/>
          <table:table-cell table:style-name="Default" office:value-type="string" calcext:value-type="string">
            <text:p>LinearOutBot</text:p>
          </table:table-cell>
          <table:table-cell table:style-name="Default" office:value-type="string" calcext:value-type="string">
            <text:p>LinearOutTop</text:p>
          </table:table-cell>
          <table:table-cell/>
          <table:table-cell table:style-name="Default" office:value-type="string" calcext:value-type="string">
            <text:p>LinearOutBot</text:p>
          </table:table-cell>
          <table:table-cell table:style-name="Default" office:value-type="string" calcext:value-type="string">
            <text:p>LinearOutTo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0+INT(([.A3]-1)/2)*20" office:value-type="float" office:value="0" calcext:value-type="float">
            <text:p>0</text:p>
          </table:table-cell>
          <table:table-cell/>
          <table:table-cell office:value-type="float" office:value="0.879466" calcext:value-type="float">
            <text:p>8,79E-01</text:p>
          </table:table-cell>
          <table:table-cell office:value-type="float" office:value="0.09714156" calcext:value-type="float">
            <text:p>9,71E-02</text:p>
          </table:table-cell>
          <table:table-cell/>
          <table:table-cell office:value-type="float" office:value="0.9286863" calcext:value-type="float">
            <text:p>9,29E-01</text:p>
          </table:table-cell>
          <table:table-cell office:value-type="float" office:value="0.05361655" calcext:value-type="float">
            <text:p>5,36E-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+INT(([.A4]-1)/2)*20" office:value-type="float" office:value="20" calcext:value-type="float">
            <text:p>20</text:p>
          </table:table-cell>
          <table:table-cell/>
          <table:table-cell office:value-type="float" office:value="0.8169155" calcext:value-type="float">
            <text:p>8,17E-01</text:p>
          </table:table-cell>
          <table:table-cell office:value-type="float" office:value="0.1589715" calcext:value-type="float">
            <text:p>1,59E-01</text:p>
          </table:table-cell>
          <table:table-cell/>
          <table:table-cell office:value-type="float" office:value="0.9567789" calcext:value-type="float">
            <text:p>9,57E-01</text:p>
          </table:table-cell>
          <table:table-cell office:value-type="float" office:value="0.02534188" calcext:value-type="float">
            <text:p>2,53E-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0+INT(([.A5]-1)/2)*20" office:value-type="float" office:value="40" calcext:value-type="float">
            <text:p>40</text:p>
          </table:table-cell>
          <table:table-cell/>
          <table:table-cell office:value-type="float" office:value="0.7434855" calcext:value-type="float">
            <text:p>7,43E-01</text:p>
          </table:table-cell>
          <table:table-cell office:value-type="float" office:value="0.2326317" calcext:value-type="float">
            <text:p>2,33E-01</text:p>
          </table:table-cell>
          <table:table-cell/>
          <table:table-cell office:value-type="float" office:value="0.9747385" calcext:value-type="float">
            <text:p>9,75E-01</text:p>
          </table:table-cell>
          <table:table-cell office:value-type="float" office:value="0.007366942" calcext:value-type="float">
            <text:p>7,37E-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0+INT(([.A6]-1)/2)*20" office:value-type="float" office:value="60" calcext:value-type="float">
            <text:p>60</text:p>
          </table:table-cell>
          <table:table-cell/>
          <table:table-cell office:value-type="float" office:value="0.6598155" calcext:value-type="float">
            <text:p>6,60E-01</text:p>
          </table:table-cell>
          <table:table-cell office:value-type="float" office:value="0.3158946" calcext:value-type="float">
            <text:p>3,16E-01</text:p>
          </table:table-cell>
          <table:table-cell/>
          <table:table-cell office:value-type="float" office:value="0.9817571" calcext:value-type="float">
            <text:p>9,82E-01</text:p>
          </table:table-cell>
          <table:table-cell office:value-type="float" office:value="0.000132952" calcext:value-type="float">
            <text:p>1,33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0+INT(([.A7]-1)/2)*20" office:value-type="float" office:value="80" calcext:value-type="float">
            <text:p>80</text:p>
          </table:table-cell>
          <table:table-cell/>
          <table:table-cell office:value-type="float" office:value="0.5702956" calcext:value-type="float">
            <text:p>5,70E-01</text:p>
          </table:table-cell>
          <table:table-cell office:value-type="float" office:value="0.4055204" calcext:value-type="float">
            <text:p>4,06E-01</text:p>
          </table:table-cell>
          <table:table-cell/>
          <table:table-cell office:value-type="float" office:value="0.978016" calcext:value-type="float">
            <text:p>9,78E-01</text:p>
          </table:table-cell>
          <table:table-cell office:value-type="float" office:value="0.004003347" calcext:value-type="float">
            <text:p>4,00E-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0+INT(([.A8]-1)/2)*20" office:value-type="float" office:value="100" calcext:value-type="float">
            <text:p>100</text:p>
          </table:table-cell>
          <table:table-cell/>
          <table:table-cell office:value-type="float" office:value="0.4779452" calcext:value-type="float">
            <text:p>4,78E-01</text:p>
          </table:table-cell>
          <table:table-cell office:value-type="float" office:value="0.4970455" calcext:value-type="float">
            <text:p>4,97E-01</text:p>
          </table:table-cell>
          <table:table-cell/>
          <table:table-cell office:value-type="float" office:value="0.963531" calcext:value-type="float">
            <text:p>9,64E-01</text:p>
          </table:table-cell>
          <table:table-cell office:value-type="float" office:value="0.01870547" calcext:value-type="float">
            <text:p>1,87E-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0+INT(([.A9]-1)/2)*20" office:value-type="float" office:value="120" calcext:value-type="float">
            <text:p>120</text:p>
          </table:table-cell>
          <table:table-cell/>
          <table:table-cell office:value-type="float" office:value="0.3872292" calcext:value-type="float">
            <text:p>3,87E-01</text:p>
          </table:table-cell>
          <table:table-cell office:value-type="float" office:value="0.5882834" calcext:value-type="float">
            <text:p>5,88E-01</text:p>
          </table:table-cell>
          <table:table-cell/>
          <table:table-cell office:value-type="float" office:value="0.9384849" calcext:value-type="float">
            <text:p>9,38E-01</text:p>
          </table:table-cell>
          <table:table-cell office:value-type="float" office:value="0.0435894" calcext:value-type="float">
            <text:p>4,36E-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0+INT(([.A10]-1)/2)*20" office:value-type="float" office:value="140" calcext:value-type="float">
            <text:p>140</text:p>
          </table:table-cell>
          <table:table-cell/>
          <table:table-cell office:value-type="float" office:value="0.2984851" calcext:value-type="float">
            <text:p>2,98E-01</text:p>
          </table:table-cell>
          <table:table-cell office:value-type="float" office:value="0.6775042" calcext:value-type="float">
            <text:p>6,78E-01</text:p>
          </table:table-cell>
          <table:table-cell/>
          <table:table-cell office:value-type="float" office:value="0.9031403" calcext:value-type="float">
            <text:p>9,03E-01</text:p>
          </table:table-cell>
          <table:table-cell office:value-type="float" office:value="0.07862365" calcext:value-type="float">
            <text:p>7,86E-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0+INT(([.A11]-1)/2)*20" office:value-type="float" office:value="160" calcext:value-type="float">
            <text:p>160</text:p>
          </table:table-cell>
          <table:table-cell/>
          <table:table-cell office:value-type="float" office:value="0.2166557" calcext:value-type="float">
            <text:p>2,17E-01</text:p>
          </table:table-cell>
          <table:table-cell office:value-type="float" office:value="0.7593641" calcext:value-type="float">
            <text:p>7,59E-01</text:p>
          </table:table-cell>
          <table:table-cell/>
          <table:table-cell office:value-type="float" office:value="0.8581942" calcext:value-type="float">
            <text:p>8,58E-01</text:p>
          </table:table-cell>
          <table:table-cell office:value-type="float" office:value="0.123118" calcext:value-type="float">
            <text:p>1,23E-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0+INT(([.A12]-1)/2)*20" office:value-type="float" office:value="180" calcext:value-type="float">
            <text:p>180</text:p>
          </table:table-cell>
          <table:table-cell/>
          <table:table-cell office:value-type="float" office:value="0.1448635" calcext:value-type="float">
            <text:p>1,45E-01</text:p>
          </table:table-cell>
          <table:table-cell office:value-type="float" office:value="0.8319592" calcext:value-type="float">
            <text:p>8,32E-01</text:p>
          </table:table-cell>
          <table:table-cell/>
          <table:table-cell office:value-type="float" office:value="0.8051481" calcext:value-type="float">
            <text:p>8,05E-01</text:p>
          </table:table-cell>
          <table:table-cell office:value-type="float" office:value="0.1761256" calcext:value-type="float">
            <text:p>1,76E-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0+INT(([.A13]-1)/2)*20" office:value-type="float" office:value="200" calcext:value-type="float">
            <text:p>200</text:p>
          </table:table-cell>
          <table:table-cell/>
          <table:table-cell office:value-type="float" office:value="0.08575541" calcext:value-type="float">
            <text:p>8,58E-02</text:p>
          </table:table-cell>
          <table:table-cell office:value-type="float" office:value="0.8923949" calcext:value-type="float">
            <text:p>8,92E-01</text:p>
          </table:table-cell>
          <table:table-cell/>
          <table:table-cell office:value-type="float" office:value="0.7454539" calcext:value-type="float">
            <text:p>7,45E-01</text:p>
          </table:table-cell>
          <table:table-cell office:value-type="float" office:value="0.2357457" calcext:value-type="float">
            <text:p>2,36E-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0+INT(([.A14]-1)/2)*20" office:value-type="float" office:value="220" calcext:value-type="float">
            <text:p>220</text:p>
          </table:table-cell>
          <table:table-cell/>
          <table:table-cell office:value-type="float" office:value="0.04085228" calcext:value-type="float">
            <text:p>4,09E-02</text:p>
          </table:table-cell>
          <table:table-cell office:value-type="float" office:value="0.9379266" calcext:value-type="float">
            <text:p>9,38E-01</text:p>
          </table:table-cell>
          <table:table-cell/>
          <table:table-cell office:value-type="float" office:value="0.6800169" calcext:value-type="float">
            <text:p>6,80E-01</text:p>
          </table:table-cell>
          <table:table-cell office:value-type="float" office:value="0.3006423" calcext:value-type="float">
            <text:p>3,01E-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0+INT(([.A15]-1)/2)*20" office:value-type="float" office:value="240" calcext:value-type="float">
            <text:p>240</text:p>
          </table:table-cell>
          <table:table-cell/>
          <table:table-cell office:value-type="float" office:value="0.01220213" calcext:value-type="float">
            <text:p>1,22E-02</text:p>
          </table:table-cell>
          <table:table-cell office:value-type="float" office:value="0.9672647" calcext:value-type="float">
            <text:p>9,67E-01</text:p>
          </table:table-cell>
          <table:table-cell/>
          <table:table-cell office:value-type="float" office:value="0.6108567" calcext:value-type="float">
            <text:p>6,11E-01</text:p>
          </table:table-cell>
          <table:table-cell office:value-type="float" office:value="0.3699491" calcext:value-type="float">
            <text:p>3,70E-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0+INT(([.A16]-1)/2)*20" office:value-type="float" office:value="260" calcext:value-type="float">
            <text:p>260</text:p>
          </table:table-cell>
          <table:table-cell/>
          <table:table-cell office:value-type="float" office:value="0.0003450887" calcext:value-type="float">
            <text:p>3,45E-04</text:p>
          </table:table-cell>
          <table:table-cell office:value-type="float" office:value="0.9799576" calcext:value-type="float">
            <text:p>9,80E-01</text:p>
          </table:table-cell>
          <table:table-cell/>
          <table:table-cell office:value-type="float" office:value="0.5383903" calcext:value-type="float">
            <text:p>5,38E-01</text:p>
          </table:table-cell>
          <table:table-cell office:value-type="float" office:value="0.4426105" calcext:value-type="float">
            <text:p>4,43E-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0+INT(([.A17]-1)/2)*20" office:value-type="float" office:value="280" calcext:value-type="float">
            <text:p>280</text:p>
          </table:table-cell>
          <table:table-cell/>
          <table:table-cell office:value-type="float" office:value="0.005442082" calcext:value-type="float">
            <text:p>5,44E-03</text:p>
          </table:table-cell>
          <table:table-cell office:value-type="float" office:value="0.9743346" calcext:value-type="float">
            <text:p>9,74E-01</text:p>
          </table:table-cell>
          <table:table-cell/>
          <table:table-cell office:value-type="float" office:value="0.4646205" calcext:value-type="float">
            <text:p>4,65E-01</text:p>
          </table:table-cell>
          <table:table-cell office:value-type="float" office:value="0.5167513" calcext:value-type="float">
            <text:p>5,17E-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0+INT(([.A18]-1)/2)*20" office:value-type="float" office:value="300" calcext:value-type="float">
            <text:p>300</text:p>
          </table:table-cell>
          <table:table-cell/>
          <table:table-cell office:value-type="float" office:value="0.02737925" calcext:value-type="float">
            <text:p>2,74E-02</text:p>
          </table:table-cell>
          <table:table-cell office:value-type="float" office:value="0.9512827" calcext:value-type="float">
            <text:p>9,51E-01</text:p>
          </table:table-cell>
          <table:table-cell/>
          <table:table-cell office:value-type="float" office:value="0.3914895" calcext:value-type="float">
            <text:p>3,91E-01</text:p>
          </table:table-cell>
          <table:table-cell office:value-type="float" office:value="0.5898491" calcext:value-type="float">
            <text:p>5,90E-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0+INT(([.A19]-1)/2)*20" office:value-type="float" office:value="320" calcext:value-type="float">
            <text:p>320</text:p>
          </table:table-cell>
          <table:table-cell/>
          <table:table-cell office:value-type="float" office:value="0.0652693" calcext:value-type="float">
            <text:p>6,53E-02</text:p>
          </table:table-cell>
          <table:table-cell office:value-type="float" office:value="0.9121831" calcext:value-type="float">
            <text:p>9,12E-01</text:p>
          </table:table-cell>
          <table:table-cell/>
          <table:table-cell office:value-type="float" office:value="0.3215401" calcext:value-type="float">
            <text:p>3,22E-01</text:p>
          </table:table-cell>
          <table:table-cell office:value-type="float" office:value="0.6598792" calcext:value-type="float">
            <text:p>6,60E-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0+INT(([.A20]-1)/2)*20" office:value-type="float" office:value="340" calcext:value-type="float">
            <text:p>340</text:p>
          </table:table-cell>
          <table:table-cell/>
          <table:table-cell office:value-type="float" office:value="0.1189822" calcext:value-type="float">
            <text:p>1,19E-01</text:p>
          </table:table-cell>
          <table:table-cell office:value-type="float" office:value="0.85869" calcext:value-type="float">
            <text:p>8,59E-01</text:p>
          </table:table-cell>
          <table:table-cell/>
          <table:table-cell office:value-type="float" office:value="0.2544515" calcext:value-type="float">
            <text:p>2,54E-01</text:p>
          </table:table-cell>
          <table:table-cell office:value-type="float" office:value="0.7271773" calcext:value-type="float">
            <text:p>7,27E-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0+INT(([.A21]-1)/2)*20" office:value-type="float" office:value="360" calcext:value-type="float">
            <text:p>360</text:p>
          </table:table-cell>
          <table:table-cell/>
          <table:table-cell office:value-type="float" office:value="0.185805" calcext:value-type="float">
            <text:p>1,86E-01</text:p>
          </table:table-cell>
          <table:table-cell office:value-type="float" office:value="0.7916099" calcext:value-type="float">
            <text:p>7,92E-01</text:p>
          </table:table-cell>
          <table:table-cell/>
          <table:table-cell office:value-type="float" office:value="0.1927642" calcext:value-type="float">
            <text:p>1,93E-01</text:p>
          </table:table-cell>
          <table:table-cell office:value-type="float" office:value="0.7886475" calcext:value-type="float">
            <text:p>7,89E-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0+INT(([.A22]-1)/2)*20" office:value-type="float" office:value="380" calcext:value-type="float">
            <text:p>380</text:p>
          </table:table-cell>
          <table:table-cell/>
          <table:table-cell office:value-type="float" office:value="0.2640022" calcext:value-type="float">
            <text:p>2,64E-01</text:p>
          </table:table-cell>
          <table:table-cell office:value-type="float" office:value="0.7124792" calcext:value-type="float">
            <text:p>7,12E-01</text:p>
          </table:table-cell>
          <table:table-cell/>
          <table:table-cell office:value-type="float" office:value="0.1376544" calcext:value-type="float">
            <text:p>1,38E-01</text:p>
          </table:table-cell>
          <table:table-cell office:value-type="float" office:value="0.8444828" calcext:value-type="float">
            <text:p>8,44E-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0+INT(([.A23]-1)/2)*20" office:value-type="float" office:value="400" calcext:value-type="float">
            <text:p>400</text:p>
          </table:table-cell>
          <table:table-cell/>
          <table:table-cell office:value-type="float" office:value="0.349826" calcext:value-type="float">
            <text:p>3,50E-01</text:p>
          </table:table-cell>
          <table:table-cell office:value-type="float" office:value="0.6266658" calcext:value-type="float">
            <text:p>6,27E-01</text:p>
          </table:table-cell>
          <table:table-cell/>
          <table:table-cell office:value-type="float" office:value="0.09092901" calcext:value-type="float">
            <text:p>9,09E-02</text:p>
          </table:table-cell>
          <table:table-cell office:value-type="float" office:value="0.891241" calcext:value-type="float">
            <text:p>8,91E-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0+INT(([.A24]-1)/2)*20" office:value-type="float" office:value="420" calcext:value-type="float">
            <text:p>420</text:p>
          </table:table-cell>
          <table:table-cell/>
          <table:table-cell office:value-type="float" office:value="0.4407726" calcext:value-type="float">
            <text:p>4,41E-01</text:p>
          </table:table-cell>
          <table:table-cell office:value-type="float" office:value="0.5357216" calcext:value-type="float">
            <text:p>5,36E-01</text:p>
          </table:table-cell>
          <table:table-cell/>
          <table:table-cell office:value-type="float" office:value="0.05307001" calcext:value-type="float">
            <text:p>5,31E-02</text:p>
          </table:table-cell>
          <table:table-cell office:value-type="float" office:value="0.9289912" calcext:value-type="float">
            <text:p>9,29E-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0+INT(([.A25]-1)/2)*20" office:value-type="float" office:value="440" calcext:value-type="float">
            <text:p>440</text:p>
          </table:table-cell>
          <table:table-cell/>
          <table:table-cell office:value-type="float" office:value="0.5334179" calcext:value-type="float">
            <text:p>5,33E-01</text:p>
          </table:table-cell>
          <table:table-cell office:value-type="float" office:value="0.4433521" calcext:value-type="float">
            <text:p>4,43E-01</text:p>
          </table:table-cell>
          <table:table-cell/>
          <table:table-cell office:value-type="float" office:value="0.02492775" calcext:value-type="float">
            <text:p>2,49E-02</text:p>
          </table:table-cell>
          <table:table-cell office:value-type="float" office:value="0.9568265" calcext:value-type="float">
            <text:p>9,57E-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0+INT(([.A26]-1)/2)*20" office:value-type="float" office:value="460" calcext:value-type="float">
            <text:p>460</text:p>
          </table:table-cell>
          <table:table-cell/>
          <table:table-cell office:value-type="float" office:value="0.6246821" calcext:value-type="float">
            <text:p>6,25E-01</text:p>
          </table:table-cell>
          <table:table-cell office:value-type="float" office:value="0.3524652" calcext:value-type="float">
            <text:p>3,52E-01</text:p>
          </table:table-cell>
          <table:table-cell/>
          <table:table-cell office:value-type="float" office:value="0.00714671" calcext:value-type="float">
            <text:p>7,15E-03</text:p>
          </table:table-cell>
          <table:table-cell office:value-type="float" office:value="0.9748243" calcext:value-type="float">
            <text:p>9,75E-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0+INT(([.A27]-1)/2)*20" office:value-type="float" office:value="480" calcext:value-type="float">
            <text:p>480</text:p>
          </table:table-cell>
          <table:table-cell/>
          <table:table-cell office:value-type="float" office:value="0.7114747" calcext:value-type="float">
            <text:p>7,11E-01</text:p>
          </table:table-cell>
          <table:table-cell office:value-type="float" office:value="0.2663973" calcext:value-type="float">
            <text:p>2,66E-01</text:p>
          </table:table-cell>
          <table:table-cell/>
          <table:table-cell office:value-type="float" office:value="0.0001061723" calcext:value-type="float">
            <text:p>1,06E-04</text:p>
          </table:table-cell>
          <table:table-cell office:value-type="float" office:value="0.9819558" calcext:value-type="float">
            <text:p>9,82E-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0+INT(([.A28]-1)/2)*20" office:value-type="float" office:value="500" calcext:value-type="float">
            <text:p>500</text:p>
          </table:table-cell>
          <table:table-cell/>
          <table:table-cell office:value-type="float" office:value="0.7901921" calcext:value-type="float">
            <text:p>7,90E-01</text:p>
          </table:table-cell>
          <table:table-cell office:value-type="float" office:value="0.1880096" calcext:value-type="float">
            <text:p>1,88E-01</text:p>
          </table:table-cell>
          <table:table-cell/>
          <table:table-cell office:value-type="float" office:value="0.004112468" calcext:value-type="float">
            <text:p>4,11E-03</text:p>
          </table:table-cell>
          <table:table-cell office:value-type="float" office:value="0.9782311" calcext:value-type="float">
            <text:p>9,78E-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0+INT(([.A29]-1)/2)*20" office:value-type="float" office:value="520" calcext:value-type="float">
            <text:p>520</text:p>
          </table:table-cell>
          <table:table-cell/>
          <table:table-cell office:value-type="float" office:value="0.8570238" calcext:value-type="float">
            <text:p>8,57E-01</text:p>
          </table:table-cell>
          <table:table-cell office:value-type="float" office:value="0.1214415" calcext:value-type="float">
            <text:p>1,21E-01</text:p>
          </table:table-cell>
          <table:table-cell/>
          <table:table-cell office:value-type="float" office:value="0.01876194" calcext:value-type="float">
            <text:p>1,88E-02</text:p>
          </table:table-cell>
          <table:table-cell office:value-type="float" office:value="0.9637687" calcext:value-type="float">
            <text:p>9,64E-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0+INT(([.A30]-1)/2)*20" office:value-type="float" office:value="540" calcext:value-type="float">
            <text:p>540</text:p>
          </table:table-cell>
          <table:table-cell/>
          <table:table-cell office:value-type="float" office:value="0.9118454" calcext:value-type="float">
            <text:p>9,12E-01</text:p>
          </table:table-cell>
          <table:table-cell office:value-type="float" office:value="0.06749789" calcext:value-type="float">
            <text:p>6,75E-02</text:p>
          </table:table-cell>
          <table:table-cell/>
          <table:table-cell office:value-type="float" office:value="0.04411402" calcext:value-type="float">
            <text:p>4,41E-02</text:p>
          </table:table-cell>
          <table:table-cell office:value-type="float" office:value="0.9384343" calcext:value-type="float">
            <text:p>9,38E-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0+INT(([.A31]-1)/2)*20" office:value-type="float" office:value="560" calcext:value-type="float">
            <text:p>560</text:p>
          </table:table-cell>
          <table:table-cell/>
          <table:table-cell office:value-type="float" office:value="0.9513037" calcext:value-type="float">
            <text:p>9,51E-01</text:p>
          </table:table-cell>
          <table:table-cell office:value-type="float" office:value="0.02839774" calcext:value-type="float">
            <text:p>2,84E-02</text:p>
          </table:table-cell>
          <table:table-cell/>
          <table:table-cell office:value-type="float" office:value="0.0795389" calcext:value-type="float">
            <text:p>7,95E-02</text:p>
          </table:table-cell>
          <table:table-cell office:value-type="float" office:value="0.9028883" calcext:value-type="float">
            <text:p>9,03E-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0+INT(([.A32]-1)/2)*20" office:value-type="float" office:value="580" calcext:value-type="float">
            <text:p>580</text:p>
          </table:table-cell>
          <table:table-cell/>
          <table:table-cell office:value-type="float" office:value="0.9741115" calcext:value-type="float">
            <text:p>9,74E-01</text:p>
          </table:table-cell>
          <table:table-cell office:value-type="float" office:value="0.005784477" calcext:value-type="float">
            <text:p>5,78E-03</text:p>
          </table:table-cell>
          <table:table-cell/>
          <table:table-cell office:value-type="float" office:value="0.1243096" calcext:value-type="float">
            <text:p>1,24E-01</text:p>
          </table:table-cell>
          <table:table-cell office:value-type="float" office:value="0.8581167" calcext:value-type="float">
            <text:p>8,58E-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0+INT(([.A33]-1)/2)*20" office:value-type="float" office:value="600" calcext:value-type="float">
            <text:p>600</text:p>
          </table:table-cell>
          <table:table-cell/>
          <table:table-cell office:value-type="float" office:value="0.9804546" calcext:value-type="float">
            <text:p>9,80E-01</text:p>
          </table:table-cell>
          <table:table-cell office:value-type="float" office:value="0.0002841853" calcext:value-type="float">
            <text:p>2,84E-04</text:p>
          </table:table-cell>
          <table:table-cell/>
          <table:table-cell office:value-type="float" office:value="0.1773852" calcext:value-type="float">
            <text:p>1,77E-01</text:p>
          </table:table-cell>
          <table:table-cell office:value-type="float" office:value="0.8049983" calcext:value-type="float">
            <text:p>8,05E-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0+INT(([.A34]-1)/2)*20" office:value-type="float" office:value="620" calcext:value-type="float">
            <text:p>620</text:p>
          </table:table-cell>
          <table:table-cell/>
          <table:table-cell office:value-type="float" office:value="0.9685949" calcext:value-type="float">
            <text:p>9,69E-01</text:p>
          </table:table-cell>
          <table:table-cell office:value-type="float" office:value="0.01185087" calcext:value-type="float">
            <text:p>1,19E-02</text:p>
          </table:table-cell>
          <table:table-cell/>
          <table:table-cell office:value-type="float" office:value="0.2372291" calcext:value-type="float">
            <text:p>2,37E-01</text:p>
          </table:table-cell>
          <table:table-cell office:value-type="float" office:value="0.745036" calcext:value-type="float">
            <text:p>7,45E-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0+INT(([.A35]-1)/2)*20" office:value-type="float" office:value="640" calcext:value-type="float">
            <text:p>640</text:p>
          </table:table-cell>
          <table:table-cell/>
          <table:table-cell office:value-type="float" office:value="0.9391058" calcext:value-type="float">
            <text:p>9,39E-01</text:p>
          </table:table-cell>
          <table:table-cell office:value-type="float" office:value="0.04036193" calcext:value-type="float">
            <text:p>4,04E-02</text:p>
          </table:table-cell>
          <table:table-cell/>
          <table:table-cell office:value-type="float" office:value="0.3024544" calcext:value-type="float">
            <text:p>3,02E-01</text:p>
          </table:table-cell>
          <table:table-cell office:value-type="float" office:value="0.6791034" calcext:value-type="float">
            <text:p>6,79E-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0+INT(([.A36]-1)/2)*20" office:value-type="float" office:value="660" calcext:value-type="float">
            <text:p>660</text:p>
          </table:table-cell>
          <table:table-cell/>
          <table:table-cell office:value-type="float" office:value="0.8938378" calcext:value-type="float">
            <text:p>8,94E-01</text:p>
          </table:table-cell>
          <table:table-cell office:value-type="float" office:value="0.08466148" calcext:value-type="float">
            <text:p>8,47E-02</text:p>
          </table:table-cell>
          <table:table-cell/>
          <table:table-cell office:value-type="float" office:value="0.3718702" calcext:value-type="float">
            <text:p>3,72E-01</text:p>
          </table:table-cell>
          <table:table-cell office:value-type="float" office:value="0.6095455" calcext:value-type="float">
            <text:p>6,10E-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0+INT(([.A37]-1)/2)*20" office:value-type="float" office:value="680" calcext:value-type="float">
            <text:p>680</text:p>
          </table:table-cell>
          <table:table-cell/>
          <table:table-cell office:value-type="float" office:value="0.8342824" calcext:value-type="float">
            <text:p>8,34E-01</text:p>
          </table:table-cell>
          <table:table-cell office:value-type="float" office:value="0.1438525" calcext:value-type="float">
            <text:p>1,44E-01</text:p>
          </table:table-cell>
          <table:table-cell/>
          <table:table-cell office:value-type="float" office:value="0.444345" calcext:value-type="float">
            <text:p>4,44E-01</text:p>
          </table:table-cell>
          <table:table-cell office:value-type="float" office:value="0.5369336" calcext:value-type="float">
            <text:p>5,37E-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0+INT(([.A38]-1)/2)*20" office:value-type="float" office:value="700" calcext:value-type="float">
            <text:p>700</text:p>
          </table:table-cell>
          <table:table-cell/>
          <table:table-cell office:value-type="float" office:value="0.7622615" calcext:value-type="float">
            <text:p>7,62E-01</text:p>
          </table:table-cell>
          <table:table-cell office:value-type="float" office:value="0.2159585" calcext:value-type="float">
            <text:p>2,16E-01</text:p>
          </table:table-cell>
          <table:table-cell/>
          <table:table-cell office:value-type="float" office:value="0.5181844" calcext:value-type="float">
            <text:p>5,18E-01</text:p>
          </table:table-cell>
          <table:table-cell office:value-type="float" office:value="0.4629607" calcext:value-type="float">
            <text:p>4,63E-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0+INT(([.A39]-1)/2)*20" office:value-type="float" office:value="720" calcext:value-type="float">
            <text:p>720</text:p>
          </table:table-cell>
          <table:table-cell/>
          <table:table-cell office:value-type="float" office:value="0.6810139" calcext:value-type="float">
            <text:p>6,81E-01</text:p>
          </table:table-cell>
          <table:table-cell office:value-type="float" office:value="0.2969556" calcext:value-type="float">
            <text:p>2,97E-01</text:p>
          </table:table-cell>
          <table:table-cell/>
          <table:table-cell office:value-type="float" office:value="0.5910319" calcext:value-type="float">
            <text:p>5,91E-01</text:p>
          </table:table-cell>
          <table:table-cell office:value-type="float" office:value="0.3903305" calcext:value-type="float">
            <text:p>3,90E-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0+INT(([.A40]-1)/2)*20" office:value-type="float" office:value="740" calcext:value-type="float">
            <text:p>740</text:p>
          </table:table-cell>
          <table:table-cell/>
          <table:table-cell office:value-type="float" office:value="0.5933128" calcext:value-type="float">
            <text:p>5,93E-01</text:p>
          </table:table-cell>
          <table:table-cell office:value-type="float" office:value="0.3841748" calcext:value-type="float">
            <text:p>3,84E-01</text:p>
          </table:table-cell>
          <table:table-cell/>
          <table:table-cell office:value-type="float" office:value="0.6609515" calcext:value-type="float">
            <text:p>6,61E-01</text:p>
          </table:table-cell>
          <table:table-cell office:value-type="float" office:value="0.3206269" calcext:value-type="float">
            <text:p>3,21E-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0+INT(([.A41]-1)/2)*20" office:value-type="float" office:value="760" calcext:value-type="float">
            <text:p>760</text:p>
          </table:table-cell>
          <table:table-cell/>
          <table:table-cell office:value-type="float" office:value="0.5014813" calcext:value-type="float">
            <text:p>5,01E-01</text:p>
          </table:table-cell>
          <table:table-cell office:value-type="float" office:value="0.4765681" calcext:value-type="float">
            <text:p>4,77E-01</text:p>
          </table:table-cell>
          <table:table-cell/>
          <table:table-cell office:value-type="float" office:value="0.7281966" calcext:value-type="float">
            <text:p>7,28E-01</text:p>
          </table:table-cell>
          <table:table-cell office:value-type="float" office:value="0.2536637" calcext:value-type="float">
            <text:p>2,54E-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0+INT(([.A42]-1)/2)*20" office:value-type="float" office:value="780" calcext:value-type="float">
            <text:p>780</text:p>
          </table:table-cell>
          <table:table-cell/>
          <table:table-cell office:value-type="float" office:value="0.4089857" calcext:value-type="float">
            <text:p>4,09E-01</text:p>
          </table:table-cell>
          <table:table-cell office:value-type="float" office:value="0.5694581" calcext:value-type="float">
            <text:p>5,69E-01</text:p>
          </table:table-cell>
          <table:table-cell/>
          <table:table-cell office:value-type="float" office:value="0.7904944" calcext:value-type="float">
            <text:p>7,90E-01</text:p>
          </table:table-cell>
          <table:table-cell office:value-type="float" office:value="0.1920985" calcext:value-type="float">
            <text:p>1,92E-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0+INT(([.A43]-1)/2)*20" office:value-type="float" office:value="800" calcext:value-type="float">
            <text:p>800</text:p>
          </table:table-cell>
          <table:table-cell/>
          <table:table-cell office:value-type="float" office:value="0.3191202" calcext:value-type="float">
            <text:p>3,19E-01</text:p>
          </table:table-cell>
          <table:table-cell office:value-type="float" office:value="0.659178" calcext:value-type="float">
            <text:p>6,59E-01</text:p>
          </table:table-cell>
          <table:table-cell/>
          <table:table-cell office:value-type="float" office:value="0.8459044" calcext:value-type="float">
            <text:p>8,46E-01</text:p>
          </table:table-cell>
          <table:table-cell office:value-type="float" office:value="0.1371592" calcext:value-type="float">
            <text:p>1,37E-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0+INT(([.A44]-1)/2)*20" office:value-type="float" office:value="820" calcext:value-type="float">
            <text:p>820</text:p>
          </table:table-cell>
          <table:table-cell/>
          <table:table-cell office:value-type="float" office:value="0.2361042" calcext:value-type="float">
            <text:p>2,36E-01</text:p>
          </table:table-cell>
          <table:table-cell office:value-type="float" office:value="0.7430058" calcext:value-type="float">
            <text:p>7,43E-01</text:p>
          </table:table-cell>
          <table:table-cell/>
          <table:table-cell office:value-type="float" office:value="0.8927117" calcext:value-type="float">
            <text:p>8,93E-01</text:p>
          </table:table-cell>
          <table:table-cell office:value-type="float" office:value="0.09031292" calcext:value-type="float">
            <text:p>9,03E-0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0+INT(([.A45]-1)/2)*20" office:value-type="float" office:value="840" calcext:value-type="float">
            <text:p>840</text:p>
          </table:table-cell>
          <table:table-cell/>
          <table:table-cell office:value-type="float" office:value="0.1616433" calcext:value-type="float">
            <text:p>1,62E-01</text:p>
          </table:table-cell>
          <table:table-cell office:value-type="float" office:value="0.8173973" calcext:value-type="float">
            <text:p>8,17E-01</text:p>
          </table:table-cell>
          <table:table-cell/>
          <table:table-cell office:value-type="float" office:value="0.9302374" calcext:value-type="float">
            <text:p>9,30E-01</text:p>
          </table:table-cell>
          <table:table-cell office:value-type="float" office:value="0.05256195" calcext:value-type="float">
            <text:p>5,26E-0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0+INT(([.A46]-1)/2)*20" office:value-type="float" office:value="860" calcext:value-type="float">
            <text:p>860</text:p>
          </table:table-cell>
          <table:table-cell/>
          <table:table-cell office:value-type="float" office:value="0.09914836" calcext:value-type="float">
            <text:p>9,91E-02</text:p>
          </table:table-cell>
          <table:table-cell office:value-type="float" office:value="0.8801638" calcext:value-type="float">
            <text:p>8,80E-01</text:p>
          </table:table-cell>
          <table:table-cell/>
          <table:table-cell office:value-type="float" office:value="0.95807" calcext:value-type="float">
            <text:p>9,58E-01</text:p>
          </table:table-cell>
          <table:table-cell office:value-type="float" office:value="0.02462429" calcext:value-type="float">
            <text:p>2,46E-0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0+INT(([.A47]-1)/2)*20" office:value-type="float" office:value="880" calcext:value-type="float">
            <text:p>880</text:p>
          </table:table-cell>
          <table:table-cell/>
          <table:table-cell office:value-type="float" office:value="0.05050347" calcext:value-type="float">
            <text:p>5,05E-02</text:p>
          </table:table-cell>
          <table:table-cell office:value-type="float" office:value="0.9292295" calcext:value-type="float">
            <text:p>9,29E-01</text:p>
          </table:table-cell>
          <table:table-cell/>
          <table:table-cell office:value-type="float" office:value="0.9756621" calcext:value-type="float">
            <text:p>9,76E-01</text:p>
          </table:table-cell>
          <table:table-cell office:value-type="float" office:value="0.006871549" calcext:value-type="float">
            <text:p>6,87E-0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0+INT(([.A48]-1)/2)*20" office:value-type="float" office:value="900" calcext:value-type="float">
            <text:p>900</text:p>
          </table:table-cell>
          <table:table-cell/>
          <table:table-cell office:value-type="float" office:value="0.01761161" calcext:value-type="float">
            <text:p>1,76E-02</text:p>
          </table:table-cell>
          <table:table-cell office:value-type="float" office:value="0.962619" calcext:value-type="float">
            <text:p>9,63E-01</text:p>
          </table:table-cell>
          <table:table-cell/>
          <table:table-cell office:value-type="float" office:value="0.9822246" calcext:value-type="float">
            <text:p>9,82E-01</text:p>
          </table:table-cell>
          <table:table-cell office:value-type="float" office:value="0.00007306662" calcext:value-type="float">
            <text:p>7,31E-0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0+INT(([.A49]-1)/2)*20" office:value-type="float" office:value="920" calcext:value-type="float">
            <text:p>920</text:p>
          </table:table-cell>
          <table:table-cell/>
          <table:table-cell office:value-type="float" office:value="0.001605753" calcext:value-type="float">
            <text:p>1,61E-03</text:p>
          </table:table-cell>
          <table:table-cell office:value-type="float" office:value="0.9794144" calcext:value-type="float">
            <text:p>9,79E-01</text:p>
          </table:table-cell>
          <table:table-cell/>
          <table:table-cell office:value-type="float" office:value="0.9782124" calcext:value-type="float">
            <text:p>9,78E-01</text:p>
          </table:table-cell>
          <table:table-cell office:value-type="float" office:value="0.004322835" calcext:value-type="float">
            <text:p>4,32E-0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0+INT(([.A50]-1)/2)*20" office:value-type="float" office:value="940" calcext:value-type="float">
            <text:p>940</text:p>
          </table:table-cell>
          <table:table-cell/>
          <table:table-cell office:value-type="float" office:value="0.002706137" calcext:value-type="float">
            <text:p>2,71E-03</text:p>
          </table:table-cell>
          <table:table-cell office:value-type="float" office:value="0.9785976" calcext:value-type="float">
            <text:p>9,79E-01</text:p>
          </table:table-cell>
          <table:table-cell/>
          <table:table-cell office:value-type="float" office:value="0.9634033" calcext:value-type="float">
            <text:p>9,63E-01</text:p>
          </table:table-cell>
          <table:table-cell office:value-type="float" office:value="0.0192059" calcext:value-type="float">
            <text:p>1,92E-0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0+INT(([.A51]-1)/2)*20" office:value-type="float" office:value="960" calcext:value-type="float">
            <text:p>960</text:p>
          </table:table-cell>
          <table:table-cell/>
          <table:table-cell office:value-type="float" office:value="0.02082357" calcext:value-type="float">
            <text:p>2,08E-02</text:p>
          </table:table-cell>
          <table:table-cell office:value-type="float" office:value="0.9602517" calcext:value-type="float">
            <text:p>9,60E-01</text:p>
          </table:table-cell>
          <table:table-cell/>
          <table:table-cell office:value-type="float" office:value="0.9381359" calcext:value-type="float">
            <text:p>9,38E-01</text:p>
          </table:table-cell>
          <table:table-cell office:value-type="float" office:value="0.04479307" calcext:value-type="float">
            <text:p>4,48E-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0+INT(([.A52]-1)/2)*20" office:value-type="float" office:value="980" calcext:value-type="float">
            <text:p>980</text:p>
          </table:table-cell>
          <table:table-cell/>
          <table:table-cell office:value-type="float" office:value="0.05554921" calcext:value-type="float">
            <text:p>5,55E-02</text:p>
          </table:table-cell>
          <table:table-cell office:value-type="float" office:value="0.9251237" calcext:value-type="float">
            <text:p>9,25E-01</text:p>
          </table:table-cell>
          <table:table-cell/>
          <table:table-cell office:value-type="float" office:value="0.9024475" calcext:value-type="float">
            <text:p>9,02E-01</text:p>
          </table:table-cell>
          <table:table-cell office:value-type="float" office:value="0.08028757" calcext:value-type="float">
            <text:p>8,03E-0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0+INT(([.A53]-1)/2)*20" office:value-type="float" office:value="1000" calcext:value-type="float">
            <text:p>1000</text:p>
          </table:table-cell>
          <table:table-cell/>
          <table:table-cell office:value-type="float" office:value="0.106309" calcext:value-type="float">
            <text:p>1,06E-01</text:p>
          </table:table-cell>
          <table:table-cell office:value-type="float" office:value="0.8736101" calcext:value-type="float">
            <text:p>8,74E-01</text:p>
          </table:table-cell>
          <table:table-cell/>
          <table:table-cell office:value-type="float" office:value="0.8577016" calcext:value-type="float">
            <text:p>8,58E-01</text:p>
          </table:table-cell>
          <table:table-cell office:value-type="float" office:value="0.1252705" calcext:value-type="float">
            <text:p>1,25E-0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0+INT(([.A54]-1)/2)*20" office:value-type="float" office:value="1020" calcext:value-type="float">
            <text:p>1020</text:p>
          </table:table-cell>
          <table:table-cell/>
          <table:table-cell office:value-type="float" office:value="0.1703665" calcext:value-type="float">
            <text:p>1,70E-01</text:p>
          </table:table-cell>
          <table:table-cell office:value-type="float" office:value="0.8095607" calcext:value-type="float">
            <text:p>8,10E-01</text:p>
          </table:table-cell>
          <table:table-cell/>
          <table:table-cell office:value-type="float" office:value="0.8045738" calcext:value-type="float">
            <text:p>8,05E-01</text:p>
          </table:table-cell>
          <table:table-cell office:value-type="float" office:value="0.1782601" calcext:value-type="float">
            <text:p>1,78E-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0+INT(([.A55]-1)/2)*20" office:value-type="float" office:value="1040" calcext:value-type="float">
            <text:p>1040</text:p>
          </table:table-cell>
          <table:table-cell/>
          <table:table-cell office:value-type="float" office:value="0.2458825" calcext:value-type="float">
            <text:p>2,46E-01</text:p>
          </table:table-cell>
          <table:table-cell office:value-type="float" office:value="0.7336195" calcext:value-type="float">
            <text:p>7,34E-01</text:p>
          </table:table-cell>
          <table:table-cell/>
          <table:table-cell office:value-type="float" office:value="0.7444923" calcext:value-type="float">
            <text:p>7,44E-01</text:p>
          </table:table-cell>
          <table:table-cell office:value-type="float" office:value="0.2382277" calcext:value-type="float">
            <text:p>2,38E-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0+INT(([.A56]-1)/2)*20" office:value-type="float" office:value="1060" calcext:value-type="float">
            <text:p>1060</text:p>
          </table:table-cell>
          <table:table-cell/>
          <table:table-cell office:value-type="float" office:value="0.3300153" calcext:value-type="float">
            <text:p>3,30E-01</text:p>
          </table:table-cell>
          <table:table-cell office:value-type="float" office:value="0.6490568" calcext:value-type="float">
            <text:p>6,49E-01</text:p>
          </table:table-cell>
          <table:table-cell/>
          <table:table-cell office:value-type="float" office:value="0.6785569" calcext:value-type="float">
            <text:p>6,79E-01</text:p>
          </table:table-cell>
          <table:table-cell office:value-type="float" office:value="0.3037554" calcext:value-type="float">
            <text:p>3,04E-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0+INT(([.A57]-1)/2)*20" office:value-type="float" office:value="1080" calcext:value-type="float">
            <text:p>1080</text:p>
          </table:table-cell>
          <table:table-cell/>
          <table:table-cell office:value-type="float" office:value="0.4201755" calcext:value-type="float">
            <text:p>4,20E-01</text:p>
          </table:table-cell>
          <table:table-cell office:value-type="float" office:value="0.558541" calcext:value-type="float">
            <text:p>5,59E-01</text:p>
          </table:table-cell>
          <table:table-cell/>
          <table:table-cell office:value-type="float" office:value="0.6086306" calcext:value-type="float">
            <text:p>6,09E-01</text:p>
          </table:table-cell>
          <table:table-cell office:value-type="float" office:value="0.3736242" calcext:value-type="float">
            <text:p>3,74E-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0+INT(([.A58]-1)/2)*20" office:value-type="float" office:value="1100" calcext:value-type="float">
            <text:p>1100</text:p>
          </table:table-cell>
          <table:table-cell/>
          <table:table-cell office:value-type="float" office:value="0.5128224" calcext:value-type="float">
            <text:p>5,13E-01</text:p>
          </table:table-cell>
          <table:table-cell office:value-type="float" office:value="0.4657787" calcext:value-type="float">
            <text:p>4,66E-01</text:p>
          </table:table-cell>
          <table:table-cell/>
          <table:table-cell office:value-type="float" office:value="0.5358078" calcext:value-type="float">
            <text:p>5,36E-01</text:p>
          </table:table-cell>
          <table:table-cell office:value-type="float" office:value="0.4464092" calcext:value-type="float">
            <text:p>4,46E-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0+INT(([.A59]-1)/2)*20" office:value-type="float" office:value="1120" calcext:value-type="float">
            <text:p>1120</text:p>
          </table:table-cell>
          <table:table-cell/>
          <table:table-cell office:value-type="float" office:value="0.6051415" calcext:value-type="float">
            <text:p>6,05E-01</text:p>
          </table:table-cell>
          <table:table-cell office:value-type="float" office:value="0.3736731" calcext:value-type="float">
            <text:p>3,74E-01</text:p>
          </table:table-cell>
          <table:table-cell/>
          <table:table-cell office:value-type="float" office:value="0.4620184" calcext:value-type="float">
            <text:p>4,62E-01</text:p>
          </table:table-cell>
          <table:table-cell office:value-type="float" office:value="0.5204017" calcext:value-type="float">
            <text:p>5,20E-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0+INT(([.A60]-1)/2)*20" office:value-type="float" office:value="1140" calcext:value-type="float">
            <text:p>1140</text:p>
          </table:table-cell>
          <table:table-cell/>
          <table:table-cell office:value-type="float" office:value="0.6921035" calcext:value-type="float">
            <text:p>6,92E-01</text:p>
          </table:table-cell>
          <table:table-cell office:value-type="float" office:value="0.2869407" calcext:value-type="float">
            <text:p>2,87E-01</text:p>
          </table:table-cell>
          <table:table-cell/>
          <table:table-cell office:value-type="float" office:value="0.3899317" calcext:value-type="float">
            <text:p>3,90E-01</text:p>
          </table:table-cell>
          <table:table-cell office:value-type="float" office:value="0.5923901" calcext:value-type="float">
            <text:p>5,92E-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0+INT(([.A61]-1)/2)*20" office:value-type="float" office:value="1160" calcext:value-type="float">
            <text:p>1160</text:p>
          </table:table-cell>
          <table:table-cell/>
          <table:table-cell office:value-type="float" office:value="0.77255" calcext:value-type="float">
            <text:p>7,73E-01</text:p>
          </table:table-cell>
          <table:table-cell office:value-type="float" office:value="0.2067499" calcext:value-type="float">
            <text:p>2,07E-01</text:p>
          </table:table-cell>
          <table:table-cell/>
          <table:table-cell office:value-type="float" office:value="0.3194128" calcext:value-type="float">
            <text:p>3,19E-01</text:p>
          </table:table-cell>
          <table:table-cell office:value-type="float" office:value="0.6629532" calcext:value-type="float">
            <text:p>6,63E-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0+INT(([.A62]-1)/2)*20" office:value-type="float" office:value="1180" calcext:value-type="float">
            <text:p>1180</text:p>
          </table:table-cell>
          <table:table-cell/>
          <table:table-cell office:value-type="float" office:value="0.8438616" calcext:value-type="float">
            <text:p>8,44E-01</text:p>
          </table:table-cell>
          <table:table-cell office:value-type="float" office:value="0.1364951" calcext:value-type="float">
            <text:p>1,36E-01</text:p>
          </table:table-cell>
          <table:table-cell/>
          <table:table-cell office:value-type="float" office:value="0.2525937" calcext:value-type="float">
            <text:p>2,53E-01</text:p>
          </table:table-cell>
          <table:table-cell office:value-type="float" office:value="0.729724" calcext:value-type="float">
            <text:p>7,30E-0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0+INT(([.A63]-1)/2)*20" office:value-type="float" office:value="1200" calcext:value-type="float">
            <text:p>1200</text:p>
          </table:table-cell>
          <table:table-cell/>
          <table:table-cell office:value-type="float" office:value="0.9019819" calcext:value-type="float">
            <text:p>9,02E-01</text:p>
          </table:table-cell>
          <table:table-cell office:value-type="float" office:value="0.07883541" calcext:value-type="float">
            <text:p>7,88E-02</text:p>
          </table:table-cell>
          <table:table-cell/>
          <table:table-cell office:value-type="float" office:value="0.1911353" calcext:value-type="float">
            <text:p>1,91E-01</text:p>
          </table:table-cell>
          <table:table-cell office:value-type="float" office:value="0.7915918" calcext:value-type="float">
            <text:p>7,92E-0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0+INT(([.A64]-1)/2)*20" office:value-type="float" office:value="1220" calcext:value-type="float">
            <text:p>1220</text:p>
          </table:table-cell>
          <table:table-cell/>
          <table:table-cell office:value-type="float" office:value="0.9461035" calcext:value-type="float">
            <text:p>9,46E-01</text:p>
          </table:table-cell>
          <table:table-cell office:value-type="float" office:value="0.03606596" calcext:value-type="float">
            <text:p>3,61E-02</text:p>
          </table:table-cell>
          <table:table-cell/>
          <table:table-cell office:value-type="float" office:value="0.1363719" calcext:value-type="float">
            <text:p>1,36E-01</text:p>
          </table:table-cell>
          <table:table-cell office:value-type="float" office:value="0.8466164" calcext:value-type="float">
            <text:p>8,47E-0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0+INT(([.A65]-1)/2)*20" office:value-type="float" office:value="1240" calcext:value-type="float">
            <text:p>1240</text:p>
          </table:table-cell>
          <table:table-cell/>
          <table:table-cell office:value-type="float" office:value="0.9729461" calcext:value-type="float">
            <text:p>9,73E-01</text:p>
          </table:table-cell>
          <table:table-cell office:value-type="float" office:value="0.009579451" calcext:value-type="float">
            <text:p>9,58E-03</text:p>
          </table:table-cell>
          <table:table-cell/>
          <table:table-cell office:value-type="float" office:value="0.08973967" calcext:value-type="float">
            <text:p>8,97E-02</text:p>
          </table:table-cell>
          <table:table-cell office:value-type="float" office:value="0.8931677" calcext:value-type="float">
            <text:p>8,93E-0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0+INT(([.A66]-1)/2)*20" office:value-type="float" office:value="1260" calcext:value-type="float">
            <text:p>1260</text:p>
          </table:table-cell>
          <table:table-cell/>
          <table:table-cell office:value-type="float" office:value="0.9825146" calcext:value-type="float">
            <text:p>9,83E-01</text:p>
          </table:table-cell>
          <table:table-cell office:value-type="float" office:value="0.00002659725" calcext:value-type="float">
            <text:p>2,66E-05</text:p>
          </table:table-cell>
          <table:table-cell/>
          <table:table-cell office:value-type="float" office:value="0.0520412" calcext:value-type="float">
            <text:p>5,20E-02</text:p>
          </table:table-cell>
          <table:table-cell office:value-type="float" office:value="0.9307588" calcext:value-type="float">
            <text:p>9,31E-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0+INT(([.A67]-1)/2)*20" office:value-type="float" office:value="1280" calcext:value-type="float">
            <text:p>1280</text:p>
          </table:table-cell>
          <table:table-cell/>
          <table:table-cell office:value-type="float" office:value="0.9744854" calcext:value-type="float">
            <text:p>9,74E-01</text:p>
          </table:table-cell>
          <table:table-cell office:value-type="float" office:value="0.007660349" calcext:value-type="float">
            <text:p>7,66E-03</text:p>
          </table:table-cell>
          <table:table-cell/>
          <table:table-cell office:value-type="float" office:value="0.02417616" calcext:value-type="float">
            <text:p>2,42E-02</text:p>
          </table:table-cell>
          <table:table-cell office:value-type="float" office:value="0.9588078" calcext:value-type="float">
            <text:p>9,59E-0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0+INT(([.A68]-1)/2)*20" office:value-type="float" office:value="1300" calcext:value-type="float">
            <text:p>1300</text:p>
          </table:table-cell>
          <table:table-cell/>
          <table:table-cell office:value-type="float" office:value="0.9489218" calcext:value-type="float">
            <text:p>9,49E-01</text:p>
          </table:table-cell>
          <table:table-cell office:value-type="float" office:value="0.03236129" calcext:value-type="float">
            <text:p>3,24E-02</text:p>
          </table:table-cell>
          <table:table-cell/>
          <table:table-cell office:value-type="float" office:value="0.006672396" calcext:value-type="float">
            <text:p>6,67E-03</text:p>
          </table:table-cell>
          <table:table-cell office:value-type="float" office:value="0.9764549" calcext:value-type="float">
            <text:p>9,76E-0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0+INT(([.A69]-1)/2)*20" office:value-type="float" office:value="1320" calcext:value-type="float">
            <text:p>1320</text:p>
          </table:table-cell>
          <table:table-cell/>
          <table:table-cell office:value-type="float" office:value="0.9070286" calcext:value-type="float">
            <text:p>9,07E-01</text:p>
          </table:table-cell>
          <table:table-cell office:value-type="float" office:value="0.07362315" calcext:value-type="float">
            <text:p>7,36E-02</text:p>
          </table:table-cell>
          <table:table-cell/>
          <table:table-cell office:value-type="float" office:value="0.00004873075" calcext:value-type="float">
            <text:p>4,87E-05</text:p>
          </table:table-cell>
          <table:table-cell office:value-type="float" office:value="0.9833351" calcext:value-type="float">
            <text:p>9,83E-0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0+INT(([.A70]-1)/2)*20" office:value-type="float" office:value="1340" calcext:value-type="float">
            <text:p>1340</text:p>
          </table:table-cell>
          <table:table-cell/>
          <table:table-cell office:value-type="float" office:value="0.8508975" calcext:value-type="float">
            <text:p>8,51E-01</text:p>
          </table:table-cell>
          <table:table-cell office:value-type="float" office:value="0.1295498" calcext:value-type="float">
            <text:p>1,30E-01</text:p>
          </table:table-cell>
          <table:table-cell/>
          <table:table-cell office:value-type="float" office:value="0.004461603" calcext:value-type="float">
            <text:p>4,46E-03</text:p>
          </table:table-cell>
          <table:table-cell office:value-type="float" office:value="0.9793159" calcext:value-type="float">
            <text:p>9,79E-0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0+INT(([.A71]-1)/2)*20" office:value-type="float" office:value="1360" calcext:value-type="float">
            <text:p>1360</text:p>
          </table:table-cell>
          <table:table-cell/>
          <table:table-cell office:value-type="float" office:value="0.7821415" calcext:value-type="float">
            <text:p>7,82E-01</text:p>
          </table:table-cell>
          <table:table-cell office:value-type="float" office:value="0.1977188" calcext:value-type="float">
            <text:p>1,98E-01</text:p>
          </table:table-cell>
          <table:table-cell/>
          <table:table-cell office:value-type="float" office:value="0.01953225" calcext:value-type="float">
            <text:p>1,95E-02</text:p>
          </table:table-cell>
          <table:table-cell office:value-type="float" office:value="0.9642858" calcext:value-type="float">
            <text:p>9,64E-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0+INT(([.A72]-1)/2)*20" office:value-type="float" office:value="1380" calcext:value-type="float">
            <text:p>1380</text:p>
          </table:table-cell>
          <table:table-cell/>
          <table:table-cell office:value-type="float" office:value="0.7026108" calcext:value-type="float">
            <text:p>7,03E-01</text:p>
          </table:table-cell>
          <table:table-cell office:value-type="float" office:value="0.2773553" calcext:value-type="float">
            <text:p>2,77E-01</text:p>
          </table:table-cell>
          <table:table-cell/>
          <table:table-cell office:value-type="float" office:value="0.04530884" calcext:value-type="float">
            <text:p>4,53E-02</text:p>
          </table:table-cell>
          <table:table-cell office:value-type="float" office:value="0.9381449" calcext:value-type="float">
            <text:p>9,38E-0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0+INT(([.A73]-1)/2)*20" office:value-type="float" office:value="1400" calcext:value-type="float">
            <text:p>1400</text:p>
          </table:table-cell>
          <table:table-cell/>
          <table:table-cell office:value-type="float" office:value="0.6151175" calcext:value-type="float">
            <text:p>6,15E-01</text:p>
          </table:table-cell>
          <table:table-cell office:value-type="float" office:value="0.3647239" calcext:value-type="float">
            <text:p>3,65E-01</text:p>
          </table:table-cell>
          <table:table-cell/>
          <table:table-cell office:value-type="float" office:value="0.08123356" calcext:value-type="float">
            <text:p>8,12E-02</text:p>
          </table:table-cell>
          <table:table-cell office:value-type="float" office:value="0.9020573" calcext:value-type="float">
            <text:p>9,02E-0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0+INT(([.A74]-1)/2)*20" office:value-type="float" office:value="1420" calcext:value-type="float">
            <text:p>1420</text:p>
          </table:table-cell>
          <table:table-cell/>
          <table:table-cell office:value-type="float" office:value="0.5232671" calcext:value-type="float">
            <text:p>5,23E-01</text:p>
          </table:table-cell>
          <table:table-cell office:value-type="float" office:value="0.4568112" calcext:value-type="float">
            <text:p>4,57E-01</text:p>
          </table:table-cell>
          <table:table-cell/>
          <table:table-cell office:value-type="float" office:value="0.1263972" calcext:value-type="float">
            <text:p>1,26E-01</text:p>
          </table:table-cell>
          <table:table-cell office:value-type="float" office:value="0.8566591" calcext:value-type="float">
            <text:p>8,57E-0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0+INT(([.A75]-1)/2)*20" office:value-type="float" office:value="1440" calcext:value-type="float">
            <text:p>1440</text:p>
          </table:table-cell>
          <table:table-cell/>
          <table:table-cell office:value-type="float" office:value="0.4309266" calcext:value-type="float">
            <text:p>4,31E-01</text:p>
          </table:table-cell>
          <table:table-cell office:value-type="float" office:value="0.5495117" calcext:value-type="float">
            <text:p>5,50E-01</text:p>
          </table:table-cell>
          <table:table-cell/>
          <table:table-cell office:value-type="float" office:value="0.1794733" calcext:value-type="float">
            <text:p>1,79E-01</text:p>
          </table:table-cell>
          <table:table-cell office:value-type="float" office:value="0.8032603" calcext:value-type="float">
            <text:p>8,03E-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0+INT(([.A76]-1)/2)*20" office:value-type="float" office:value="1460" calcext:value-type="float">
            <text:p>1460</text:p>
          </table:table-cell>
          <table:table-cell/>
          <table:table-cell office:value-type="float" office:value="0.3404489" calcext:value-type="float">
            <text:p>3,40E-01</text:p>
          </table:table-cell>
          <table:table-cell office:value-type="float" office:value="0.6401601" calcext:value-type="float">
            <text:p>6,40E-01</text:p>
          </table:table-cell>
          <table:table-cell/>
          <table:table-cell office:value-type="float" office:value="0.2394001" calcext:value-type="float">
            <text:p>2,39E-01</text:p>
          </table:table-cell>
          <table:table-cell office:value-type="float" office:value="0.7432772" calcext:value-type="float">
            <text:p>7,43E-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0+INT(([.A77]-1)/2)*20" office:value-type="float" office:value="1480" calcext:value-type="float">
            <text:p>1480</text:p>
          </table:table-cell>
          <table:table-cell/>
          <table:table-cell office:value-type="float" office:value="0.2556807" calcext:value-type="float">
            <text:p>2,56E-01</text:p>
          </table:table-cell>
          <table:table-cell office:value-type="float" office:value="0.725498" calcext:value-type="float">
            <text:p>7,25E-01</text:p>
          </table:table-cell>
          <table:table-cell/>
          <table:table-cell office:value-type="float" office:value="0.304844" calcext:value-type="float">
            <text:p>3,05E-01</text:p>
          </table:table-cell>
          <table:table-cell office:value-type="float" office:value="0.6778345" calcext:value-type="float">
            <text:p>6,78E-0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0+INT(([.A78]-1)/2)*20" office:value-type="float" office:value="1500" calcext:value-type="float">
            <text:p>1500</text:p>
          </table:table-cell>
          <table:table-cell/>
          <table:table-cell office:value-type="float" office:value="0.1787037" calcext:value-type="float">
            <text:p>1,79E-01</text:p>
          </table:table-cell>
          <table:table-cell office:value-type="float" office:value="0.8026755" calcext:value-type="float">
            <text:p>8,03E-01</text:p>
          </table:table-cell>
          <table:table-cell/>
          <table:table-cell office:value-type="float" office:value="0.3750451" calcext:value-type="float">
            <text:p>3,75E-01</text:p>
          </table:table-cell>
          <table:table-cell office:value-type="float" office:value="0.6078304" calcext:value-type="float">
            <text:p>6,08E-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0+INT(([.A79]-1)/2)*20" office:value-type="float" office:value="1520" calcext:value-type="float">
            <text:p>1520</text:p>
          </table:table-cell>
          <table:table-cell/>
          <table:table-cell office:value-type="float" office:value="0.1128717" calcext:value-type="float">
            <text:p>1,13E-01</text:p>
          </table:table-cell>
          <table:table-cell office:value-type="float" office:value="0.8685831" calcext:value-type="float">
            <text:p>8,69E-01</text:p>
          </table:table-cell>
          <table:table-cell/>
          <table:table-cell office:value-type="float" office:value="0.4479798" calcext:value-type="float">
            <text:p>4,48E-01</text:p>
          </table:table-cell>
          <table:table-cell office:value-type="float" office:value="0.5350608" calcext:value-type="float">
            <text:p>5,35E-0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0+INT(([.A80]-1)/2)*20" office:value-type="float" office:value="1540" calcext:value-type="float">
            <text:p>1540</text:p>
          </table:table-cell>
          <table:table-cell/>
          <table:table-cell office:value-type="float" office:value="0.060798" calcext:value-type="float">
            <text:p>6,08E-02</text:p>
          </table:table-cell>
          <table:table-cell office:value-type="float" office:value="0.9208987" calcext:value-type="float">
            <text:p>9,21E-01</text:p>
          </table:table-cell>
          <table:table-cell/>
          <table:table-cell office:value-type="float" office:value="0.5217386" calcext:value-type="float">
            <text:p>5,22E-01</text:p>
          </table:table-cell>
          <table:table-cell office:value-type="float" office:value="0.4614562" calcext:value-type="float">
            <text:p>4,61E-0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0+INT(([.A81]-1)/2)*20" office:value-type="float" office:value="1560" calcext:value-type="float">
            <text:p>1560</text:p>
          </table:table-cell>
          <table:table-cell/>
          <table:table-cell office:value-type="float" office:value="0.02442166" calcext:value-type="float">
            <text:p>2,44E-02</text:p>
          </table:table-cell>
          <table:table-cell office:value-type="float" office:value="0.9579277" calcext:value-type="float">
            <text:p>9,58E-01</text:p>
          </table:table-cell>
          <table:table-cell/>
          <table:table-cell office:value-type="float" office:value="0.5940752" calcext:value-type="float">
            <text:p>5,94E-01</text:p>
          </table:table-cell>
          <table:table-cell office:value-type="float" office:value="0.3894341" calcext:value-type="float">
            <text:p>3,89E-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0+INT(([.A82]-1)/2)*20" office:value-type="float" office:value="1580" calcext:value-type="float">
            <text:p>1580</text:p>
          </table:table-cell>
          <table:table-cell/>
          <table:table-cell office:value-type="float" office:value="0.004004434" calcext:value-type="float">
            <text:p>4,00E-03</text:p>
          </table:table-cell>
          <table:table-cell office:value-type="float" office:value="0.9787362" calcext:value-type="float">
            <text:p>9,79E-01</text:p>
          </table:table-cell>
          <table:table-cell/>
          <table:table-cell office:value-type="float" office:value="0.6649026" calcext:value-type="float">
            <text:p>6,65E-01</text:p>
          </table:table-cell>
          <table:table-cell office:value-type="float" office:value="0.3186261" calcext:value-type="float">
            <text:p>3,19E-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0+INT(([.A83]-1)/2)*20" office:value-type="float" office:value="1600" calcext:value-type="float">
            <text:p>1600</text:p>
          </table:table-cell>
          <table:table-cell/>
          <table:table-cell office:value-type="float" office:value="0.0009251063" calcext:value-type="float">
            <text:p>9,25E-04</text:p>
          </table:table-cell>
          <table:table-cell office:value-type="float" office:value="0.9817998" calcext:value-type="float">
            <text:p>9,82E-01</text:p>
          </table:table-cell>
          <table:table-cell/>
          <table:table-cell office:value-type="float" office:value="0.7316643" calcext:value-type="float">
            <text:p>7,32E-01</text:p>
          </table:table-cell>
          <table:table-cell office:value-type="float" office:value="0.2518079" calcext:value-type="float">
            <text:p>2,52E-0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0+INT(([.A84]-1)/2)*20" office:value-type="float" office:value="1620" calcext:value-type="float">
            <text:p>1620</text:p>
          </table:table-cell>
          <table:table-cell/>
          <table:table-cell office:value-type="float" office:value="0.01541368" calcext:value-type="float">
            <text:p>1,54E-02</text:p>
          </table:table-cell>
          <table:table-cell office:value-type="float" office:value="0.9670693" calcext:value-type="float">
            <text:p>9,67E-01</text:p>
          </table:table-cell>
          <table:table-cell/>
          <table:table-cell office:value-type="float" office:value="0.7935584" calcext:value-type="float">
            <text:p>7,94E-01</text:p>
          </table:table-cell>
          <table:table-cell office:value-type="float" office:value="0.1900867" calcext:value-type="float">
            <text:p>1,90E-0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0+INT(([.A85]-1)/2)*20" office:value-type="float" office:value="1640" calcext:value-type="float">
            <text:p>1640</text:p>
          </table:table-cell>
          <table:table-cell/>
          <table:table-cell office:value-type="float" office:value="0.04663982" calcext:value-type="float">
            <text:p>4,66E-02</text:p>
          </table:table-cell>
          <table:table-cell office:value-type="float" office:value="0.9357112" calcext:value-type="float">
            <text:p>9,36E-01</text:p>
          </table:table-cell>
          <table:table-cell/>
          <table:table-cell office:value-type="float" office:value="0.8479096" calcext:value-type="float">
            <text:p>8,48E-01</text:p>
          </table:table-cell>
          <table:table-cell office:value-type="float" office:value="0.1355623" calcext:value-type="float">
            <text:p>1,36E-0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0+INT(([.A86]-1)/2)*20" office:value-type="float" office:value="1660" calcext:value-type="float">
            <text:p>1660</text:p>
          </table:table-cell>
          <table:table-cell/>
          <table:table-cell office:value-type="float" office:value="0.09373214" calcext:value-type="float">
            <text:p>9,37E-02</text:p>
          </table:table-cell>
          <table:table-cell office:value-type="float" office:value="0.8882692" calcext:value-type="float">
            <text:p>8,88E-01</text:p>
          </table:table-cell>
          <table:table-cell/>
          <table:table-cell office:value-type="float" office:value="0.8945412" calcext:value-type="float">
            <text:p>8,95E-01</text:p>
          </table:table-cell>
          <table:table-cell office:value-type="float" office:value="0.08900917" calcext:value-type="float">
            <text:p>8,90E-0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0+INT(([.A87]-1)/2)*20" office:value-type="float" office:value="1680" calcext:value-type="float">
            <text:p>1680</text:p>
          </table:table-cell>
          <table:table-cell/>
          <table:table-cell office:value-type="float" office:value="0.1549596" calcext:value-type="float">
            <text:p>1,55E-01</text:p>
          </table:table-cell>
          <table:table-cell office:value-type="float" office:value="0.8268824" calcext:value-type="float">
            <text:p>8,27E-01</text:p>
          </table:table-cell>
          <table:table-cell/>
          <table:table-cell office:value-type="float" office:value="0.9315626" calcext:value-type="float">
            <text:p>9,32E-01</text:p>
          </table:table-cell>
          <table:table-cell office:value-type="float" office:value="0.05148361" calcext:value-type="float">
            <text:p>5,15E-0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0+INT(([.A88]-1)/2)*20" office:value-type="float" office:value="1700" calcext:value-type="float">
            <text:p>1700</text:p>
          </table:table-cell>
          <table:table-cell/>
          <table:table-cell office:value-type="float" office:value="0.2284122" calcext:value-type="float">
            <text:p>2,28E-01</text:p>
          </table:table-cell>
          <table:table-cell office:value-type="float" office:value="0.753362" calcext:value-type="float">
            <text:p>7,53E-01</text:p>
          </table:table-cell>
          <table:table-cell/>
          <table:table-cell office:value-type="float" office:value="0.9594694" calcext:value-type="float">
            <text:p>9,59E-01</text:p>
          </table:table-cell>
          <table:table-cell office:value-type="float" office:value="0.02379732" calcext:value-type="float">
            <text:p>2,38E-0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0+INT(([.A89]-1)/2)*20" office:value-type="float" office:value="1720" calcext:value-type="float">
            <text:p>1720</text:p>
          </table:table-cell>
          <table:table-cell/>
          <table:table-cell office:value-type="float" office:value="0.3111363" calcext:value-type="float">
            <text:p>3,11E-01</text:p>
          </table:table-cell>
          <table:table-cell office:value-type="float" office:value="0.6704898" calcext:value-type="float">
            <text:p>6,70E-01</text:p>
          </table:table-cell>
          <table:table-cell/>
          <table:table-cell office:value-type="float" office:value="0.9768791" calcext:value-type="float">
            <text:p>9,77E-01</text:p>
          </table:table-cell>
          <table:table-cell office:value-type="float" office:value="0.006471365" calcext:value-type="float">
            <text:p>6,47E-0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0+INT(([.A90]-1)/2)*20" office:value-type="float" office:value="1740" calcext:value-type="float">
            <text:p>1740</text:p>
          </table:table-cell>
          <table:table-cell/>
          <table:table-cell office:value-type="float" office:value="0.4004648" calcext:value-type="float">
            <text:p>4,00E-01</text:p>
          </table:table-cell>
          <table:table-cell office:value-type="float" office:value="0.5809551" calcext:value-type="float">
            <text:p>5,81E-01</text:p>
          </table:table-cell>
          <table:table-cell/>
          <table:table-cell office:value-type="float" office:value="0.9836237" calcext:value-type="float">
            <text:p>9,84E-01</text:p>
          </table:table-cell>
          <table:table-cell office:value-type="float" office:value="0.00003615051" calcext:value-type="float">
            <text:p>3,62E-0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0+INT(([.A91]-1)/2)*20" office:value-type="float" office:value="1760" calcext:value-type="float">
            <text:p>1760</text:p>
          </table:table-cell>
          <table:table-cell/>
          <table:table-cell office:value-type="float" office:value="0.4918731" calcext:value-type="float">
            <text:p>4,92E-01</text:p>
          </table:table-cell>
          <table:table-cell office:value-type="float" office:value="0.4895915" calcext:value-type="float">
            <text:p>4,90E-01</text:p>
          </table:table-cell>
          <table:table-cell/>
          <table:table-cell office:value-type="float" office:value="0.9793692" calcext:value-type="float">
            <text:p>9,79E-01</text:p>
          </table:table-cell>
          <table:table-cell office:value-type="float" office:value="0.004513303" calcext:value-type="float">
            <text:p>4,51E-0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0+INT(([.A92]-1)/2)*20" office:value-type="float" office:value="1780" calcext:value-type="float">
            <text:p>1780</text:p>
          </table:table-cell>
          <table:table-cell/>
          <table:table-cell office:value-type="float" office:value="0.5842918" calcext:value-type="float">
            <text:p>5,84E-01</text:p>
          </table:table-cell>
          <table:table-cell office:value-type="float" office:value="0.3972583" calcext:value-type="float">
            <text:p>3,97E-01</text:p>
          </table:table-cell>
          <table:table-cell/>
          <table:table-cell office:value-type="float" office:value="0.9642457" calcext:value-type="float">
            <text:p>9,64E-01</text:p>
          </table:table-cell>
          <table:table-cell office:value-type="float" office:value="0.01989163" calcext:value-type="float">
            <text:p>1,99E-0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0+INT(([.A93]-1)/2)*20" office:value-type="float" office:value="1800" calcext:value-type="float">
            <text:p>1800</text:p>
          </table:table-cell>
          <table:table-cell/>
          <table:table-cell office:value-type="float" office:value="0.6736682" calcext:value-type="float">
            <text:p>6,74E-01</text:p>
          </table:table-cell>
          <table:table-cell office:value-type="float" office:value="0.3079959" calcext:value-type="float">
            <text:p>3,08E-01</text:p>
          </table:table-cell>
          <table:table-cell/>
          <table:table-cell office:value-type="float" office:value="0.9382019" calcext:value-type="float">
            <text:p>9,38E-01</text:p>
          </table:table-cell>
          <table:table-cell office:value-type="float" office:value="0.04594992" calcext:value-type="float">
            <text:p>4,59E-0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0+INT(([.A94]-1)/2)*20" office:value-type="float" office:value="1820" calcext:value-type="float">
            <text:p>1820</text:p>
          </table:table-cell>
          <table:table-cell/>
          <table:table-cell office:value-type="float" office:value="0.7565139" calcext:value-type="float">
            <text:p>7,57E-01</text:p>
          </table:table-cell>
          <table:table-cell office:value-type="float" office:value="0.2252154" calcext:value-type="float">
            <text:p>2,25E-01</text:p>
          </table:table-cell>
          <table:table-cell/>
          <table:table-cell office:value-type="float" office:value="0.9020959" calcext:value-type="float">
            <text:p>9,02E-01</text:p>
          </table:table-cell>
          <table:table-cell office:value-type="float" office:value="0.08213345" calcext:value-type="float">
            <text:p>8,21E-0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0+INT(([.A95]-1)/2)*20" office:value-type="float" office:value="1840" calcext:value-type="float">
            <text:p>1840</text:p>
          </table:table-cell>
          <table:table-cell/>
          <table:table-cell office:value-type="float" office:value="0.8299273" calcext:value-type="float">
            <text:p>8,30E-01</text:p>
          </table:table-cell>
          <table:table-cell office:value-type="float" office:value="0.1522256" calcext:value-type="float">
            <text:p>1,52E-01</text:p>
          </table:table-cell>
          <table:table-cell/>
          <table:table-cell office:value-type="float" office:value="0.8567377" calcext:value-type="float">
            <text:p>8,57E-01</text:p>
          </table:table-cell>
          <table:table-cell office:value-type="float" office:value="0.1274727" calcext:value-type="float">
            <text:p>1,27E-0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0+INT(([.A96]-1)/2)*20" office:value-type="float" office:value="1860" calcext:value-type="float">
            <text:p>1860</text:p>
          </table:table-cell>
          <table:table-cell/>
          <table:table-cell office:value-type="float" office:value="0.8910062" calcext:value-type="float">
            <text:p>8,91E-01</text:p>
          </table:table-cell>
          <table:table-cell office:value-type="float" office:value="0.09144311" calcext:value-type="float">
            <text:p>9,14E-02</text:p>
          </table:table-cell>
          <table:table-cell/>
          <table:table-cell office:value-type="float" office:value="0.8031741" calcext:value-type="float">
            <text:p>8,03E-01</text:p>
          </table:table-cell>
          <table:table-cell office:value-type="float" office:value="0.180904" calcext:value-type="float">
            <text:p>1,81E-0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0+INT(([.A97]-1)/2)*20" office:value-type="float" office:value="1880" calcext:value-type="float">
            <text:p>1880</text:p>
          </table:table-cell>
          <table:table-cell/>
          <table:table-cell office:value-type="float" office:value="0.9377551" calcext:value-type="float">
            <text:p>9,38E-01</text:p>
          </table:table-cell>
          <table:table-cell office:value-type="float" office:value="0.04501378" calcext:value-type="float">
            <text:p>4,50E-02</text:p>
          </table:table-cell>
          <table:table-cell/>
          <table:table-cell office:value-type="float" office:value="0.7426622" calcext:value-type="float">
            <text:p>7,43E-01</text:p>
          </table:table-cell>
          <table:table-cell office:value-type="float" office:value="0.2410931" calcext:value-type="float">
            <text:p>2,41E-0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0+INT(([.A98]-1)/2)*20" office:value-type="float" office:value="1900" calcext:value-type="float">
            <text:p>1900</text:p>
          </table:table-cell>
          <table:table-cell/>
          <table:table-cell office:value-type="float" office:value="0.9690726" calcext:value-type="float">
            <text:p>9,69E-01</text:p>
          </table:table-cell>
          <table:table-cell office:value-type="float" office:value="0.0144709" calcext:value-type="float">
            <text:p>1,45E-02</text:p>
          </table:table-cell>
          <table:table-cell/>
          <table:table-cell office:value-type="float" office:value="0.6767334" calcext:value-type="float">
            <text:p>6,77E-01</text:p>
          </table:table-cell>
          <table:table-cell office:value-type="float" office:value="0.3067762" calcext:value-type="float">
            <text:p>3,07E-0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0+INT(([.A99]-1)/2)*20" office:value-type="float" office:value="1920" calcext:value-type="float">
            <text:p>1920</text:p>
          </table:table-cell>
          <table:table-cell/>
          <table:table-cell office:value-type="float" office:value="0.983047" calcext:value-type="float">
            <text:p>9,83E-01</text:p>
          </table:table-cell>
          <table:table-cell office:value-type="float" office:value="0.0007214498" calcext:value-type="float">
            <text:p>7,21E-04</text:p>
          </table:table-cell>
          <table:table-cell/>
          <table:table-cell office:value-type="float" office:value="0.606679" calcext:value-type="float">
            <text:p>6,07E-01</text:p>
          </table:table-cell>
          <table:table-cell office:value-type="float" office:value="0.3769209" calcext:value-type="float">
            <text:p>3,77E-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0+INT(([.A100]-1)/2)*20" office:value-type="float" office:value="1940" calcext:value-type="float">
            <text:p>1940</text:p>
          </table:table-cell>
          <table:table-cell/>
          <table:table-cell office:value-type="float" office:value="0.9793971" calcext:value-type="float">
            <text:p>9,79E-01</text:p>
          </table:table-cell>
          <table:table-cell office:value-type="float" office:value="0.004522072" calcext:value-type="float">
            <text:p>4,52E-03</text:p>
          </table:table-cell>
          <table:table-cell/>
          <table:table-cell office:value-type="float" office:value="0.5338079" calcext:value-type="float">
            <text:p>5,34E-01</text:p>
          </table:table-cell>
          <table:table-cell office:value-type="float" office:value="0.4499497" calcext:value-type="float">
            <text:p>4,50E-0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0+INT(([.A101]-1)/2)*20" office:value-type="float" office:value="1960" calcext:value-type="float">
            <text:p>1960</text:p>
          </table:table-cell>
          <table:table-cell/>
          <table:table-cell table:style-name="Default"/>
          <table:table-cell office:value-type="float" office:value="0.02558337" calcext:value-type="float">
            <text:p>2,56E-02</text:p>
          </table:table-cell>
          <table:table-cell/>
          <table:table-cell office:value-type="float" office:value="0.4606423" calcext:value-type="float">
            <text:p>4,61E-01</text:p>
          </table:table-cell>
          <table:table-cell office:value-type="float" office:value="0.5233304" calcext:value-type="float">
            <text:p>5,23E-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0+INT(([.A102]-1)/2)*20" office:value-type="float" office:value="1980" calcext:value-type="float">
            <text:p>1980</text:p>
          </table:table-cell>
          <table:table-cell/>
          <table:table-cell office:value-type="float" office:value="0.9211622" calcext:value-type="float">
            <text:p>9,21E-01</text:p>
          </table:table-cell>
          <table:table-cell office:value-type="float" office:value="0.06268546" calcext:value-type="float">
            <text:p>6,27E-02</text:p>
          </table:table-cell>
          <table:table-cell/>
          <table:table-cell office:value-type="float" office:value="0.3886965" calcext:value-type="float">
            <text:p>3,89E-01</text:p>
          </table:table-cell>
          <table:table-cell office:value-type="float" office:value="0.5953746" calcext:value-type="float">
            <text:p>5,95E-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000+INT(([.A103]-1)/2)*20" office:value-type="float" office:value="2000" calcext:value-type="float">
            <text:p>2000</text:p>
          </table:table-cell>
          <table:table-cell/>
          <table:table-cell office:value-type="float" office:value="0.9162582" calcext:value-type="float">
            <text:p>9,16E-01</text:p>
          </table:table-cell>
          <table:table-cell office:value-type="float" office:value="0.03165496" calcext:value-type="float">
            <text:p>3,17E-02</text:p>
          </table:table-cell>
          <table:table-cell/>
          <table:table-cell office:value-type="float" office:value="0.4071093" calcext:value-type="float">
            <text:p>4,07E-01</text:p>
          </table:table-cell>
          <table:table-cell office:value-type="float" office:value="0.547182" calcext:value-type="float">
            <text:p>5,47E-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000+INT(([.A104]-1)/2)*20" office:value-type="float" office:value="2020" calcext:value-type="float">
            <text:p>2020</text:p>
          </table:table-cell>
          <table:table-cell/>
          <table:table-cell office:value-type="float" office:value="0.8685466" calcext:value-type="float">
            <text:p>8,69E-01</text:p>
          </table:table-cell>
          <table:table-cell office:value-type="float" office:value="0.07177493" calcext:value-type="float">
            <text:p>7,18E-02</text:p>
          </table:table-cell>
          <table:table-cell/>
          <table:table-cell office:value-type="float" office:value="0.33648" calcext:value-type="float">
            <text:p>3,36E-01</text:p>
          </table:table-cell>
          <table:table-cell office:value-type="float" office:value="0.6174994" calcext:value-type="float">
            <text:p>6,17E-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000+INT(([.A105]-1)/2)*20" office:value-type="float" office:value="2040" calcext:value-type="float">
            <text:p>2040</text:p>
          </table:table-cell>
          <table:table-cell/>
          <table:table-cell office:value-type="float" office:value="0.8115687" calcext:value-type="float">
            <text:p>8,12E-01</text:p>
          </table:table-cell>
          <table:table-cell office:value-type="float" office:value="0.1268609" calcext:value-type="float">
            <text:p>1,27E-01</text:p>
          </table:table-cell>
          <table:table-cell/>
          <table:table-cell office:value-type="float" office:value="0.2691528" calcext:value-type="float">
            <text:p>2,69E-01</text:p>
          </table:table-cell>
          <table:table-cell office:value-type="float" office:value="0.6868054" calcext:value-type="float">
            <text:p>6,87E-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000+INT(([.A106]-1)/2)*20" office:value-type="float" office:value="2060" calcext:value-type="float">
            <text:p>2060</text:p>
          </table:table-cell>
          <table:table-cell/>
          <table:table-cell office:value-type="float" office:value="0.7438947" calcext:value-type="float">
            <text:p>7,44E-01</text:p>
          </table:table-cell>
          <table:table-cell office:value-type="float" office:value="0.1947951" calcext:value-type="float">
            <text:p>1,95E-01</text:p>
          </table:table-cell>
          <table:table-cell/>
          <table:table-cell office:value-type="float" office:value="0.2065489" calcext:value-type="float">
            <text:p>2,07E-01</text:p>
          </table:table-cell>
          <table:table-cell office:value-type="float" office:value="0.749159" calcext:value-type="float">
            <text:p>7,49E-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000+INT(([.A107]-1)/2)*20" office:value-type="float" office:value="2080" calcext:value-type="float">
            <text:p>2080</text:p>
          </table:table-cell>
          <table:table-cell/>
          <table:table-cell office:value-type="float" office:value="0.6651856" calcext:value-type="float">
            <text:p>6,65E-01</text:p>
          </table:table-cell>
          <table:table-cell office:value-type="float" office:value="0.2724626" calcext:value-type="float">
            <text:p>2,72E-01</text:p>
          </table:table-cell>
          <table:table-cell/>
          <table:table-cell office:value-type="float" office:value="0.1503168" calcext:value-type="float">
            <text:p>1,50E-01</text:p>
          </table:table-cell>
          <table:table-cell office:value-type="float" office:value="0.8048659" calcext:value-type="float">
            <text:p>8,05E-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000+INT(([.A108]-1)/2)*20" office:value-type="float" office:value="2100" calcext:value-type="float">
            <text:p>2100</text:p>
          </table:table-cell>
          <table:table-cell/>
          <table:table-cell office:value-type="float" office:value="0.5789819" calcext:value-type="float">
            <text:p>5,79E-01</text:p>
          </table:table-cell>
          <table:table-cell office:value-type="float" office:value="0.3563698" calcext:value-type="float">
            <text:p>3,56E-01</text:p>
          </table:table-cell>
          <table:table-cell/>
          <table:table-cell office:value-type="float" office:value="0.1019085" calcext:value-type="float">
            <text:p>1,02E-01</text:p>
          </table:table-cell>
          <table:table-cell office:value-type="float" office:value="0.8549153" calcext:value-type="float">
            <text:p>8,55E-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000+INT(([.A109]-1)/2)*20" office:value-type="float" office:value="2120" calcext:value-type="float">
            <text:p>2120</text:p>
          </table:table-cell>
          <table:table-cell/>
          <table:table-cell office:value-type="float" office:value="0.4905603" calcext:value-type="float">
            <text:p>4,91E-01</text:p>
          </table:table-cell>
          <table:table-cell office:value-type="float" office:value="0.4467681" calcext:value-type="float">
            <text:p>4,47E-01</text:p>
          </table:table-cell>
          <table:table-cell/>
          <table:table-cell office:value-type="float" office:value="0.06193639" calcext:value-type="float">
            <text:p>6,19E-02</text:p>
          </table:table-cell>
          <table:table-cell office:value-type="float" office:value="0.8979065" calcext:value-type="float">
            <text:p>8,98E-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000+INT(([.A110]-1)/2)*20" office:value-type="float" office:value="2140" calcext:value-type="float">
            <text:p>2140</text:p>
          </table:table-cell>
          <table:table-cell/>
          <table:table-cell office:value-type="float" office:value="0.3989861" calcext:value-type="float">
            <text:p>3,99E-01</text:p>
          </table:table-cell>
          <table:table-cell office:value-type="float" office:value="0.5369855" calcext:value-type="float">
            <text:p>5,37E-01</text:p>
          </table:table-cell>
          <table:table-cell/>
          <table:table-cell office:value-type="float" office:value="0.03107577" calcext:value-type="float">
            <text:p>3,11E-02</text:p>
          </table:table-cell>
          <table:table-cell office:value-type="float" office:value="0.9294101" calcext:value-type="float">
            <text:p>9,29E-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000+INT(([.A111]-1)/2)*20" office:value-type="float" office:value="2160" calcext:value-type="float">
            <text:p>2160</text:p>
          </table:table-cell>
          <table:table-cell/>
          <table:table-cell office:value-type="float" office:value="0.312105" calcext:value-type="float">
            <text:p>3,12E-01</text:p>
          </table:table-cell>
          <table:table-cell office:value-type="float" office:value="0.6254361" calcext:value-type="float">
            <text:p>6,25E-01</text:p>
          </table:table-cell>
          <table:table-cell/>
          <table:table-cell office:value-type="float" office:value="0.01107218" calcext:value-type="float">
            <text:p>1,11E-02</text:p>
          </table:table-cell>
          <table:table-cell office:value-type="float" office:value="0.9518281" calcext:value-type="float">
            <text:p>9,52E-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000+INT(([.A112]-1)/2)*20" office:value-type="float" office:value="2180" calcext:value-type="float">
            <text:p>2180</text:p>
          </table:table-cell>
          <table:table-cell/>
          <table:table-cell office:value-type="float" office:value="0.2311127" calcext:value-type="float">
            <text:p>2,31E-01</text:p>
          </table:table-cell>
          <table:table-cell office:value-type="float" office:value="0.7087981" calcext:value-type="float">
            <text:p>7,09E-01</text:p>
          </table:table-cell>
          <table:table-cell/>
          <table:table-cell office:value-type="float" office:value="0.001411078" calcext:value-type="float">
            <text:p>1,41E-03</text:p>
          </table:table-cell>
          <table:table-cell office:value-type="float" office:value="0.9645283" calcext:value-type="float">
            <text:p>9,65E-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2000+INT(([.A113]-1)/2)*20" office:value-type="float" office:value="2200" calcext:value-type="float">
            <text:p>2200</text:p>
          </table:table-cell>
          <table:table-cell/>
          <table:table-cell office:value-type="float" office:value="0.1577453" calcext:value-type="float">
            <text:p>1,58E-01</text:p>
          </table:table-cell>
          <table:table-cell office:value-type="float" office:value="0.7831171" calcext:value-type="float">
            <text:p>7,83E-01</text:p>
          </table:table-cell>
          <table:table-cell/>
          <table:table-cell office:value-type="float" office:value="0.001113066" calcext:value-type="float">
            <text:p>1,11E-03</text:p>
          </table:table-cell>
          <table:table-cell office:value-type="float" office:value="0.9650388" calcext:value-type="float">
            <text:p>9,65E-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2000+INT(([.A114]-1)/2)*20" office:value-type="float" office:value="2220" calcext:value-type="float">
            <text:p>2220</text:p>
          </table:table-cell>
          <table:table-cell/>
          <table:table-cell office:value-type="float" office:value="0.09594935" calcext:value-type="float">
            <text:p>9,59E-02</text:p>
          </table:table-cell>
          <table:table-cell office:value-type="float" office:value="0.8454825" calcext:value-type="float">
            <text:p>8,45E-01</text:p>
          </table:table-cell>
          <table:table-cell/>
          <table:table-cell office:value-type="float" office:value="0.01018217" calcext:value-type="float">
            <text:p>1,02E-02</text:p>
          </table:table-cell>
          <table:table-cell office:value-type="float" office:value="0.951558" calcext:value-type="float">
            <text:p>9,52E-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2000+INT(([.A115]-1)/2)*20" office:value-type="float" office:value="2240" calcext:value-type="float">
            <text:p>2240</text:p>
          </table:table-cell>
          <table:table-cell/>
          <table:table-cell office:value-type="float" office:value="0.04847972" calcext:value-type="float">
            <text:p>4,85E-02</text:p>
          </table:table-cell>
          <table:table-cell office:value-type="float" office:value="0.8955392" calcext:value-type="float">
            <text:p>8,96E-01</text:p>
          </table:table-cell>
          <table:table-cell/>
          <table:table-cell office:value-type="float" office:value="0.03014336" calcext:value-type="float">
            <text:p>3,01E-02</text:p>
          </table:table-cell>
          <table:table-cell office:value-type="float" office:value="0.9305759" calcext:value-type="float">
            <text:p>9,31E-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2000+INT(([.A116]-1)/2)*20" office:value-type="float" office:value="2260" calcext:value-type="float">
            <text:p>2260</text:p>
          </table:table-cell>
          <table:table-cell/>
          <table:table-cell office:value-type="float" office:value="0.01670957" calcext:value-type="float">
            <text:p>1,67E-02</text:p>
          </table:table-cell>
          <table:table-cell office:value-type="float" office:value="0.9317804" calcext:value-type="float">
            <text:p>9,32E-01</text:p>
          </table:table-cell>
          <table:table-cell/>
          <table:table-cell office:value-type="float" office:value="0.06027444" calcext:value-type="float">
            <text:p>6,03E-02</text:p>
          </table:table-cell>
          <table:table-cell office:value-type="float" office:value="0.9002733" calcext:value-type="float">
            <text:p>9,00E-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2000+INT(([.A117]-1)/2)*20" office:value-type="float" office:value="2280" calcext:value-type="float">
            <text:p>2280</text:p>
          </table:table-cell>
          <table:table-cell/>
          <table:table-cell office:value-type="float" office:value="0.001598424" calcext:value-type="float">
            <text:p>1,60E-03</text:p>
          </table:table-cell>
          <table:table-cell office:value-type="float" office:value="0.9512346" calcext:value-type="float">
            <text:p>9,51E-01</text:p>
          </table:table-cell>
          <table:table-cell/>
          <table:table-cell office:value-type="float" office:value="0.1000287" calcext:value-type="float">
            <text:p>1,00E-01</text:p>
          </table:table-cell>
          <table:table-cell office:value-type="float" office:value="0.8587807" calcext:value-type="float">
            <text:p>8,59E-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2000+INT(([.A118]-1)/2)*20" office:value-type="float" office:value="2300" calcext:value-type="float">
            <text:p>2300</text:p>
          </table:table-cell>
          <table:table-cell/>
          <table:table-cell office:value-type="float" office:value="0.001148683" calcext:value-type="float">
            <text:p>1,15E-03</text:p>
          </table:table-cell>
          <table:table-cell office:value-type="float" office:value="0.952884" calcext:value-type="float">
            <text:p>9,53E-01</text:p>
          </table:table-cell>
          <table:table-cell/>
          <table:table-cell office:value-type="float" office:value="0.1483558" calcext:value-type="float">
            <text:p>1,48E-01</text:p>
          </table:table-cell>
          <table:table-cell office:value-type="float" office:value="0.8095734" calcext:value-type="float">
            <text:p>8,10E-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2000+INT(([.A119]-1)/2)*20" office:value-type="float" office:value="2320" calcext:value-type="float">
            <text:p>2320</text:p>
          </table:table-cell>
          <table:table-cell/>
          <table:table-cell office:value-type="float" office:value="0.01450966" calcext:value-type="float">
            <text:p>1,45E-02</text:p>
          </table:table-cell>
          <table:table-cell office:value-type="float" office:value="0.9351431" calcext:value-type="float">
            <text:p>9,35E-01</text:p>
          </table:table-cell>
          <table:table-cell/>
          <table:table-cell office:value-type="float" office:value="0.2044788" calcext:value-type="float">
            <text:p>2,04E-01</text:p>
          </table:table-cell>
          <table:table-cell office:value-type="float" office:value="0.7537163" calcext:value-type="float">
            <text:p>7,54E-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2000+INT(([.A120]-1)/2)*20" office:value-type="float" office:value="2340" calcext:value-type="float">
            <text:p>2340</text:p>
          </table:table-cell>
          <table:table-cell/>
          <table:table-cell office:value-type="float" office:value="0.04525886" calcext:value-type="float">
            <text:p>4,53E-02</text:p>
          </table:table-cell>
          <table:table-cell office:value-type="float" office:value="0.9017257" calcext:value-type="float">
            <text:p>9,02E-01</text:p>
          </table:table-cell>
          <table:table-cell/>
          <table:table-cell office:value-type="float" office:value="0.2664865" calcext:value-type="float">
            <text:p>2,66E-01</text:p>
          </table:table-cell>
          <table:table-cell office:value-type="float" office:value="0.6899926" calcext:value-type="float">
            <text:p>6,90E-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2000+INT(([.A121]-1)/2)*20" office:value-type="float" office:value="2360" calcext:value-type="float">
            <text:p>2360</text:p>
          </table:table-cell>
          <table:table-cell/>
          <table:table-cell office:value-type="float" office:value="0.09140434" calcext:value-type="float">
            <text:p>9,14E-02</text:p>
          </table:table-cell>
          <table:table-cell office:value-type="float" office:value="0.853052" calcext:value-type="float">
            <text:p>8,53E-01</text:p>
          </table:table-cell>
          <table:table-cell/>
          <table:table-cell office:value-type="float" office:value="0.333411" calcext:value-type="float">
            <text:p>3,33E-01</text:p>
          </table:table-cell>
          <table:table-cell office:value-type="float" office:value="0.6226339" calcext:value-type="float">
            <text:p>6,23E-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2000+INT(([.A122]-1)/2)*20" office:value-type="float" office:value="2380" calcext:value-type="float">
            <text:p>2380</text:p>
          </table:table-cell>
          <table:table-cell/>
          <table:table-cell office:value-type="float" office:value="0.1522468" calcext:value-type="float">
            <text:p>1,52E-01</text:p>
          </table:table-cell>
          <table:table-cell office:value-type="float" office:value="0.7923946" calcext:value-type="float">
            <text:p>7,92E-01</text:p>
          </table:table-cell>
          <table:table-cell/>
          <table:table-cell office:value-type="float" office:value="0.4038965" calcext:value-type="float">
            <text:p>4,04E-01</text:p>
          </table:table-cell>
          <table:table-cell office:value-type="float" office:value="0.552063" calcext:value-type="float">
            <text:p>5,52E-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2000+INT(([.A123]-1)/2)*20" office:value-type="float" office:value="2400" calcext:value-type="float">
            <text:p>2400</text:p>
          </table:table-cell>
          <table:table-cell/>
          <table:table-cell office:value-type="float" office:value="0.224463" calcext:value-type="float">
            <text:p>2,24E-01</text:p>
          </table:table-cell>
          <table:table-cell office:value-type="float" office:value="0.7174017" calcext:value-type="float">
            <text:p>7,17E-01</text:p>
          </table:table-cell>
          <table:table-cell/>
          <table:table-cell office:value-type="float" office:value="0.4755274" calcext:value-type="float">
            <text:p>4,76E-01</text:p>
          </table:table-cell>
          <table:table-cell office:value-type="float" office:value="0.4787766" calcext:value-type="float">
            <text:p>4,79E-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2000+INT(([.A124]-1)/2)*20" office:value-type="float" office:value="2420" calcext:value-type="float">
            <text:p>2420</text:p>
          </table:table-cell>
          <table:table-cell/>
          <table:table-cell office:value-type="float" office:value="0.3057181" calcext:value-type="float">
            <text:p>3,06E-01</text:p>
          </table:table-cell>
          <table:table-cell office:value-type="float" office:value="0.6356671" calcext:value-type="float">
            <text:p>6,36E-01</text:p>
          </table:table-cell>
          <table:table-cell/>
          <table:table-cell office:value-type="float" office:value="0.5496472" calcext:value-type="float">
            <text:p>5,50E-01</text:p>
          </table:table-cell>
          <table:table-cell office:value-type="float" office:value="0.4067633" calcext:value-type="float">
            <text:p>4,07E-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2000+INT(([.A125]-1)/2)*20" office:value-type="float" office:value="2440" calcext:value-type="float">
            <text:p>2440</text:p>
          </table:table-cell>
          <table:table-cell/>
          <table:table-cell office:value-type="float" office:value="0.3923774" calcext:value-type="float">
            <text:p>3,92E-01</text:p>
          </table:table-cell>
          <table:table-cell office:value-type="float" office:value="0.5457861" calcext:value-type="float">
            <text:p>5,46E-01</text:p>
          </table:table-cell>
          <table:table-cell/>
          <table:table-cell office:value-type="float" office:value="0.6199112" calcext:value-type="float">
            <text:p>6,20E-01</text:p>
          </table:table-cell>
          <table:table-cell office:value-type="float" office:value="0.3358636" calcext:value-type="float">
            <text:p>3,36E-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2000+INT(([.A126]-1)/2)*20" office:value-type="float" office:value="2460" calcext:value-type="float">
            <text:p>2460</text:p>
          </table:table-cell>
          <table:table-cell/>
          <table:table-cell office:value-type="float" office:value="0.4825097" calcext:value-type="float">
            <text:p>4,83E-01</text:p>
          </table:table-cell>
          <table:table-cell office:value-type="float" office:value="0.4553102" calcext:value-type="float">
            <text:p>4,55E-01</text:p>
          </table:table-cell>
          <table:table-cell/>
          <table:table-cell office:value-type="float" office:value="0.6879862" calcext:value-type="float">
            <text:p>6,88E-01</text:p>
          </table:table-cell>
          <table:table-cell office:value-type="float" office:value="0.2688793" calcext:value-type="float">
            <text:p>2,69E-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2000+INT(([.A127]-1)/2)*20" office:value-type="float" office:value="2480" calcext:value-type="float">
            <text:p>2480</text:p>
          </table:table-cell>
          <table:table-cell/>
          <table:table-cell office:value-type="float" office:value="0.5722242" calcext:value-type="float">
            <text:p>5,72E-01</text:p>
          </table:table-cell>
          <table:table-cell office:value-type="float" office:value="0.3661318" calcext:value-type="float">
            <text:p>3,66E-01</text:p>
          </table:table-cell>
          <table:table-cell/>
          <table:table-cell office:value-type="float" office:value="0.7513426" calcext:value-type="float">
            <text:p>7,51E-01</text:p>
          </table:table-cell>
          <table:table-cell office:value-type="float" office:value="0.2065895" calcext:value-type="float">
            <text:p>2,07E-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2000+INT(([.A128]-1)/2)*20" office:value-type="float" office:value="2500" calcext:value-type="float">
            <text:p>2500</text:p>
          </table:table-cell>
          <table:table-cell/>
          <table:table-cell office:value-type="float" office:value="0.6589642" calcext:value-type="float">
            <text:p>6,59E-01</text:p>
          </table:table-cell>
          <table:table-cell office:value-type="float" office:value="0.2803202" calcext:value-type="float">
            <text:p>2,80E-01</text:p>
          </table:table-cell>
          <table:table-cell/>
          <table:table-cell office:value-type="float" office:value="0.808061" calcext:value-type="float">
            <text:p>8,08E-01</text:p>
          </table:table-cell>
          <table:table-cell office:value-type="float" office:value="0.1505506" calcext:value-type="float">
            <text:p>1,51E-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2000+INT(([.A129]-1)/2)*20" office:value-type="float" office:value="2520" calcext:value-type="float">
            <text:p>2520</text:p>
          </table:table-cell>
          <table:table-cell/>
          <table:table-cell office:value-type="float" office:value="0.7379593" calcext:value-type="float">
            <text:p>7,38E-01</text:p>
          </table:table-cell>
          <table:table-cell office:value-type="float" office:value="0.2015604" calcext:value-type="float">
            <text:p>2,02E-01</text:p>
          </table:table-cell>
          <table:table-cell/>
          <table:table-cell office:value-type="float" office:value="0.8569869" calcext:value-type="float">
            <text:p>8,57E-01</text:p>
          </table:table-cell>
          <table:table-cell office:value-type="float" office:value="0.1016536" calcext:value-type="float">
            <text:p>1,02E-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2000+INT(([.A130]-1)/2)*20" office:value-type="float" office:value="2540" calcext:value-type="float">
            <text:p>2540</text:p>
          </table:table-cell>
          <table:table-cell/>
          <table:table-cell office:value-type="float" office:value="0.8082612" calcext:value-type="float">
            <text:p>8,08E-01</text:p>
          </table:table-cell>
          <table:table-cell office:value-type="float" office:value="0.1333031" calcext:value-type="float">
            <text:p>1,33E-01</text:p>
          </table:table-cell>
          <table:table-cell/>
          <table:table-cell office:value-type="float" office:value="0.8992446" calcext:value-type="float">
            <text:p>8,99E-01</text:p>
          </table:table-cell>
          <table:table-cell office:value-type="float" office:value="0.06184308" calcext:value-type="float">
            <text:p>6,18E-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2000+INT(([.A131]-1)/2)*20" office:value-type="float" office:value="2560" calcext:value-type="float">
            <text:p>2560</text:p>
          </table:table-cell>
          <table:table-cell/>
          <table:table-cell office:value-type="float" office:value="0.8674953" calcext:value-type="float">
            <text:p>8,67E-01</text:p>
          </table:table-cell>
          <table:table-cell office:value-type="float" office:value="0.0767202" calcext:value-type="float">
            <text:p>7,67E-02</text:p>
          </table:table-cell>
          <table:table-cell/>
          <table:table-cell office:value-type="float" office:value="0.9299075" calcext:value-type="float">
            <text:p>9,30E-01</text:p>
          </table:table-cell>
          <table:table-cell office:value-type="float" office:value="0.03068192" calcext:value-type="float">
            <text:p>3,07E-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2000+INT(([.A132]-1)/2)*20" office:value-type="float" office:value="2580" calcext:value-type="float">
            <text:p>2580</text:p>
          </table:table-cell>
          <table:table-cell/>
          <table:table-cell office:value-type="float" office:value="0.9146228" calcext:value-type="float">
            <text:p>9,15E-01</text:p>
          </table:table-cell>
          <table:table-cell office:value-type="float" office:value="0.03528894" calcext:value-type="float">
            <text:p>3,53E-02</text:p>
          </table:table-cell>
          <table:table-cell/>
          <table:table-cell office:value-type="float" office:value="0.9533292" calcext:value-type="float">
            <text:p>9,53E-01</text:p>
          </table:table-cell>
          <table:table-cell office:value-type="float" office:value="0.0110541" calcext:value-type="float">
            <text:p>1,11E-02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000+INT(([.A135]-1)/2)*20" office:value-type="float" office:value="2000" calcext:value-type="float">
            <text:p>2000</text:p>
          </table:table-cell>
          <table:table-cell/>
          <table:table-cell office:value-type="float" office:value="0.9414685" calcext:value-type="float">
            <text:p>9,41E-01</text:p>
          </table:table-cell>
          <table:table-cell office:value-type="float" office:value="0.03989676" calcext:value-type="float">
            <text:p>3,99E-02</text:p>
          </table:table-cell>
          <table:table-cell/>
          <table:table-cell office:value-type="float" office:value="0.4113964" calcext:value-type="float">
            <text:p>4,11E-01</text:p>
          </table:table-cell>
          <table:table-cell office:value-type="float" office:value="0.5649766" calcext:value-type="float">
            <text:p>5,65E-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000+INT(([.A136]-1)/2)*20" office:value-type="float" office:value="2020" calcext:value-type="float">
            <text:p>2020</text:p>
          </table:table-cell>
          <table:table-cell/>
          <table:table-cell office:value-type="float" office:value="0.896597" calcext:value-type="float">
            <text:p>8,97E-01</text:p>
          </table:table-cell>
          <table:table-cell office:value-type="float" office:value="0.08454829" calcext:value-type="float">
            <text:p>8,45E-02</text:p>
          </table:table-cell>
          <table:table-cell/>
          <table:table-cell office:value-type="float" office:value="0.3400223" calcext:value-type="float">
            <text:p>3,40E-01</text:p>
          </table:table-cell>
          <table:table-cell office:value-type="float" office:value="0.6362715" calcext:value-type="float">
            <text:p>6,36E-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000+INT(([.A137]-1)/2)*20" office:value-type="float" office:value="2040" calcext:value-type="float">
            <text:p>2040</text:p>
          </table:table-cell>
          <table:table-cell/>
          <table:table-cell office:value-type="float" office:value="0.8374987" calcext:value-type="float">
            <text:p>8,37E-01</text:p>
          </table:table-cell>
          <table:table-cell office:value-type="float" office:value="0.1434931" calcext:value-type="float">
            <text:p>1,43E-01</text:p>
          </table:table-cell>
          <table:table-cell/>
          <table:table-cell office:value-type="float" office:value="0.272135" calcext:value-type="float">
            <text:p>2,72E-01</text:p>
          </table:table-cell>
          <table:table-cell office:value-type="float" office:value="0.7041412" calcext:value-type="float">
            <text:p>7,04E-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000+INT(([.A138]-1)/2)*20" office:value-type="float" office:value="2060" calcext:value-type="float">
            <text:p>2060</text:p>
          </table:table-cell>
          <table:table-cell/>
          <table:table-cell office:value-type="float" office:value="0.7664347" calcext:value-type="float">
            <text:p>7,66E-01</text:p>
          </table:table-cell>
          <table:table-cell office:value-type="float" office:value="0.2144784" calcext:value-type="float">
            <text:p>2,14E-01</text:p>
          </table:table-cell>
          <table:table-cell/>
          <table:table-cell office:value-type="float" office:value="0.2093713" calcext:value-type="float">
            <text:p>2,09E-01</text:p>
          </table:table-cell>
          <table:table-cell office:value-type="float" office:value="0.7672713" calcext:value-type="float">
            <text:p>7,67E-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000+INT(([.A139]-1)/2)*20" office:value-type="float" office:value="2080" calcext:value-type="float">
            <text:p>2080</text:p>
          </table:table-cell>
          <table:table-cell/>
          <table:table-cell office:value-type="float" office:value="0.6851117" calcext:value-type="float">
            <text:p>6,85E-01</text:p>
          </table:table-cell>
          <table:table-cell office:value-type="float" office:value="0.2957737" calcext:value-type="float">
            <text:p>2,96E-01</text:p>
          </table:table-cell>
          <table:table-cell/>
          <table:table-cell office:value-type="float" office:value="0.1525235" calcext:value-type="float">
            <text:p>1,53E-01</text:p>
          </table:table-cell>
          <table:table-cell office:value-type="float" office:value="0.8245632" calcext:value-type="float">
            <text:p>8,25E-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000+INT(([.A140]-1)/2)*20" office:value-type="float" office:value="2100" calcext:value-type="float">
            <text:p>2100</text:p>
          </table:table-cell>
          <table:table-cell/>
          <table:table-cell office:value-type="float" office:value="0.5981559" calcext:value-type="float">
            <text:p>5,98E-01</text:p>
          </table:table-cell>
          <table:table-cell office:value-type="float" office:value="0.38272" calcext:value-type="float">
            <text:p>3,83E-01</text:p>
          </table:table-cell>
          <table:table-cell/>
          <table:table-cell office:value-type="float" office:value="0.1039009" calcext:value-type="float">
            <text:p>1,04E-01</text:p>
          </table:table-cell>
          <table:table-cell office:value-type="float" office:value="0.8732558" calcext:value-type="float">
            <text:p>8,73E-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000+INT(([.A141]-1)/2)*20" office:value-type="float" office:value="2120" calcext:value-type="float">
            <text:p>2120</text:p>
          </table:table-cell>
          <table:table-cell/>
          <table:table-cell office:value-type="float" office:value="0.5069292" calcext:value-type="float">
            <text:p>5,07E-01</text:p>
          </table:table-cell>
          <table:table-cell office:value-type="float" office:value="0.4738326" calcext:value-type="float">
            <text:p>4,74E-01</text:p>
          </table:table-cell>
          <table:table-cell/>
          <table:table-cell office:value-type="float" office:value="0.06342333" calcext:value-type="float">
            <text:p>6,34E-02</text:p>
          </table:table-cell>
          <table:table-cell office:value-type="float" office:value="0.9136519" calcext:value-type="float">
            <text:p>9,14E-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000+INT(([.A142]-1)/2)*20" office:value-type="float" office:value="2140" calcext:value-type="float">
            <text:p>2140</text:p>
          </table:table-cell>
          <table:table-cell/>
          <table:table-cell office:value-type="float" office:value="0.4152151" calcext:value-type="float">
            <text:p>4,15E-01</text:p>
          </table:table-cell>
          <table:table-cell office:value-type="float" office:value="0.5655983" calcext:value-type="float">
            <text:p>5,66E-01</text:p>
          </table:table-cell>
          <table:table-cell/>
          <table:table-cell office:value-type="float" office:value="0.03249356" calcext:value-type="float">
            <text:p>3,25E-02</text:p>
          </table:table-cell>
          <table:table-cell office:value-type="float" office:value="0.9447502" calcext:value-type="float">
            <text:p>9,45E-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000+INT(([.A143]-1)/2)*20" office:value-type="float" office:value="2160" calcext:value-type="float">
            <text:p>2160</text:p>
          </table:table-cell>
          <table:table-cell/>
          <table:table-cell office:value-type="float" office:value="0.325173" calcext:value-type="float">
            <text:p>3,25E-01</text:p>
          </table:table-cell>
          <table:table-cell office:value-type="float" office:value="0.6554159" calcext:value-type="float">
            <text:p>6,55E-01</text:p>
          </table:table-cell>
          <table:table-cell/>
          <table:table-cell office:value-type="float" office:value="0.01139781" calcext:value-type="float">
            <text:p>1,14E-02</text:p>
          </table:table-cell>
          <table:table-cell office:value-type="float" office:value="0.9655833" calcext:value-type="float">
            <text:p>9,66E-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000+INT(([.A144]-1)/2)*20" office:value-type="float" office:value="2180" calcext:value-type="float">
            <text:p>2180</text:p>
          </table:table-cell>
          <table:table-cell/>
          <table:table-cell office:value-type="float" office:value="0.240871" calcext:value-type="float">
            <text:p>2,41E-01</text:p>
          </table:table-cell>
          <table:table-cell office:value-type="float" office:value="0.7398623" calcext:value-type="float">
            <text:p>7,40E-01</text:p>
          </table:table-cell>
          <table:table-cell/>
          <table:table-cell office:value-type="float" office:value="0.001061215" calcext:value-type="float">
            <text:p>1,06E-03</text:p>
          </table:table-cell>
          <table:table-cell office:value-type="float" office:value="0.9757848" calcext:value-type="float">
            <text:p>9,76E-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2000+INT(([.A145]-1)/2)*20" office:value-type="float" office:value="2200" calcext:value-type="float">
            <text:p>2200</text:p>
          </table:table-cell>
          <table:table-cell/>
          <table:table-cell office:value-type="float" office:value="0.1661688" calcext:value-type="float">
            <text:p>1,66E-01</text:p>
          </table:table-cell>
          <table:table-cell office:value-type="float" office:value="0.8144895" calcext:value-type="float">
            <text:p>8,14E-01</text:p>
          </table:table-cell>
          <table:table-cell/>
          <table:table-cell office:value-type="float" office:value="0.001684691" calcext:value-type="float">
            <text:p>1,68E-03</text:p>
          </table:table-cell>
          <table:table-cell office:value-type="float" office:value="0.9746932" calcext:value-type="float">
            <text:p>9,75E-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2000+INT(([.A146]-1)/2)*20" office:value-type="float" office:value="2220" calcext:value-type="float">
            <text:p>2220</text:p>
          </table:table-cell>
          <table:table-cell/>
          <table:table-cell office:value-type="float" office:value="0.1024902" calcext:value-type="float">
            <text:p>1,02E-01</text:p>
          </table:table-cell>
          <table:table-cell office:value-type="float" office:value="0.8784244" calcext:value-type="float">
            <text:p>8,78E-01</text:p>
          </table:table-cell>
          <table:table-cell/>
          <table:table-cell office:value-type="float" office:value="0.01323361" calcext:value-type="float">
            <text:p>1,32E-02</text:p>
          </table:table-cell>
          <table:table-cell office:value-type="float" office:value="0.9628923" calcext:value-type="float">
            <text:p>9,63E-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2000+INT(([.A147]-1)/2)*20" office:value-type="float" office:value="2240" calcext:value-type="float">
            <text:p>2240</text:p>
          </table:table-cell>
          <table:table-cell/>
          <table:table-cell office:value-type="float" office:value="0.0528427" calcext:value-type="float">
            <text:p>5,28E-02</text:p>
          </table:table-cell>
          <table:table-cell office:value-type="float" office:value="0.9281602" calcext:value-type="float">
            <text:p>9,28E-01</text:p>
          </table:table-cell>
          <table:table-cell/>
          <table:table-cell office:value-type="float" office:value="0.03547201" calcext:value-type="float">
            <text:p>3,55E-02</text:p>
          </table:table-cell>
          <table:table-cell office:value-type="float" office:value="0.94023" calcext:value-type="float">
            <text:p>9,40E-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2000+INT(([.A148]-1)/2)*20" office:value-type="float" office:value="2260" calcext:value-type="float">
            <text:p>2260</text:p>
          </table:table-cell>
          <table:table-cell/>
          <table:table-cell office:value-type="float" office:value="0.01900549" calcext:value-type="float">
            <text:p>1,90E-02</text:p>
          </table:table-cell>
          <table:table-cell office:value-type="float" office:value="0.9624267" calcext:value-type="float">
            <text:p>9,62E-01</text:p>
          </table:table-cell>
          <table:table-cell/>
          <table:table-cell office:value-type="float" office:value="0.06779283" calcext:value-type="float">
            <text:p>6,78E-02</text:p>
          </table:table-cell>
          <table:table-cell office:value-type="float" office:value="0.9080411" calcext:value-type="float">
            <text:p>9,08E-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2000+INT(([.A149]-1)/2)*20" office:value-type="float" office:value="2280" calcext:value-type="float">
            <text:p>2280</text:p>
          </table:table-cell>
          <table:table-cell/>
          <table:table-cell office:value-type="float" office:value="0.002009784" calcext:value-type="float">
            <text:p>2,01E-03</text:p>
          </table:table-cell>
          <table:table-cell office:value-type="float" office:value="0.9798597" calcext:value-type="float">
            <text:p>9,80E-01</text:p>
          </table:table-cell>
          <table:table-cell/>
          <table:table-cell office:value-type="float" office:value="0.1094805" calcext:value-type="float">
            <text:p>1,09E-01</text:p>
          </table:table-cell>
          <table:table-cell office:value-type="float" office:value="0.8668859" calcext:value-type="float">
            <text:p>8,67E-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2000+INT(([.A150]-1)/2)*20" office:value-type="float" office:value="2300" calcext:value-type="float">
            <text:p>2300</text:p>
          </table:table-cell>
          <table:table-cell/>
          <table:table-cell office:value-type="float" office:value="0.002338353" calcext:value-type="float">
            <text:p>2,34E-03</text:p>
          </table:table-cell>
          <table:table-cell office:value-type="float" office:value="0.9799787" calcext:value-type="float">
            <text:p>9,80E-01</text:p>
          </table:table-cell>
          <table:table-cell/>
          <table:table-cell office:value-type="float" office:value="0.1593805" calcext:value-type="float">
            <text:p>1,59E-01</text:p>
          </table:table-cell>
          <table:table-cell office:value-type="float" office:value="0.8177038" calcext:value-type="float">
            <text:p>8,18E-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2000+INT(([.A151]-1)/2)*20" office:value-type="float" office:value="2320" calcext:value-type="float">
            <text:p>2320</text:p>
          </table:table-cell>
          <table:table-cell/>
          <table:table-cell office:value-type="float" office:value="0.02006527" calcext:value-type="float">
            <text:p>2,01E-02</text:p>
          </table:table-cell>
          <table:table-cell office:value-type="float" office:value="0.9623693" calcext:value-type="float">
            <text:p>9,62E-01</text:p>
          </table:table-cell>
          <table:table-cell/>
          <table:table-cell office:value-type="float" office:value="0.2171398" calcext:value-type="float">
            <text:p>2,17E-01</text:p>
          </table:table-cell>
          <table:table-cell office:value-type="float" office:value="0.7602767" calcext:value-type="float">
            <text:p>7,60E-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2000+INT(([.A152]-1)/2)*20" office:value-type="float" office:value="2340" calcext:value-type="float">
            <text:p>2340</text:p>
          </table:table-cell>
          <table:table-cell/>
          <table:table-cell office:value-type="float" office:value="0.05405066" calcext:value-type="float">
            <text:p>5,41E-02</text:p>
          </table:table-cell>
          <table:table-cell office:value-type="float" office:value="0.9283463" calcext:value-type="float">
            <text:p>9,28E-01</text:p>
          </table:table-cell>
          <table:table-cell/>
          <table:table-cell office:value-type="float" office:value="0.2798532" calcext:value-type="float">
            <text:p>2,80E-01</text:p>
          </table:table-cell>
          <table:table-cell office:value-type="float" office:value="0.6978401" calcext:value-type="float">
            <text:p>6,98E-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2000+INT(([.A153]-1)/2)*20" office:value-type="float" office:value="2360" calcext:value-type="float">
            <text:p>2360</text:p>
          </table:table-cell>
          <table:table-cell/>
          <table:table-cell office:value-type="float" office:value="0.104036" calcext:value-type="float">
            <text:p>1,04E-01</text:p>
          </table:table-cell>
          <table:table-cell office:value-type="float" office:value="0.8783584" calcext:value-type="float">
            <text:p>8,78E-01</text:p>
          </table:table-cell>
          <table:table-cell/>
          <table:table-cell office:value-type="float" office:value="0.3481291" calcext:value-type="float">
            <text:p>3,48E-01</text:p>
          </table:table-cell>
          <table:table-cell office:value-type="float" office:value="0.6295741" calcext:value-type="float">
            <text:p>6,30E-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2000+INT(([.A154]-1)/2)*20" office:value-type="float" office:value="2380" calcext:value-type="float">
            <text:p>2380</text:p>
          </table:table-cell>
          <table:table-cell/>
          <table:table-cell office:value-type="float" office:value="0.1679834" calcext:value-type="float">
            <text:p>1,68E-01</text:p>
          </table:table-cell>
          <table:table-cell office:value-type="float" office:value="0.8139605" calcext:value-type="float">
            <text:p>8,14E-01</text:p>
          </table:table-cell>
          <table:table-cell/>
          <table:table-cell office:value-type="float" office:value="0.4197052" calcext:value-type="float">
            <text:p>4,20E-01</text:p>
          </table:table-cell>
          <table:table-cell office:value-type="float" office:value="0.557455" calcext:value-type="float">
            <text:p>5,57E-01</text:p>
          </table:table-cell>
        </table:table-row>
      </table:table>
      <table:table table:name="Feuille2" table:style-name="ta1">
        <table:shapes>
          <draw:frame draw:z-index="0" draw:style-name="gr1" draw:text-style-name="P1" svg:width="159.99mm" svg:height="89.99mm" svg:x="180.13mm" svg:y="18.37mm">
            <loext:p draw:notify-on-update-of-ranges="Feuille2.B5:Feuille2.B5 Feuille2.B6:Feuille2.B61 Feuille2.E5:Feuille2.E5 Feuille2.E6:Feuille2.E61 Feuille2.B5:Feuille2.B5 Feuille2.B6:Feuille2.B61 Feuille2.G5:Feuille2.G5 Feuille2.G6:Feuille2.G6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 table:number-columns-spanned="8" table:number-rows-spanned="1">
            <text:p>900 + 1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number-columns-repeated="2" table:style-name="Default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Z</text:p>
          </table:table-cell>
          <table:table-cell/>
          <table:table-cell table:style-name="Default" office:value-type="string" calcext:value-type="string">
            <text:p>LinearOutBot</text:p>
          </table:table-cell>
          <table:table-cell table:style-name="Default" office:value-type="string" calcext:value-type="string">
            <text:p>LinearOutTop</text:p>
          </table:table-cell>
          <table:table-cell/>
          <table:table-cell table:style-name="Default" office:value-type="string" calcext:value-type="string">
            <text:p>LinearOutBot</text:p>
          </table:table-cell>
          <table:table-cell table:style-name="Default" office:value-type="string" calcext:value-type="string">
            <text:p>LinearOutTo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860+INT(([.A6]-1)/2)*1" office:value-type="float" office:value="860" calcext:value-type="float">
            <text:p>860</text:p>
          </table:table-cell>
          <table:table-cell/>
          <table:table-cell office:value-type="float" office:value="0.07650242" calcext:value-type="float">
            <text:p>7,65E-02</text:p>
          </table:table-cell>
          <table:table-cell office:value-type="float" office:value="0.8837404" calcext:value-type="float">
            <text:p>8,84E-01</text:p>
          </table:table-cell>
          <table:table-cell/>
          <table:table-cell office:value-type="float" office:value="0.9575055" calcext:value-type="float">
            <text:p>9,58E-01</text:p>
          </table:table-cell>
          <table:table-cell office:value-type="float" office:value="0.01291563" calcext:value-type="float">
            <text:p>1,29E-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860+INT(([.A7]-1)/2)*1" office:value-type="float" office:value="861" calcext:value-type="float">
            <text:p>861</text:p>
          </table:table-cell>
          <table:table-cell/>
          <table:table-cell office:value-type="float" office:value="0.07419827" calcext:value-type="float">
            <text:p>7,42E-02</text:p>
          </table:table-cell>
          <table:table-cell office:value-type="float" office:value="0.8873589" calcext:value-type="float">
            <text:p>8,87E-01</text:p>
          </table:table-cell>
          <table:table-cell/>
          <table:table-cell office:value-type="float" office:value="0.959196" calcext:value-type="float">
            <text:p>9,59E-01</text:p>
          </table:table-cell>
          <table:table-cell office:value-type="float" office:value="0.01211566" calcext:value-type="float">
            <text:p>1,21E-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860+INT(([.A8]-1)/2)*1" office:value-type="float" office:value="862" calcext:value-type="float">
            <text:p>862</text:p>
          </table:table-cell>
          <table:table-cell/>
          <table:table-cell office:value-type="float" office:value="0.07158425" calcext:value-type="float">
            <text:p>7,16E-02</text:p>
          </table:table-cell>
          <table:table-cell office:value-type="float" office:value="0.8892372" calcext:value-type="float">
            <text:p>8,89E-01</text:p>
          </table:table-cell>
          <table:table-cell/>
          <table:table-cell office:value-type="float" office:value="0.9590404" calcext:value-type="float">
            <text:p>9,59E-01</text:p>
          </table:table-cell>
          <table:table-cell office:value-type="float" office:value="0.01141368" calcext:value-type="float">
            <text:p>1,14E-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860+INT(([.A9]-1)/2)*1" office:value-type="float" office:value="863" calcext:value-type="float">
            <text:p>863</text:p>
          </table:table-cell>
          <table:table-cell/>
          <table:table-cell office:value-type="float" office:value="0.06916648" calcext:value-type="float">
            <text:p>6,92E-02</text:p>
          </table:table-cell>
          <table:table-cell office:value-type="float" office:value="0.8907523" calcext:value-type="float">
            <text:p>8,91E-01</text:p>
          </table:table-cell>
          <table:table-cell/>
          <table:table-cell office:value-type="float" office:value="0.9602351" calcext:value-type="float">
            <text:p>9,60E-01</text:p>
          </table:table-cell>
          <table:table-cell office:value-type="float" office:value="0.01065088" calcext:value-type="float">
            <text:p>1,07E-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860+INT(([.A10]-1)/2)*1" office:value-type="float" office:value="864" calcext:value-type="float">
            <text:p>864</text:p>
          </table:table-cell>
          <table:table-cell/>
          <table:table-cell office:value-type="float" office:value="0.06680767" calcext:value-type="float">
            <text:p>6,68E-02</text:p>
          </table:table-cell>
          <table:table-cell office:value-type="float" office:value="0.8940757" calcext:value-type="float">
            <text:p>8,94E-01</text:p>
          </table:table-cell>
          <table:table-cell/>
          <table:table-cell office:value-type="float" office:value="0.9609252" calcext:value-type="float">
            <text:p>9,61E-01</text:p>
          </table:table-cell>
          <table:table-cell office:value-type="float" office:value="0.00983089" calcext:value-type="float">
            <text:p>9,83E-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860+INT(([.A11]-1)/2)*1" office:value-type="float" office:value="865" calcext:value-type="float">
            <text:p>865</text:p>
          </table:table-cell>
          <table:table-cell/>
          <table:table-cell office:value-type="float" office:value="0.06459163" calcext:value-type="float">
            <text:p>6,46E-02</text:p>
          </table:table-cell>
          <table:table-cell office:value-type="float" office:value="0.8957798" calcext:value-type="float">
            <text:p>8,96E-01</text:p>
          </table:table-cell>
          <table:table-cell/>
          <table:table-cell office:value-type="float" office:value="0.9614874" calcext:value-type="float">
            <text:p>9,61E-01</text:p>
          </table:table-cell>
          <table:table-cell office:value-type="float" office:value="0.009285803" calcext:value-type="float">
            <text:p>9,29E-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860+INT(([.A12]-1)/2)*1" office:value-type="float" office:value="866" calcext:value-type="float">
            <text:p>866</text:p>
          </table:table-cell>
          <table:table-cell/>
          <table:table-cell office:value-type="float" office:value="0.06272855" calcext:value-type="float">
            <text:p>6,27E-02</text:p>
          </table:table-cell>
          <table:table-cell office:value-type="float" office:value="0.898081" calcext:value-type="float">
            <text:p>8,98E-01</text:p>
          </table:table-cell>
          <table:table-cell/>
          <table:table-cell office:value-type="float" office:value="0.9631993" calcext:value-type="float">
            <text:p>9,63E-01</text:p>
          </table:table-cell>
          <table:table-cell office:value-type="float" office:value="0.008628532" calcext:value-type="float">
            <text:p>8,63E-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860+INT(([.A13]-1)/2)*1" office:value-type="float" office:value="867" calcext:value-type="float">
            <text:p>867</text:p>
          </table:table-cell>
          <table:table-cell/>
          <table:table-cell office:value-type="float" office:value="0.06006224" calcext:value-type="float">
            <text:p>6,01E-02</text:p>
          </table:table-cell>
          <table:table-cell office:value-type="float" office:value="0.9004159" calcext:value-type="float">
            <text:p>9,00E-01</text:p>
          </table:table-cell>
          <table:table-cell/>
          <table:table-cell office:value-type="float" office:value="0.963779" calcext:value-type="float">
            <text:p>9,64E-01</text:p>
          </table:table-cell>
          <table:table-cell office:value-type="float" office:value="0.007848432" calcext:value-type="float">
            <text:p>7,85E-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860+INT(([.A14]-1)/2)*1" office:value-type="float" office:value="868" calcext:value-type="float">
            <text:p>868</text:p>
          </table:table-cell>
          <table:table-cell/>
          <table:table-cell office:value-type="float" office:value="0.0579791" calcext:value-type="float">
            <text:p>5,80E-02</text:p>
          </table:table-cell>
          <table:table-cell office:value-type="float" office:value="0.9028683" calcext:value-type="float">
            <text:p>9,03E-01</text:p>
          </table:table-cell>
          <table:table-cell/>
          <table:table-cell office:value-type="float" office:value="0.9626456" calcext:value-type="float">
            <text:p>9,63E-01</text:p>
          </table:table-cell>
          <table:table-cell office:value-type="float" office:value="0.007348701" calcext:value-type="float">
            <text:p>7,35E-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860+INT(([.A15]-1)/2)*1" office:value-type="float" office:value="869" calcext:value-type="float">
            <text:p>869</text:p>
          </table:table-cell>
          <table:table-cell/>
          <table:table-cell office:value-type="float" office:value="0.05598239" calcext:value-type="float">
            <text:p>5,60E-02</text:p>
          </table:table-cell>
          <table:table-cell office:value-type="float" office:value="0.9060524" calcext:value-type="float">
            <text:p>9,06E-01</text:p>
          </table:table-cell>
          <table:table-cell/>
          <table:table-cell office:value-type="float" office:value="0.9656495" calcext:value-type="float">
            <text:p>9,66E-01</text:p>
          </table:table-cell>
          <table:table-cell office:value-type="float" office:value="0.006738806" calcext:value-type="float">
            <text:p>6,74E-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860+INT(([.A16]-1)/2)*1" office:value-type="float" office:value="870" calcext:value-type="float">
            <text:p>870</text:p>
          </table:table-cell>
          <table:table-cell/>
          <table:table-cell office:value-type="float" office:value="0.05346878" calcext:value-type="float">
            <text:p>5,35E-02</text:p>
          </table:table-cell>
          <table:table-cell office:value-type="float" office:value="0.9062963" calcext:value-type="float">
            <text:p>9,06E-01</text:p>
          </table:table-cell>
          <table:table-cell/>
          <table:table-cell office:value-type="float" office:value="0.9672964" calcext:value-type="float">
            <text:p>9,67E-01</text:p>
          </table:table-cell>
          <table:table-cell office:value-type="float" office:value="0.006023012" calcext:value-type="float">
            <text:p>6,02E-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860+INT(([.A17]-1)/2)*1" office:value-type="float" office:value="871" calcext:value-type="float">
            <text:p>871</text:p>
          </table:table-cell>
          <table:table-cell/>
          <table:table-cell office:value-type="float" office:value="0.05179946" calcext:value-type="float">
            <text:p>5,18E-02</text:p>
          </table:table-cell>
          <table:table-cell office:value-type="float" office:value="0.9097277" calcext:value-type="float">
            <text:p>9,10E-01</text:p>
          </table:table-cell>
          <table:table-cell/>
          <table:table-cell office:value-type="float" office:value="0.9658001" calcext:value-type="float">
            <text:p>9,66E-01</text:p>
          </table:table-cell>
          <table:table-cell office:value-type="float" office:value="0.005590007" calcext:value-type="float">
            <text:p>5,59E-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860+INT(([.A18]-1)/2)*1" office:value-type="float" office:value="872" calcext:value-type="float">
            <text:p>872</text:p>
          </table:table-cell>
          <table:table-cell/>
          <table:table-cell office:value-type="float" office:value="0.04978169" calcext:value-type="float">
            <text:p>4,98E-02</text:p>
          </table:table-cell>
          <table:table-cell office:value-type="float" office:value="0.9122088" calcext:value-type="float">
            <text:p>9,12E-01</text:p>
          </table:table-cell>
          <table:table-cell/>
          <table:table-cell office:value-type="float" office:value="0.9669761" calcext:value-type="float">
            <text:p>9,67E-01</text:p>
          </table:table-cell>
          <table:table-cell office:value-type="float" office:value="0.005075885" calcext:value-type="float">
            <text:p>5,08E-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860+INT(([.A19]-1)/2)*1" office:value-type="float" office:value="873" calcext:value-type="float">
            <text:p>873</text:p>
          </table:table-cell>
          <table:table-cell/>
          <table:table-cell office:value-type="float" office:value="0.04741243" calcext:value-type="float">
            <text:p>4,74E-02</text:p>
          </table:table-cell>
          <table:table-cell office:value-type="float" office:value="0.9136835" calcext:value-type="float">
            <text:p>9,14E-01</text:p>
          </table:table-cell>
          <table:table-cell/>
          <table:table-cell office:value-type="float" office:value="0.9680266" calcext:value-type="float">
            <text:p>9,68E-01</text:p>
          </table:table-cell>
          <table:table-cell office:value-type="float" office:value="0.004510559" calcext:value-type="float">
            <text:p>4,51E-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860+INT(([.A20]-1)/2)*1" office:value-type="float" office:value="874" calcext:value-type="float">
            <text:p>874</text:p>
          </table:table-cell>
          <table:table-cell/>
          <table:table-cell office:value-type="float" office:value="0.0456222" calcext:value-type="float">
            <text:p>4,56E-02</text:p>
          </table:table-cell>
          <table:table-cell office:value-type="float" office:value="0.9160244" calcext:value-type="float">
            <text:p>9,16E-01</text:p>
          </table:table-cell>
          <table:table-cell/>
          <table:table-cell office:value-type="float" office:value="0.9678013" calcext:value-type="float">
            <text:p>9,68E-01</text:p>
          </table:table-cell>
          <table:table-cell office:value-type="float" office:value="0.004141149" calcext:value-type="float">
            <text:p>4,14E-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860+INT(([.A21]-1)/2)*1" office:value-type="float" office:value="875" calcext:value-type="float">
            <text:p>875</text:p>
          </table:table-cell>
          <table:table-cell/>
          <table:table-cell office:value-type="float" office:value="0.04374463" calcext:value-type="float">
            <text:p>4,37E-02</text:p>
          </table:table-cell>
          <table:table-cell office:value-type="float" office:value="0.9184348" calcext:value-type="float">
            <text:p>9,18E-01</text:p>
          </table:table-cell>
          <table:table-cell/>
          <table:table-cell office:value-type="float" office:value="0.9689981" calcext:value-type="float">
            <text:p>9,69E-01</text:p>
          </table:table-cell>
          <table:table-cell office:value-type="float" office:value="0.003666067" calcext:value-type="float">
            <text:p>3,67E-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860+INT(([.A22]-1)/2)*1" office:value-type="float" office:value="876" calcext:value-type="float">
            <text:p>876</text:p>
          </table:table-cell>
          <table:table-cell/>
          <table:table-cell office:value-type="float" office:value="0.04159276" calcext:value-type="float">
            <text:p>4,16E-02</text:p>
          </table:table-cell>
          <table:table-cell office:value-type="float" office:value="0.919804" calcext:value-type="float">
            <text:p>9,20E-01</text:p>
          </table:table-cell>
          <table:table-cell/>
          <table:table-cell office:value-type="float" office:value="0.969151" calcext:value-type="float">
            <text:p>9,69E-01</text:p>
          </table:table-cell>
          <table:table-cell office:value-type="float" office:value="0.003189717" calcext:value-type="float">
            <text:p>3,19E-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860+INT(([.A23]-1)/2)*1" office:value-type="float" office:value="877" calcext:value-type="float">
            <text:p>877</text:p>
          </table:table-cell>
          <table:table-cell/>
          <table:table-cell office:value-type="float" office:value="0.03986682" calcext:value-type="float">
            <text:p>3,99E-02</text:p>
          </table:table-cell>
          <table:table-cell office:value-type="float" office:value="0.9222901" calcext:value-type="float">
            <text:p>9,22E-01</text:p>
          </table:table-cell>
          <table:table-cell/>
          <table:table-cell office:value-type="float" office:value="0.96839" calcext:value-type="float">
            <text:p>9,68E-01</text:p>
          </table:table-cell>
          <table:table-cell office:value-type="float" office:value="0.002822571" calcext:value-type="float">
            <text:p>2,82E-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860+INT(([.A24]-1)/2)*1" office:value-type="float" office:value="878" calcext:value-type="float">
            <text:p>878</text:p>
          </table:table-cell>
          <table:table-cell/>
          <table:table-cell office:value-type="float" office:value="0.03818423" calcext:value-type="float">
            <text:p>3,82E-02</text:p>
          </table:table-cell>
          <table:table-cell office:value-type="float" office:value="0.9236077" calcext:value-type="float">
            <text:p>9,24E-01</text:p>
          </table:table-cell>
          <table:table-cell/>
          <table:table-cell office:value-type="float" office:value="0.9694733" calcext:value-type="float">
            <text:p>9,69E-01</text:p>
          </table:table-cell>
          <table:table-cell office:value-type="float" office:value="0.002459144" calcext:value-type="float">
            <text:p>2,46E-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860+INT(([.A25]-1)/2)*1" office:value-type="float" office:value="879" calcext:value-type="float">
            <text:p>879</text:p>
          </table:table-cell>
          <table:table-cell/>
          <table:table-cell office:value-type="float" office:value="0.03646626" calcext:value-type="float">
            <text:p>3,65E-02</text:p>
          </table:table-cell>
          <table:table-cell office:value-type="float" office:value="0.9249117" calcext:value-type="float">
            <text:p>9,25E-01</text:p>
          </table:table-cell>
          <table:table-cell/>
          <table:table-cell office:value-type="float" office:value="0.9692534" calcext:value-type="float">
            <text:p>9,69E-01</text:p>
          </table:table-cell>
          <table:table-cell office:value-type="float" office:value="0.0021002" calcext:value-type="float">
            <text:p>2,10E-0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860+INT(([.A26]-1)/2)*1" office:value-type="float" office:value="880" calcext:value-type="float">
            <text:p>880</text:p>
          </table:table-cell>
          <table:table-cell/>
          <table:table-cell office:value-type="float" office:value="0.03467092" calcext:value-type="float">
            <text:p>3,47E-02</text:p>
          </table:table-cell>
          <table:table-cell office:value-type="float" office:value="0.9272592" calcext:value-type="float">
            <text:p>9,27E-01</text:p>
          </table:table-cell>
          <table:table-cell/>
          <table:table-cell office:value-type="float" office:value="0.9704276" calcext:value-type="float">
            <text:p>9,70E-01</text:p>
          </table:table-cell>
          <table:table-cell office:value-type="float" office:value="0.001757085" calcext:value-type="float">
            <text:p>1,76E-0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860+INT(([.A27]-1)/2)*1" office:value-type="float" office:value="881" calcext:value-type="float">
            <text:p>881</text:p>
          </table:table-cell>
          <table:table-cell/>
          <table:table-cell office:value-type="float" office:value="0.03296972" calcext:value-type="float">
            <text:p>3,30E-02</text:p>
          </table:table-cell>
          <table:table-cell office:value-type="float" office:value="0.928398" calcext:value-type="float">
            <text:p>9,28E-01</text:p>
          </table:table-cell>
          <table:table-cell/>
          <table:table-cell office:value-type="float" office:value="0.9709421" calcext:value-type="float">
            <text:p>9,71E-01</text:p>
          </table:table-cell>
          <table:table-cell office:value-type="float" office:value="0.001478608" calcext:value-type="float">
            <text:p>1,48E-0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860+INT(([.A28]-1)/2)*1" office:value-type="float" office:value="882" calcext:value-type="float">
            <text:p>882</text:p>
          </table:table-cell>
          <table:table-cell/>
          <table:table-cell office:value-type="float" office:value="0.03150568" calcext:value-type="float">
            <text:p>3,15E-02</text:p>
          </table:table-cell>
          <table:table-cell office:value-type="float" office:value="0.9305254" calcext:value-type="float">
            <text:p>9,31E-01</text:p>
          </table:table-cell>
          <table:table-cell/>
          <table:table-cell office:value-type="float" office:value="0.9703019" calcext:value-type="float">
            <text:p>9,70E-01</text:p>
          </table:table-cell>
          <table:table-cell office:value-type="float" office:value="0.001260479" calcext:value-type="float">
            <text:p>1,26E-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860+INT(([.A29]-1)/2)*1" office:value-type="float" office:value="883" calcext:value-type="float">
            <text:p>883</text:p>
          </table:table-cell>
          <table:table-cell/>
          <table:table-cell office:value-type="float" office:value="0.02996734" calcext:value-type="float">
            <text:p>3,00E-02</text:p>
          </table:table-cell>
          <table:table-cell office:value-type="float" office:value="0.9334958" calcext:value-type="float">
            <text:p>9,33E-01</text:p>
          </table:table-cell>
          <table:table-cell/>
          <table:table-cell office:value-type="float" office:value="0.9714378" calcext:value-type="float">
            <text:p>9,71E-01</text:p>
          </table:table-cell>
          <table:table-cell office:value-type="float" office:value="0.001009824" calcext:value-type="float">
            <text:p>1,01E-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860+INT(([.A30]-1)/2)*1" office:value-type="float" office:value="884" calcext:value-type="float">
            <text:p>884</text:p>
          </table:table-cell>
          <table:table-cell/>
          <table:table-cell office:value-type="float" office:value="0.02800408" calcext:value-type="float">
            <text:p>2,80E-02</text:p>
          </table:table-cell>
          <table:table-cell office:value-type="float" office:value="0.9337515" calcext:value-type="float">
            <text:p>9,34E-01</text:p>
          </table:table-cell>
          <table:table-cell/>
          <table:table-cell office:value-type="float" office:value="0.9724451" calcext:value-type="float">
            <text:p>9,72E-01</text:p>
          </table:table-cell>
          <table:table-cell office:value-type="float" office:value="0.0007493831" calcext:value-type="float">
            <text:p>7,49E-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860+INT(([.A31]-1)/2)*1" office:value-type="float" office:value="885" calcext:value-type="float">
            <text:p>885</text:p>
          </table:table-cell>
          <table:table-cell/>
          <table:table-cell office:value-type="float" office:value="0.0268191" calcext:value-type="float">
            <text:p>2,68E-02</text:p>
          </table:table-cell>
          <table:table-cell office:value-type="float" office:value="0.935632" calcext:value-type="float">
            <text:p>9,36E-01</text:p>
          </table:table-cell>
          <table:table-cell/>
          <table:table-cell office:value-type="float" office:value="0.9716004" calcext:value-type="float">
            <text:p>9,72E-01</text:p>
          </table:table-cell>
          <table:table-cell office:value-type="float" office:value="0.0006004834" calcext:value-type="float">
            <text:p>6,00E-0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860+INT(([.A32]-1)/2)*1" office:value-type="float" office:value="886" calcext:value-type="float">
            <text:p>886</text:p>
          </table:table-cell>
          <table:table-cell/>
          <table:table-cell office:value-type="float" office:value="0.02532476" calcext:value-type="float">
            <text:p>2,53E-02</text:p>
          </table:table-cell>
          <table:table-cell office:value-type="float" office:value="0.9377961" calcext:value-type="float">
            <text:p>9,38E-01</text:p>
          </table:table-cell>
          <table:table-cell/>
          <table:table-cell office:value-type="float" office:value="0.9721987" calcext:value-type="float">
            <text:p>9,72E-01</text:p>
          </table:table-cell>
          <table:table-cell office:value-type="float" office:value="0.0004134862" calcext:value-type="float">
            <text:p>4,13E-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860+INT(([.A33]-1)/2)*1" office:value-type="float" office:value="887" calcext:value-type="float">
            <text:p>887</text:p>
          </table:table-cell>
          <table:table-cell/>
          <table:table-cell office:value-type="float" office:value="0.02381409" calcext:value-type="float">
            <text:p>2,38E-02</text:p>
          </table:table-cell>
          <table:table-cell office:value-type="float" office:value="0.93894" calcext:value-type="float">
            <text:p>9,39E-01</text:p>
          </table:table-cell>
          <table:table-cell/>
          <table:table-cell office:value-type="float" office:value="0.9732712" calcext:value-type="float">
            <text:p>9,73E-01</text:p>
          </table:table-cell>
          <table:table-cell office:value-type="float" office:value="0.0002729917" calcext:value-type="float">
            <text:p>2,73E-0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860+INT(([.A34]-1)/2)*1" office:value-type="float" office:value="888" calcext:value-type="float">
            <text:p>888</text:p>
          </table:table-cell>
          <table:table-cell/>
          <table:table-cell office:value-type="float" office:value="0.0224119" calcext:value-type="float">
            <text:p>2,24E-02</text:p>
          </table:table-cell>
          <table:table-cell office:value-type="float" office:value="0.9405887" calcext:value-type="float">
            <text:p>9,41E-01</text:p>
          </table:table-cell>
          <table:table-cell/>
          <table:table-cell office:value-type="float" office:value="0.9721342" calcext:value-type="float">
            <text:p>9,72E-01</text:p>
          </table:table-cell>
          <table:table-cell office:value-type="float" office:value="0.0001818152" calcext:value-type="float">
            <text:p>1,82E-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860+INT(([.A35]-1)/2)*1" office:value-type="float" office:value="889" calcext:value-type="float">
            <text:p>889</text:p>
          </table:table-cell>
          <table:table-cell/>
          <table:table-cell office:value-type="float" office:value="0.02110876" calcext:value-type="float">
            <text:p>2,11E-02</text:p>
          </table:table-cell>
          <table:table-cell office:value-type="float" office:value="0.9420893" calcext:value-type="float">
            <text:p>9,42E-01</text:p>
          </table:table-cell>
          <table:table-cell/>
          <table:table-cell office:value-type="float" office:value="0.9726357" calcext:value-type="float">
            <text:p>9,73E-01</text:p>
          </table:table-cell>
          <table:table-cell office:value-type="float" office:value="0.00008815317" calcext:value-type="float">
            <text:p>8,82E-0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Iteration</text:p>
          </table:table-cell>
          <table:table-cell table:number-columns-repeated="2"/>
          <table:table-cell table:style-name="Default" office:value-type="string" calcext:value-type="string">
            <text:p>LinearOutBot</text:p>
          </table:table-cell>
          <table:table-cell table:style-name="Default" office:value-type="string" calcext:value-type="string">
            <text:p>LinearOutTop</text:p>
          </table:table-cell>
          <table:table-cell/>
          <table:table-cell table:style-name="Default" office:value-type="string" calcext:value-type="string">
            <text:p>LinearOutBot</text:p>
          </table:table-cell>
          <table:table-cell table:style-name="Default" office:value-type="string" calcext:value-type="string">
            <text:p>LinearOutTo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920+INT(([.A42]-1)/2)*2" office:value-type="float" office:value="920" calcext:value-type="float">
            <text:p>920</text:p>
          </table:table-cell>
          <table:table-cell/>
          <table:table-cell office:value-type="float" office:value="0.001605753" calcext:value-type="float">
            <text:p>1,61E-03</text:p>
          </table:table-cell>
          <table:table-cell office:value-type="float" office:value="0.9794144" calcext:value-type="float">
            <text:p>9,79E-01</text:p>
          </table:table-cell>
          <table:table-cell/>
          <table:table-cell office:value-type="float" office:value="0.9782124" calcext:value-type="float">
            <text:p>9,78E-01</text:p>
          </table:table-cell>
          <table:table-cell office:value-type="float" office:value="0.004322835" calcext:value-type="float">
            <text:p>4,32E-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920+INT(([.A43]-1)/2)*2" office:value-type="float" office:value="922" calcext:value-type="float">
            <text:p>922</text:p>
          </table:table-cell>
          <table:table-cell/>
          <table:table-cell office:value-type="float" office:value="0.0009905279" calcext:value-type="float">
            <text:p>9,91E-04</text:p>
          </table:table-cell>
          <table:table-cell office:value-type="float" office:value="0.9801338" calcext:value-type="float">
            <text:p>9,80E-01</text:p>
          </table:table-cell>
          <table:table-cell/>
          <table:table-cell office:value-type="float" office:value="0.977119" calcext:value-type="float">
            <text:p>9,77E-01</text:p>
          </table:table-cell>
          <table:table-cell office:value-type="float" office:value="0.005256386" calcext:value-type="float">
            <text:p>5,26E-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920+INT(([.A44]-1)/2)*2" office:value-type="float" office:value="924" calcext:value-type="float">
            <text:p>924</text:p>
          </table:table-cell>
          <table:table-cell/>
          <table:table-cell office:value-type="float" office:value="0.0004692503" calcext:value-type="float">
            <text:p>4,69E-04</text:p>
          </table:table-cell>
          <table:table-cell office:value-type="float" office:value="0.9805092" calcext:value-type="float">
            <text:p>9,81E-01</text:p>
          </table:table-cell>
          <table:table-cell/>
          <table:table-cell office:value-type="float" office:value="0.9762589" calcext:value-type="float">
            <text:p>9,76E-01</text:p>
          </table:table-cell>
          <table:table-cell office:value-type="float" office:value="0.006473764" calcext:value-type="float">
            <text:p>6,47E-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920+INT(([.A45]-1)/2)*2" office:value-type="float" office:value="926" calcext:value-type="float">
            <text:p>926</text:p>
          </table:table-cell>
          <table:table-cell/>
          <table:table-cell office:value-type="float" office:value="0.0001792065" calcext:value-type="float">
            <text:p>1,79E-04</text:p>
          </table:table-cell>
          <table:table-cell office:value-type="float" office:value="0.9808238" calcext:value-type="float">
            <text:p>9,81E-01</text:p>
          </table:table-cell>
          <table:table-cell/>
          <table:table-cell office:value-type="float" office:value="0.9752059" calcext:value-type="float">
            <text:p>9,75E-01</text:p>
          </table:table-cell>
          <table:table-cell office:value-type="float" office:value="0.007559541" calcext:value-type="float">
            <text:p>7,56E-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920+INT(([.A46]-1)/2)*2" office:value-type="float" office:value="928" calcext:value-type="float">
            <text:p>928</text:p>
          </table:table-cell>
          <table:table-cell/>
          <table:table-cell office:value-type="float" office:value="0.00001082144" calcext:value-type="float">
            <text:p>1,08E-05</text:p>
          </table:table-cell>
          <table:table-cell office:value-type="float" office:value="0.9810979" calcext:value-type="float">
            <text:p>9,81E-01</text:p>
          </table:table-cell>
          <table:table-cell/>
          <table:table-cell office:value-type="float" office:value="0.9733017" calcext:value-type="float">
            <text:p>9,73E-01</text:p>
          </table:table-cell>
          <table:table-cell office:value-type="float" office:value="0.009014774" calcext:value-type="float">
            <text:p>9,01E-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920+INT(([.A47]-1)/2)*2" office:value-type="float" office:value="930" calcext:value-type="float">
            <text:p>930</text:p>
          </table:table-cell>
          <table:table-cell/>
          <table:table-cell office:value-type="float" office:value="0.00003930039" calcext:value-type="float">
            <text:p>3,93E-05</text:p>
          </table:table-cell>
          <table:table-cell office:value-type="float" office:value="0.981266" calcext:value-type="float">
            <text:p>9,81E-01</text:p>
          </table:table-cell>
          <table:table-cell/>
          <table:table-cell office:value-type="float" office:value="0.9721674" calcext:value-type="float">
            <text:p>9,72E-01</text:p>
          </table:table-cell>
          <table:table-cell office:value-type="float" office:value="0.01053986" calcext:value-type="float">
            <text:p>1,05E-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920+INT(([.A48]-1)/2)*2" office:value-type="float" office:value="932" calcext:value-type="float">
            <text:p>932</text:p>
          </table:table-cell>
          <table:table-cell/>
          <table:table-cell office:value-type="float" office:value="0.0002272624" calcext:value-type="float">
            <text:p>2,27E-04</text:p>
          </table:table-cell>
          <table:table-cell office:value-type="float" office:value="0.9811392" calcext:value-type="float">
            <text:p>9,81E-01</text:p>
          </table:table-cell>
          <table:table-cell/>
          <table:table-cell office:value-type="float" office:value="0.9705866" calcext:value-type="float">
            <text:p>9,71E-01</text:p>
          </table:table-cell>
          <table:table-cell office:value-type="float" office:value="0.01198715" calcext:value-type="float">
            <text:p>1,20E-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920+INT(([.A49]-1)/2)*2" office:value-type="float" office:value="934" calcext:value-type="float">
            <text:p>934</text:p>
          </table:table-cell>
          <table:table-cell/>
          <table:table-cell office:value-type="float" office:value="0.0006254838" calcext:value-type="float">
            <text:p>6,25E-04</text:p>
          </table:table-cell>
          <table:table-cell office:value-type="float" office:value="0.9804137" calcext:value-type="float">
            <text:p>9,80E-01</text:p>
          </table:table-cell>
          <table:table-cell/>
          <table:table-cell office:value-type="float" office:value="0.9687892" calcext:value-type="float">
            <text:p>9,69E-01</text:p>
          </table:table-cell>
          <table:table-cell office:value-type="float" office:value="0.01379453" calcext:value-type="float">
            <text:p>1,38E-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920+INT(([.A50]-1)/2)*2" office:value-type="float" office:value="936" calcext:value-type="float">
            <text:p>936</text:p>
          </table:table-cell>
          <table:table-cell/>
          <table:table-cell office:value-type="float" office:value="0.001168291" calcext:value-type="float">
            <text:p>1,17E-03</text:p>
          </table:table-cell>
          <table:table-cell office:value-type="float" office:value="0.9802088" calcext:value-type="float">
            <text:p>9,80E-01</text:p>
          </table:table-cell>
          <table:table-cell/>
          <table:table-cell office:value-type="float" office:value="0.9670048" calcext:value-type="float">
            <text:p>9,67E-01</text:p>
          </table:table-cell>
          <table:table-cell office:value-type="float" office:value="0.01550561" calcext:value-type="float">
            <text:p>1,55E-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920+INT(([.A51]-1)/2)*2" office:value-type="float" office:value="938" calcext:value-type="float">
            <text:p>938</text:p>
          </table:table-cell>
          <table:table-cell/>
          <table:table-cell office:value-type="float" office:value="0.001907014" calcext:value-type="float">
            <text:p>1,91E-03</text:p>
          </table:table-cell>
          <table:table-cell office:value-type="float" office:value="0.9795086" calcext:value-type="float">
            <text:p>9,80E-01</text:p>
          </table:table-cell>
          <table:table-cell/>
          <table:table-cell office:value-type="float" office:value="0.9654773" calcext:value-type="float">
            <text:p>9,65E-01</text:p>
          </table:table-cell>
          <table:table-cell office:value-type="float" office:value="0.01745112" calcext:value-type="float">
            <text:p>1,75E-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920+INT(([.A52]-1)/2)*2" office:value-type="float" office:value="940" calcext:value-type="float">
            <text:p>940</text:p>
          </table:table-cell>
          <table:table-cell/>
          <table:table-cell office:value-type="float" office:value="0.002706137" calcext:value-type="float">
            <text:p>2,71E-03</text:p>
          </table:table-cell>
          <table:table-cell office:value-type="float" office:value="0.9785976" calcext:value-type="float">
            <text:p>9,79E-01</text:p>
          </table:table-cell>
          <table:table-cell/>
          <table:table-cell office:value-type="float" office:value="0.9634033" calcext:value-type="float">
            <text:p>9,63E-01</text:p>
          </table:table-cell>
          <table:table-cell office:value-type="float" office:value="0.0192059" calcext:value-type="float">
            <text:p>1,92E-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920+INT(([.A53]-1)/2)*2" office:value-type="float" office:value="942" calcext:value-type="float">
            <text:p>942</text:p>
          </table:table-cell>
          <table:table-cell/>
          <table:table-cell office:value-type="float" office:value="0.003817842" calcext:value-type="float">
            <text:p>3,82E-03</text:p>
          </table:table-cell>
          <table:table-cell office:value-type="float" office:value="0.9772813" calcext:value-type="float">
            <text:p>9,77E-01</text:p>
          </table:table-cell>
          <table:table-cell/>
          <table:table-cell office:value-type="float" office:value="0.9611679" calcext:value-type="float">
            <text:p>9,61E-01</text:p>
          </table:table-cell>
          <table:table-cell office:value-type="float" office:value="0.02144934" calcext:value-type="float">
            <text:p>2,14E-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920+INT(([.A54]-1)/2)*2" office:value-type="float" office:value="944" calcext:value-type="float">
            <text:p>944</text:p>
          </table:table-cell>
          <table:table-cell/>
          <table:table-cell office:value-type="float" office:value="0.005089816" calcext:value-type="float">
            <text:p>5,09E-03</text:p>
          </table:table-cell>
          <table:table-cell office:value-type="float" office:value="0.9765357" calcext:value-type="float">
            <text:p>9,77E-01</text:p>
          </table:table-cell>
          <table:table-cell/>
          <table:table-cell office:value-type="float" office:value="0.9588909" calcext:value-type="float">
            <text:p>9,59E-01</text:p>
          </table:table-cell>
          <table:table-cell office:value-type="float" office:value="0.0237284" calcext:value-type="float">
            <text:p>2,37E-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920+INT(([.A55]-1)/2)*2" office:value-type="float" office:value="946" calcext:value-type="float">
            <text:p>946</text:p>
          </table:table-cell>
          <table:table-cell/>
          <table:table-cell office:value-type="float" office:value="0.006374946" calcext:value-type="float">
            <text:p>6,37E-03</text:p>
          </table:table-cell>
          <table:table-cell office:value-type="float" office:value="0.9751799" calcext:value-type="float">
            <text:p>9,75E-01</text:p>
          </table:table-cell>
          <table:table-cell/>
          <table:table-cell office:value-type="float" office:value="0.9570016" calcext:value-type="float">
            <text:p>9,57E-01</text:p>
          </table:table-cell>
          <table:table-cell office:value-type="float" office:value="0.0258093" calcext:value-type="float">
            <text:p>2,58E-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920+INT(([.A56]-1)/2)*2" office:value-type="float" office:value="948" calcext:value-type="float">
            <text:p>948</text:p>
          </table:table-cell>
          <table:table-cell/>
          <table:table-cell office:value-type="float" office:value="0.00810837" calcext:value-type="float">
            <text:p>8,11E-03</text:p>
          </table:table-cell>
          <table:table-cell office:value-type="float" office:value="0.9729122" calcext:value-type="float">
            <text:p>9,73E-01</text:p>
          </table:table-cell>
          <table:table-cell/>
          <table:table-cell office:value-type="float" office:value="0.9540634" calcext:value-type="float">
            <text:p>9,54E-01</text:p>
          </table:table-cell>
          <table:table-cell office:value-type="float" office:value="0.02849485" calcext:value-type="float">
            <text:p>2,85E-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920+INT(([.A57]-1)/2)*2" office:value-type="float" office:value="950" calcext:value-type="float">
            <text:p>950</text:p>
          </table:table-cell>
          <table:table-cell/>
          <table:table-cell office:value-type="float" office:value="0.009765858" calcext:value-type="float">
            <text:p>9,77E-03</text:p>
          </table:table-cell>
          <table:table-cell office:value-type="float" office:value="0.9712889" calcext:value-type="float">
            <text:p>9,71E-01</text:p>
          </table:table-cell>
          <table:table-cell/>
          <table:table-cell office:value-type="float" office:value="0.9515617" calcext:value-type="float">
            <text:p>9,52E-01</text:p>
          </table:table-cell>
          <table:table-cell office:value-type="float" office:value="0.03088501" calcext:value-type="float">
            <text:p>3,09E-0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920+INT(([.A58]-1)/2)*2" office:value-type="float" office:value="952" calcext:value-type="float">
            <text:p>952</text:p>
          </table:table-cell>
          <table:table-cell/>
          <table:table-cell office:value-type="float" office:value="0.0116333" calcext:value-type="float">
            <text:p>1,16E-02</text:p>
          </table:table-cell>
          <table:table-cell office:value-type="float" office:value="0.9692196" calcext:value-type="float">
            <text:p>9,69E-01</text:p>
          </table:table-cell>
          <table:table-cell/>
          <table:table-cell office:value-type="float" office:value="0.9493289" calcext:value-type="float">
            <text:p>9,49E-01</text:p>
          </table:table-cell>
          <table:table-cell office:value-type="float" office:value="0.0335026" calcext:value-type="float">
            <text:p>3,35E-0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920+INT(([.A59]-1)/2)*2" office:value-type="float" office:value="954" calcext:value-type="float">
            <text:p>954</text:p>
          </table:table-cell>
          <table:table-cell/>
          <table:table-cell office:value-type="float" office:value="0.01359355" calcext:value-type="float">
            <text:p>1,36E-02</text:p>
          </table:table-cell>
          <table:table-cell office:value-type="float" office:value="0.9675983" calcext:value-type="float">
            <text:p>9,68E-01</text:p>
          </table:table-cell>
          <table:table-cell/>
          <table:table-cell office:value-type="float" office:value="0.9466621" calcext:value-type="float">
            <text:p>9,47E-01</text:p>
          </table:table-cell>
          <table:table-cell office:value-type="float" office:value="0.0359629" calcext:value-type="float">
            <text:p>3,60E-0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920+INT(([.A60]-1)/2)*2" office:value-type="float" office:value="956" calcext:value-type="float">
            <text:p>956</text:p>
          </table:table-cell>
          <table:table-cell/>
          <table:table-cell office:value-type="float" office:value="0.01594139" calcext:value-type="float">
            <text:p>1,59E-02</text:p>
          </table:table-cell>
          <table:table-cell office:value-type="float" office:value="0.9647617" calcext:value-type="float">
            <text:p>9,65E-01</text:p>
          </table:table-cell>
          <table:table-cell/>
          <table:table-cell office:value-type="float" office:value="0.9437008" calcext:value-type="float">
            <text:p>9,44E-01</text:p>
          </table:table-cell>
          <table:table-cell office:value-type="float" office:value="0.0389789" calcext:value-type="float">
            <text:p>3,90E-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920+INT(([.A61]-1)/2)*2" office:value-type="float" office:value="958" calcext:value-type="float">
            <text:p>958</text:p>
          </table:table-cell>
          <table:table-cell/>
          <table:table-cell office:value-type="float" office:value="0.01843333" calcext:value-type="float">
            <text:p>1,84E-02</text:p>
          </table:table-cell>
          <table:table-cell office:value-type="float" office:value="0.9626878" calcext:value-type="float">
            <text:p>9,63E-01</text:p>
          </table:table-cell>
          <table:table-cell/>
          <table:table-cell office:value-type="float" office:value="0.9407163" calcext:value-type="float">
            <text:p>9,41E-01</text:p>
          </table:table-cell>
          <table:table-cell office:value-type="float" office:value="0.04199878" calcext:value-type="float">
            <text:p>4,20E-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 style:data-style-name="N2" text:time-value="13:58:01.6916714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13:47:53.571514460</meta:creation-date>
    <dc:date>2015-12-07T14:52:41.193073906</dc:date>
    <meta:editing-duration>PT44M59S</meta:editing-duration>
    <meta:editing-cycles>15</meta:editing-cycles>
    <meta:generator>LibreOffice/5.0.3.2$Linux_X86_64 LibreOffice_project/00m0$Build-2</meta:generator>
    <meta:document-statistic meta:table-count="2" meta:cell-count="122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843cm" svg:height="15.567cm" xlink:href=".." xlink:type="simple" chart:class="chart:scatter" chart:style-name="ch1">
        <chart:legend chart:legend-position="end" svg:x="15.719cm" svg:y="7.218cm" style:legend-expansion="high" chart:style-name="ch2"/>
        <chart:plot-area chart:style-name="ch3" table:cell-range-address="Feuille1.B2:Feuille1.B132 Feuille1.D1:Feuille1.D132 Feuille1.H1:Feuille1.H132" chart:data-source-has-labels="row" svg:x="0.416cm" svg:y="0.311cm" svg:width="14.887cm" svg:height="14.945cm">
          <chartooo:coordinate-region svg:x="2.232cm" svg:y="0.52cm" svg:width="12.656cm" svg:height="14.0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D3:Feuille1.D132" chart:label-cell-address="Feuille1.D1:Feuille1.D2" chart:class="chart:scatter">
            <chart:domain table:cell-range-address="Feuille1.B3:Feuille1.B132"/>
            <chart:data-point chart:repeated="130"/>
          </chart:series>
          <chart:series chart:style-name="ch8" chart:values-cell-range-address="Feuille1.H3:Feuille1.H132" chart:label-cell-address="Feuille1.H1:Feuille1.H2" chart:class="chart:scatter">
            <chart:data-point chart:repeated="1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Lambda1 LinearOutBot</text:p>
                <text:list>
                  <text:list-item>
                    <text:p>Lambda1</text:p>
                  </text:list-item>
                  <text:list-item>
                    <text:p>LinearOutBot</text:p>
                  </text:list-item>
                </text:list>
                <draw:g>
                  <svg:desc>Feuille1.D1:Feuille1.D2</svg:desc>
                </draw:g>
              </table:table-cell>
              <table:table-cell office:value-type="string">
                <text:p>Lambda2 LinearOutTop</text:p>
                <text:list>
                  <text:list-item>
                    <text:p>Lambda2</text:p>
                  </text:list-item>
                  <text:list-item>
                    <text:p>LinearOutTop</text:p>
                  </text:list-item>
                </text:list>
                <draw:g>
                  <svg:desc>Feuille1.H1:Feuille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B3:Feuille1.B132</svg:desc>
                </draw:g>
              </table:table-cell>
              <table:table-cell office:value-type="float" office:value="0.879466">
                <text:p>0.879466</text:p>
                <draw:g>
                  <svg:desc>Feuille1.D3:Feuille1.D132</svg:desc>
                </draw:g>
              </table:table-cell>
              <table:table-cell office:value-type="float" office:value="0.05361655">
                <text:p>0.05361655</text:p>
                <draw:g>
                  <svg:desc>Feuille1.H3:Feuille1.H1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8169155">
                <text:p>0.8169155</text:p>
              </table:table-cell>
              <table:table-cell office:value-type="float" office:value="0.02534188">
                <text:p>0.025341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7434855">
                <text:p>0.7434855</text:p>
              </table:table-cell>
              <table:table-cell office:value-type="float" office:value="0.007366942">
                <text:p>0.0073669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0.6598155">
                <text:p>0.6598155</text:p>
              </table:table-cell>
              <table:table-cell office:value-type="float" office:value="0.000132952">
                <text:p>0.0001329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0.5702956">
                <text:p>0.5702956</text:p>
              </table:table-cell>
              <table:table-cell office:value-type="float" office:value="0.004003347">
                <text:p>0.0040033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4779452">
                <text:p>0.4779452</text:p>
              </table:table-cell>
              <table:table-cell office:value-type="float" office:value="0.01870547">
                <text:p>0.01870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0.3872292">
                <text:p>0.3872292</text:p>
              </table:table-cell>
              <table:table-cell office:value-type="float" office:value="0.0435894">
                <text:p>0.04358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0.2984851">
                <text:p>0.2984851</text:p>
              </table:table-cell>
              <table:table-cell office:value-type="float" office:value="0.07862365">
                <text:p>0.078623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0.2166557">
                <text:p>0.2166557</text:p>
              </table:table-cell>
              <table:table-cell office:value-type="float" office:value="0.123118">
                <text:p>0.1231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0.1448635">
                <text:p>0.1448635</text:p>
              </table:table-cell>
              <table:table-cell office:value-type="float" office:value="0.1761256">
                <text:p>0.17612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0.08575541">
                <text:p>0.08575541</text:p>
              </table:table-cell>
              <table:table-cell office:value-type="float" office:value="0.2357457">
                <text:p>0.23574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0.04085228">
                <text:p>0.04085228</text:p>
              </table:table-cell>
              <table:table-cell office:value-type="float" office:value="0.3006423">
                <text:p>0.30064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0.01220213">
                <text:p>0.01220213</text:p>
              </table:table-cell>
              <table:table-cell office:value-type="float" office:value="0.3699491">
                <text:p>0.36994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0.0003450887">
                <text:p>0.0003450887</text:p>
              </table:table-cell>
              <table:table-cell office:value-type="float" office:value="0.4426105">
                <text:p>0.44261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0.005442082">
                <text:p>0.005442082</text:p>
              </table:table-cell>
              <table:table-cell office:value-type="float" office:value="0.5167513">
                <text:p>0.51675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0.02737925">
                <text:p>0.02737925</text:p>
              </table:table-cell>
              <table:table-cell office:value-type="float" office:value="0.5898491">
                <text:p>0.58984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0.0652693">
                <text:p>0.0652693</text:p>
              </table:table-cell>
              <table:table-cell office:value-type="float" office:value="0.6598792">
                <text:p>0.65987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  <table:table-cell office:value-type="float" office:value="0.1189822">
                <text:p>0.1189822</text:p>
              </table:table-cell>
              <table:table-cell office:value-type="float" office:value="0.7271773">
                <text:p>0.72717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0.185805">
                <text:p>0.185805</text:p>
              </table:table-cell>
              <table:table-cell office:value-type="float" office:value="0.7886475">
                <text:p>0.78864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0.2640022">
                <text:p>0.2640022</text:p>
              </table:table-cell>
              <table:table-cell office:value-type="float" office:value="0.8444828">
                <text:p>0.84448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0.349826">
                <text:p>0.349826</text:p>
              </table:table-cell>
              <table:table-cell office:value-type="float" office:value="0.891241">
                <text:p>0.891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">
                <text:p>420</text:p>
              </table:table-cell>
              <table:table-cell office:value-type="float" office:value="0.4407726">
                <text:p>0.4407726</text:p>
              </table:table-cell>
              <table:table-cell office:value-type="float" office:value="0.9289912">
                <text:p>0.92899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">
                <text:p>440</text:p>
              </table:table-cell>
              <table:table-cell office:value-type="float" office:value="0.5334179">
                <text:p>0.5334179</text:p>
              </table:table-cell>
              <table:table-cell office:value-type="float" office:value="0.9568265">
                <text:p>0.95682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">
                <text:p>460</text:p>
              </table:table-cell>
              <table:table-cell office:value-type="float" office:value="0.6246821">
                <text:p>0.6246821</text:p>
              </table:table-cell>
              <table:table-cell office:value-type="float" office:value="0.9748243">
                <text:p>0.97482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">
                <text:p>480</text:p>
              </table:table-cell>
              <table:table-cell office:value-type="float" office:value="0.7114747">
                <text:p>0.7114747</text:p>
              </table:table-cell>
              <table:table-cell office:value-type="float" office:value="0.9819558">
                <text:p>0.98195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0.7901921">
                <text:p>0.7901921</text:p>
              </table:table-cell>
              <table:table-cell office:value-type="float" office:value="0.9782311">
                <text:p>0.97823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">
                <text:p>520</text:p>
              </table:table-cell>
              <table:table-cell office:value-type="float" office:value="0.8570238">
                <text:p>0.8570238</text:p>
              </table:table-cell>
              <table:table-cell office:value-type="float" office:value="0.9637687">
                <text:p>0.96376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">
                <text:p>540</text:p>
              </table:table-cell>
              <table:table-cell office:value-type="float" office:value="0.9118454">
                <text:p>0.9118454</text:p>
              </table:table-cell>
              <table:table-cell office:value-type="float" office:value="0.9384343">
                <text:p>0.93843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">
                <text:p>560</text:p>
              </table:table-cell>
              <table:table-cell office:value-type="float" office:value="0.9513037">
                <text:p>0.9513037</text:p>
              </table:table-cell>
              <table:table-cell office:value-type="float" office:value="0.9028883">
                <text:p>0.90288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">
                <text:p>580</text:p>
              </table:table-cell>
              <table:table-cell office:value-type="float" office:value="0.9741115">
                <text:p>0.9741115</text:p>
              </table:table-cell>
              <table:table-cell office:value-type="float" office:value="0.8581167">
                <text:p>0.85811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">
                <text:p>600</text:p>
              </table:table-cell>
              <table:table-cell office:value-type="float" office:value="0.9804546">
                <text:p>0.9804546</text:p>
              </table:table-cell>
              <table:table-cell office:value-type="float" office:value="0.8049983">
                <text:p>0.80499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">
                <text:p>620</text:p>
              </table:table-cell>
              <table:table-cell office:value-type="float" office:value="0.9685949">
                <text:p>0.9685949</text:p>
              </table:table-cell>
              <table:table-cell office:value-type="float" office:value="0.745036">
                <text:p>0.7450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">
                <text:p>640</text:p>
              </table:table-cell>
              <table:table-cell office:value-type="float" office:value="0.9391058">
                <text:p>0.9391058</text:p>
              </table:table-cell>
              <table:table-cell office:value-type="float" office:value="0.6791034">
                <text:p>0.67910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">
                <text:p>660</text:p>
              </table:table-cell>
              <table:table-cell office:value-type="float" office:value="0.8938378">
                <text:p>0.8938378</text:p>
              </table:table-cell>
              <table:table-cell office:value-type="float" office:value="0.6095455">
                <text:p>0.60954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">
                <text:p>680</text:p>
              </table:table-cell>
              <table:table-cell office:value-type="float" office:value="0.8342824">
                <text:p>0.8342824</text:p>
              </table:table-cell>
              <table:table-cell office:value-type="float" office:value="0.5369336">
                <text:p>0.53693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">
                <text:p>700</text:p>
              </table:table-cell>
              <table:table-cell office:value-type="float" office:value="0.7622615">
                <text:p>0.7622615</text:p>
              </table:table-cell>
              <table:table-cell office:value-type="float" office:value="0.4629607">
                <text:p>0.46296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">
                <text:p>720</text:p>
              </table:table-cell>
              <table:table-cell office:value-type="float" office:value="0.6810139">
                <text:p>0.6810139</text:p>
              </table:table-cell>
              <table:table-cell office:value-type="float" office:value="0.3903305">
                <text:p>0.39033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">
                <text:p>740</text:p>
              </table:table-cell>
              <table:table-cell office:value-type="float" office:value="0.5933128">
                <text:p>0.5933128</text:p>
              </table:table-cell>
              <table:table-cell office:value-type="float" office:value="0.3206269">
                <text:p>0.32062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">
                <text:p>760</text:p>
              </table:table-cell>
              <table:table-cell office:value-type="float" office:value="0.5014813">
                <text:p>0.5014813</text:p>
              </table:table-cell>
              <table:table-cell office:value-type="float" office:value="0.2536637">
                <text:p>0.25366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">
                <text:p>780</text:p>
              </table:table-cell>
              <table:table-cell office:value-type="float" office:value="0.4089857">
                <text:p>0.4089857</text:p>
              </table:table-cell>
              <table:table-cell office:value-type="float" office:value="0.1920985">
                <text:p>0.19209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">
                <text:p>800</text:p>
              </table:table-cell>
              <table:table-cell office:value-type="float" office:value="0.3191202">
                <text:p>0.3191202</text:p>
              </table:table-cell>
              <table:table-cell office:value-type="float" office:value="0.1371592">
                <text:p>0.13715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0">
                <text:p>820</text:p>
              </table:table-cell>
              <table:table-cell office:value-type="float" office:value="0.2361042">
                <text:p>0.2361042</text:p>
              </table:table-cell>
              <table:table-cell office:value-type="float" office:value="0.09031292">
                <text:p>0.090312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0">
                <text:p>840</text:p>
              </table:table-cell>
              <table:table-cell office:value-type="float" office:value="0.1616433">
                <text:p>0.1616433</text:p>
              </table:table-cell>
              <table:table-cell office:value-type="float" office:value="0.05256195">
                <text:p>0.052561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0">
                <text:p>860</text:p>
              </table:table-cell>
              <table:table-cell office:value-type="float" office:value="0.09914836">
                <text:p>0.09914836</text:p>
              </table:table-cell>
              <table:table-cell office:value-type="float" office:value="0.02462429">
                <text:p>0.024624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">
                <text:p>880</text:p>
              </table:table-cell>
              <table:table-cell office:value-type="float" office:value="0.05050347">
                <text:p>0.05050347</text:p>
              </table:table-cell>
              <table:table-cell office:value-type="float" office:value="0.006871549">
                <text:p>0.0068715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">
                <text:p>900</text:p>
              </table:table-cell>
              <table:table-cell office:value-type="float" office:value="0.01761161">
                <text:p>0.01761161</text:p>
              </table:table-cell>
              <table:table-cell office:value-type="float" office:value="0.00007306662">
                <text:p>0.000073066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0">
                <text:p>920</text:p>
              </table:table-cell>
              <table:table-cell office:value-type="float" office:value="0.001605753">
                <text:p>0.001605753</text:p>
              </table:table-cell>
              <table:table-cell office:value-type="float" office:value="0.004322835">
                <text:p>0.0043228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">
                <text:p>940</text:p>
              </table:table-cell>
              <table:table-cell office:value-type="float" office:value="0.002706137">
                <text:p>0.002706137</text:p>
              </table:table-cell>
              <table:table-cell office:value-type="float" office:value="0.0192059">
                <text:p>0.01920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0">
                <text:p>960</text:p>
              </table:table-cell>
              <table:table-cell office:value-type="float" office:value="0.02082357">
                <text:p>0.02082357</text:p>
              </table:table-cell>
              <table:table-cell office:value-type="float" office:value="0.04479307">
                <text:p>0.044793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">
                <text:p>980</text:p>
              </table:table-cell>
              <table:table-cell office:value-type="float" office:value="0.05554921">
                <text:p>0.05554921</text:p>
              </table:table-cell>
              <table:table-cell office:value-type="float" office:value="0.08028757">
                <text:p>0.080287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">
                <text:p>1000</text:p>
              </table:table-cell>
              <table:table-cell office:value-type="float" office:value="0.106309">
                <text:p>0.106309</text:p>
              </table:table-cell>
              <table:table-cell office:value-type="float" office:value="0.1252705">
                <text:p>0.12527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0">
                <text:p>1020</text:p>
              </table:table-cell>
              <table:table-cell office:value-type="float" office:value="0.1703665">
                <text:p>0.1703665</text:p>
              </table:table-cell>
              <table:table-cell office:value-type="float" office:value="0.1782601">
                <text:p>0.17826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0">
                <text:p>1040</text:p>
              </table:table-cell>
              <table:table-cell office:value-type="float" office:value="0.2458825">
                <text:p>0.2458825</text:p>
              </table:table-cell>
              <table:table-cell office:value-type="float" office:value="0.2382277">
                <text:p>0.23822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0">
                <text:p>1060</text:p>
              </table:table-cell>
              <table:table-cell office:value-type="float" office:value="0.3300153">
                <text:p>0.3300153</text:p>
              </table:table-cell>
              <table:table-cell office:value-type="float" office:value="0.3037554">
                <text:p>0.30375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0">
                <text:p>1080</text:p>
              </table:table-cell>
              <table:table-cell office:value-type="float" office:value="0.4201755">
                <text:p>0.4201755</text:p>
              </table:table-cell>
              <table:table-cell office:value-type="float" office:value="0.3736242">
                <text:p>0.37362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0">
                <text:p>1100</text:p>
              </table:table-cell>
              <table:table-cell office:value-type="float" office:value="0.5128224">
                <text:p>0.5128224</text:p>
              </table:table-cell>
              <table:table-cell office:value-type="float" office:value="0.4464092">
                <text:p>0.44640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0">
                <text:p>1120</text:p>
              </table:table-cell>
              <table:table-cell office:value-type="float" office:value="0.6051415">
                <text:p>0.6051415</text:p>
              </table:table-cell>
              <table:table-cell office:value-type="float" office:value="0.5204017">
                <text:p>0.52040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0">
                <text:p>1140</text:p>
              </table:table-cell>
              <table:table-cell office:value-type="float" office:value="0.6921035">
                <text:p>0.6921035</text:p>
              </table:table-cell>
              <table:table-cell office:value-type="float" office:value="0.5923901">
                <text:p>0.59239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60">
                <text:p>1160</text:p>
              </table:table-cell>
              <table:table-cell office:value-type="float" office:value="0.77255">
                <text:p>0.77255</text:p>
              </table:table-cell>
              <table:table-cell office:value-type="float" office:value="0.6629532">
                <text:p>0.66295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0">
                <text:p>1180</text:p>
              </table:table-cell>
              <table:table-cell office:value-type="float" office:value="0.8438616">
                <text:p>0.8438616</text:p>
              </table:table-cell>
              <table:table-cell office:value-type="float" office:value="0.729724">
                <text:p>0.7297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0">
                <text:p>1200</text:p>
              </table:table-cell>
              <table:table-cell office:value-type="float" office:value="0.9019819">
                <text:p>0.9019819</text:p>
              </table:table-cell>
              <table:table-cell office:value-type="float" office:value="0.7915918">
                <text:p>0.79159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0">
                <text:p>1220</text:p>
              </table:table-cell>
              <table:table-cell office:value-type="float" office:value="0.9461035">
                <text:p>0.9461035</text:p>
              </table:table-cell>
              <table:table-cell office:value-type="float" office:value="0.8466164">
                <text:p>0.84661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0">
                <text:p>1240</text:p>
              </table:table-cell>
              <table:table-cell office:value-type="float" office:value="0.9729461">
                <text:p>0.9729461</text:p>
              </table:table-cell>
              <table:table-cell office:value-type="float" office:value="0.8931677">
                <text:p>0.89316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0">
                <text:p>1260</text:p>
              </table:table-cell>
              <table:table-cell office:value-type="float" office:value="0.9825146">
                <text:p>0.9825146</text:p>
              </table:table-cell>
              <table:table-cell office:value-type="float" office:value="0.9307588">
                <text:p>0.93075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0">
                <text:p>1280</text:p>
              </table:table-cell>
              <table:table-cell office:value-type="float" office:value="0.9744854">
                <text:p>0.9744854</text:p>
              </table:table-cell>
              <table:table-cell office:value-type="float" office:value="0.9588078">
                <text:p>0.95880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0">
                <text:p>1300</text:p>
              </table:table-cell>
              <table:table-cell office:value-type="float" office:value="0.9489218">
                <text:p>0.9489218</text:p>
              </table:table-cell>
              <table:table-cell office:value-type="float" office:value="0.9764549">
                <text:p>0.97645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0">
                <text:p>1320</text:p>
              </table:table-cell>
              <table:table-cell office:value-type="float" office:value="0.9070286">
                <text:p>0.9070286</text:p>
              </table:table-cell>
              <table:table-cell office:value-type="float" office:value="0.9833351">
                <text:p>0.98333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0">
                <text:p>1340</text:p>
              </table:table-cell>
              <table:table-cell office:value-type="float" office:value="0.8508975">
                <text:p>0.8508975</text:p>
              </table:table-cell>
              <table:table-cell office:value-type="float" office:value="0.9793159">
                <text:p>0.97931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0">
                <text:p>1360</text:p>
              </table:table-cell>
              <table:table-cell office:value-type="float" office:value="0.7821415">
                <text:p>0.7821415</text:p>
              </table:table-cell>
              <table:table-cell office:value-type="float" office:value="0.9642858">
                <text:p>0.96428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0">
                <text:p>1380</text:p>
              </table:table-cell>
              <table:table-cell office:value-type="float" office:value="0.7026108">
                <text:p>0.7026108</text:p>
              </table:table-cell>
              <table:table-cell office:value-type="float" office:value="0.9381449">
                <text:p>0.93814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0">
                <text:p>1400</text:p>
              </table:table-cell>
              <table:table-cell office:value-type="float" office:value="0.6151175">
                <text:p>0.6151175</text:p>
              </table:table-cell>
              <table:table-cell office:value-type="float" office:value="0.9020573">
                <text:p>0.90205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20">
                <text:p>1420</text:p>
              </table:table-cell>
              <table:table-cell office:value-type="float" office:value="0.5232671">
                <text:p>0.5232671</text:p>
              </table:table-cell>
              <table:table-cell office:value-type="float" office:value="0.8566591">
                <text:p>0.85665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0">
                <text:p>1440</text:p>
              </table:table-cell>
              <table:table-cell office:value-type="float" office:value="0.4309266">
                <text:p>0.4309266</text:p>
              </table:table-cell>
              <table:table-cell office:value-type="float" office:value="0.8032603">
                <text:p>0.80326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0">
                <text:p>1460</text:p>
              </table:table-cell>
              <table:table-cell office:value-type="float" office:value="0.3404489">
                <text:p>0.3404489</text:p>
              </table:table-cell>
              <table:table-cell office:value-type="float" office:value="0.7432772">
                <text:p>0.74327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0">
                <text:p>1480</text:p>
              </table:table-cell>
              <table:table-cell office:value-type="float" office:value="0.2556807">
                <text:p>0.2556807</text:p>
              </table:table-cell>
              <table:table-cell office:value-type="float" office:value="0.6778345">
                <text:p>0.67783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00">
                <text:p>1500</text:p>
              </table:table-cell>
              <table:table-cell office:value-type="float" office:value="0.1787037">
                <text:p>0.1787037</text:p>
              </table:table-cell>
              <table:table-cell office:value-type="float" office:value="0.6078304">
                <text:p>0.60783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20">
                <text:p>1520</text:p>
              </table:table-cell>
              <table:table-cell office:value-type="float" office:value="0.1128717">
                <text:p>0.1128717</text:p>
              </table:table-cell>
              <table:table-cell office:value-type="float" office:value="0.5350608">
                <text:p>0.53506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0">
                <text:p>1540</text:p>
              </table:table-cell>
              <table:table-cell office:value-type="float" office:value="0.060798">
                <text:p>0.060798</text:p>
              </table:table-cell>
              <table:table-cell office:value-type="float" office:value="0.4614562">
                <text:p>0.46145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60">
                <text:p>1560</text:p>
              </table:table-cell>
              <table:table-cell office:value-type="float" office:value="0.02442166">
                <text:p>0.02442166</text:p>
              </table:table-cell>
              <table:table-cell office:value-type="float" office:value="0.3894341">
                <text:p>0.38943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0">
                <text:p>1580</text:p>
              </table:table-cell>
              <table:table-cell office:value-type="float" office:value="0.004004434">
                <text:p>0.004004434</text:p>
              </table:table-cell>
              <table:table-cell office:value-type="float" office:value="0.3186261">
                <text:p>0.31862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">
                <text:p>1600</text:p>
              </table:table-cell>
              <table:table-cell office:value-type="float" office:value="0.0009251063">
                <text:p>0.0009251063</text:p>
              </table:table-cell>
              <table:table-cell office:value-type="float" office:value="0.2518079">
                <text:p>0.25180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20">
                <text:p>1620</text:p>
              </table:table-cell>
              <table:table-cell office:value-type="float" office:value="0.01541368">
                <text:p>0.01541368</text:p>
              </table:table-cell>
              <table:table-cell office:value-type="float" office:value="0.1900867">
                <text:p>0.19008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0">
                <text:p>1640</text:p>
              </table:table-cell>
              <table:table-cell office:value-type="float" office:value="0.04663982">
                <text:p>0.04663982</text:p>
              </table:table-cell>
              <table:table-cell office:value-type="float" office:value="0.1355623">
                <text:p>0.13556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60">
                <text:p>1660</text:p>
              </table:table-cell>
              <table:table-cell office:value-type="float" office:value="0.09373214">
                <text:p>0.09373214</text:p>
              </table:table-cell>
              <table:table-cell office:value-type="float" office:value="0.08900917">
                <text:p>0.089009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80">
                <text:p>1680</text:p>
              </table:table-cell>
              <table:table-cell office:value-type="float" office:value="0.1549596">
                <text:p>0.1549596</text:p>
              </table:table-cell>
              <table:table-cell office:value-type="float" office:value="0.05148361">
                <text:p>0.051483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00">
                <text:p>1700</text:p>
              </table:table-cell>
              <table:table-cell office:value-type="float" office:value="0.2284122">
                <text:p>0.2284122</text:p>
              </table:table-cell>
              <table:table-cell office:value-type="float" office:value="0.02379732">
                <text:p>0.023797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0">
                <text:p>1720</text:p>
              </table:table-cell>
              <table:table-cell office:value-type="float" office:value="0.3111363">
                <text:p>0.3111363</text:p>
              </table:table-cell>
              <table:table-cell office:value-type="float" office:value="0.006471365">
                <text:p>0.0064713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40">
                <text:p>1740</text:p>
              </table:table-cell>
              <table:table-cell office:value-type="float" office:value="0.4004648">
                <text:p>0.4004648</text:p>
              </table:table-cell>
              <table:table-cell office:value-type="float" office:value="0.00003615051">
                <text:p>0.000036150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60">
                <text:p>1760</text:p>
              </table:table-cell>
              <table:table-cell office:value-type="float" office:value="0.4918731">
                <text:p>0.4918731</text:p>
              </table:table-cell>
              <table:table-cell office:value-type="float" office:value="0.004513303">
                <text:p>0.0045133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80">
                <text:p>1780</text:p>
              </table:table-cell>
              <table:table-cell office:value-type="float" office:value="0.5842918">
                <text:p>0.5842918</text:p>
              </table:table-cell>
              <table:table-cell office:value-type="float" office:value="0.01989163">
                <text:p>0.019891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00">
                <text:p>1800</text:p>
              </table:table-cell>
              <table:table-cell office:value-type="float" office:value="0.6736682">
                <text:p>0.6736682</text:p>
              </table:table-cell>
              <table:table-cell office:value-type="float" office:value="0.04594992">
                <text:p>0.045949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20">
                <text:p>1820</text:p>
              </table:table-cell>
              <table:table-cell office:value-type="float" office:value="0.7565139">
                <text:p>0.7565139</text:p>
              </table:table-cell>
              <table:table-cell office:value-type="float" office:value="0.08213345">
                <text:p>0.082133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40">
                <text:p>1840</text:p>
              </table:table-cell>
              <table:table-cell office:value-type="float" office:value="0.8299273">
                <text:p>0.8299273</text:p>
              </table:table-cell>
              <table:table-cell office:value-type="float" office:value="0.1274727">
                <text:p>0.12747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60">
                <text:p>1860</text:p>
              </table:table-cell>
              <table:table-cell office:value-type="float" office:value="0.8910062">
                <text:p>0.8910062</text:p>
              </table:table-cell>
              <table:table-cell office:value-type="float" office:value="0.180904">
                <text:p>0.1809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80">
                <text:p>1880</text:p>
              </table:table-cell>
              <table:table-cell office:value-type="float" office:value="0.9377551">
                <text:p>0.9377551</text:p>
              </table:table-cell>
              <table:table-cell office:value-type="float" office:value="0.2410931">
                <text:p>0.24109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00">
                <text:p>1900</text:p>
              </table:table-cell>
              <table:table-cell office:value-type="float" office:value="0.9690726">
                <text:p>0.9690726</text:p>
              </table:table-cell>
              <table:table-cell office:value-type="float" office:value="0.3067762">
                <text:p>0.30677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20">
                <text:p>1920</text:p>
              </table:table-cell>
              <table:table-cell office:value-type="float" office:value="0.983047">
                <text:p>0.983047</text:p>
              </table:table-cell>
              <table:table-cell office:value-type="float" office:value="0.3769209">
                <text:p>0.37692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40">
                <text:p>1940</text:p>
              </table:table-cell>
              <table:table-cell office:value-type="float" office:value="0.9793971">
                <text:p>0.9793971</text:p>
              </table:table-cell>
              <table:table-cell office:value-type="float" office:value="0.4499497">
                <text:p>0.44994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60">
                <text:p>1960</text:p>
              </table:table-cell>
              <table:table-cell office:value-type="float" office:value="NaN">
                <text:p>NaN</text:p>
              </table:table-cell>
              <table:table-cell office:value-type="float" office:value="0.5233304">
                <text:p>0.52333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80">
                <text:p>1980</text:p>
              </table:table-cell>
              <table:table-cell office:value-type="float" office:value="0.9211622">
                <text:p>0.9211622</text:p>
              </table:table-cell>
              <table:table-cell office:value-type="float" office:value="0.5953746">
                <text:p>0.59537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0">
                <text:p>2000</text:p>
              </table:table-cell>
              <table:table-cell office:value-type="float" office:value="0.9162582">
                <text:p>0.9162582</text:p>
              </table:table-cell>
              <table:table-cell office:value-type="float" office:value="0.547182">
                <text:p>0.5471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20">
                <text:p>2020</text:p>
              </table:table-cell>
              <table:table-cell office:value-type="float" office:value="0.8685466">
                <text:p>0.8685466</text:p>
              </table:table-cell>
              <table:table-cell office:value-type="float" office:value="0.6174994">
                <text:p>0.61749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40">
                <text:p>2040</text:p>
              </table:table-cell>
              <table:table-cell office:value-type="float" office:value="0.8115687">
                <text:p>0.8115687</text:p>
              </table:table-cell>
              <table:table-cell office:value-type="float" office:value="0.6868054">
                <text:p>0.68680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60">
                <text:p>2060</text:p>
              </table:table-cell>
              <table:table-cell office:value-type="float" office:value="0.7438947">
                <text:p>0.7438947</text:p>
              </table:table-cell>
              <table:table-cell office:value-type="float" office:value="0.749159">
                <text:p>0.7491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80">
                <text:p>2080</text:p>
              </table:table-cell>
              <table:table-cell office:value-type="float" office:value="0.6651856">
                <text:p>0.6651856</text:p>
              </table:table-cell>
              <table:table-cell office:value-type="float" office:value="0.8048659">
                <text:p>0.80486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00">
                <text:p>2100</text:p>
              </table:table-cell>
              <table:table-cell office:value-type="float" office:value="0.5789819">
                <text:p>0.5789819</text:p>
              </table:table-cell>
              <table:table-cell office:value-type="float" office:value="0.8549153">
                <text:p>0.85491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20">
                <text:p>2120</text:p>
              </table:table-cell>
              <table:table-cell office:value-type="float" office:value="0.4905603">
                <text:p>0.4905603</text:p>
              </table:table-cell>
              <table:table-cell office:value-type="float" office:value="0.8979065">
                <text:p>0.89790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40">
                <text:p>2140</text:p>
              </table:table-cell>
              <table:table-cell office:value-type="float" office:value="0.3989861">
                <text:p>0.3989861</text:p>
              </table:table-cell>
              <table:table-cell office:value-type="float" office:value="0.9294101">
                <text:p>0.92941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60">
                <text:p>2160</text:p>
              </table:table-cell>
              <table:table-cell office:value-type="float" office:value="0.312105">
                <text:p>0.312105</text:p>
              </table:table-cell>
              <table:table-cell office:value-type="float" office:value="0.9518281">
                <text:p>0.95182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80">
                <text:p>2180</text:p>
              </table:table-cell>
              <table:table-cell office:value-type="float" office:value="0.2311127">
                <text:p>0.2311127</text:p>
              </table:table-cell>
              <table:table-cell office:value-type="float" office:value="0.9645283">
                <text:p>0.96452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00">
                <text:p>2200</text:p>
              </table:table-cell>
              <table:table-cell office:value-type="float" office:value="0.1577453">
                <text:p>0.1577453</text:p>
              </table:table-cell>
              <table:table-cell office:value-type="float" office:value="0.9650388">
                <text:p>0.96503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20">
                <text:p>2220</text:p>
              </table:table-cell>
              <table:table-cell office:value-type="float" office:value="0.09594935">
                <text:p>0.09594935</text:p>
              </table:table-cell>
              <table:table-cell office:value-type="float" office:value="0.951558">
                <text:p>0.9515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40">
                <text:p>2240</text:p>
              </table:table-cell>
              <table:table-cell office:value-type="float" office:value="0.04847972">
                <text:p>0.04847972</text:p>
              </table:table-cell>
              <table:table-cell office:value-type="float" office:value="0.9305759">
                <text:p>0.93057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60">
                <text:p>2260</text:p>
              </table:table-cell>
              <table:table-cell office:value-type="float" office:value="0.01670957">
                <text:p>0.01670957</text:p>
              </table:table-cell>
              <table:table-cell office:value-type="float" office:value="0.9002733">
                <text:p>0.90027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80">
                <text:p>2280</text:p>
              </table:table-cell>
              <table:table-cell office:value-type="float" office:value="0.001598424">
                <text:p>0.001598424</text:p>
              </table:table-cell>
              <table:table-cell office:value-type="float" office:value="0.8587807">
                <text:p>0.85878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00">
                <text:p>2300</text:p>
              </table:table-cell>
              <table:table-cell office:value-type="float" office:value="0.001148683">
                <text:p>0.001148683</text:p>
              </table:table-cell>
              <table:table-cell office:value-type="float" office:value="0.8095734">
                <text:p>0.80957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20">
                <text:p>2320</text:p>
              </table:table-cell>
              <table:table-cell office:value-type="float" office:value="0.01450966">
                <text:p>0.01450966</text:p>
              </table:table-cell>
              <table:table-cell office:value-type="float" office:value="0.7537163">
                <text:p>0.75371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40">
                <text:p>2340</text:p>
              </table:table-cell>
              <table:table-cell office:value-type="float" office:value="0.04525886">
                <text:p>0.04525886</text:p>
              </table:table-cell>
              <table:table-cell office:value-type="float" office:value="0.6899926">
                <text:p>0.68999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60">
                <text:p>2360</text:p>
              </table:table-cell>
              <table:table-cell office:value-type="float" office:value="0.09140434">
                <text:p>0.09140434</text:p>
              </table:table-cell>
              <table:table-cell office:value-type="float" office:value="0.6226339">
                <text:p>0.62263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80">
                <text:p>2380</text:p>
              </table:table-cell>
              <table:table-cell office:value-type="float" office:value="0.1522468">
                <text:p>0.1522468</text:p>
              </table:table-cell>
              <table:table-cell office:value-type="float" office:value="0.552063">
                <text:p>0.5520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0">
                <text:p>2400</text:p>
              </table:table-cell>
              <table:table-cell office:value-type="float" office:value="0.224463">
                <text:p>0.224463</text:p>
              </table:table-cell>
              <table:table-cell office:value-type="float" office:value="0.4787766">
                <text:p>0.47877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20">
                <text:p>2420</text:p>
              </table:table-cell>
              <table:table-cell office:value-type="float" office:value="0.3057181">
                <text:p>0.3057181</text:p>
              </table:table-cell>
              <table:table-cell office:value-type="float" office:value="0.4067633">
                <text:p>0.40676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40">
                <text:p>2440</text:p>
              </table:table-cell>
              <table:table-cell office:value-type="float" office:value="0.3923774">
                <text:p>0.3923774</text:p>
              </table:table-cell>
              <table:table-cell office:value-type="float" office:value="0.3358636">
                <text:p>0.33586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60">
                <text:p>2460</text:p>
              </table:table-cell>
              <table:table-cell office:value-type="float" office:value="0.4825097">
                <text:p>0.4825097</text:p>
              </table:table-cell>
              <table:table-cell office:value-type="float" office:value="0.2688793">
                <text:p>0.26887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80">
                <text:p>2480</text:p>
              </table:table-cell>
              <table:table-cell office:value-type="float" office:value="0.5722242">
                <text:p>0.5722242</text:p>
              </table:table-cell>
              <table:table-cell office:value-type="float" office:value="0.2065895">
                <text:p>0.20658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00">
                <text:p>2500</text:p>
              </table:table-cell>
              <table:table-cell office:value-type="float" office:value="0.6589642">
                <text:p>0.6589642</text:p>
              </table:table-cell>
              <table:table-cell office:value-type="float" office:value="0.1505506">
                <text:p>0.15055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20">
                <text:p>2520</text:p>
              </table:table-cell>
              <table:table-cell office:value-type="float" office:value="0.7379593">
                <text:p>0.7379593</text:p>
              </table:table-cell>
              <table:table-cell office:value-type="float" office:value="0.1016536">
                <text:p>0.10165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40">
                <text:p>2540</text:p>
              </table:table-cell>
              <table:table-cell office:value-type="float" office:value="0.8082612">
                <text:p>0.8082612</text:p>
              </table:table-cell>
              <table:table-cell office:value-type="float" office:value="0.06184308">
                <text:p>0.061843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60">
                <text:p>2560</text:p>
              </table:table-cell>
              <table:table-cell office:value-type="float" office:value="0.8674953">
                <text:p>0.8674953</text:p>
              </table:table-cell>
              <table:table-cell office:value-type="float" office:value="0.03068192">
                <text:p>0.030681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80">
                <text:p>2580</text:p>
              </table:table-cell>
              <table:table-cell office:value-type="float" office:value="0.9146228">
                <text:p>0.9146228</text:p>
              </table:table-cell>
              <table:table-cell office:value-type="float" office:value="0.0110541">
                <text:p>0.01105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89cm" svg:y="3.935cm" style:legend-expansion="high" chart:style-name="ch2"/>
        <chart:plot-area chart:style-name="ch3" table:cell-range-address="Feuille2.B5:Feuille2.B61 Feuille2.E5:Feuille2.E61 Feuille2.G5:Feuille2.G61" chart:data-source-has-labels="row" svg:x="0.32cm" svg:y="0.18cm" svg:width="12.449cm" svg:height="8.64cm">
          <chartooo:coordinate-region svg:x="2.048cm" svg:y="0.388cm" svg:width="10.321cm" svg:height="7.7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2.E6:Feuille2.E61" chart:label-cell-address="Feuille2.E5:Feuille2.E5" chart:class="chart:scatter">
            <chart:domain table:cell-range-address="Feuille2.B6:Feuille2.B61"/>
            <chart:data-point chart:repeated="56"/>
          </chart:series>
          <chart:series chart:style-name="ch8" chart:values-cell-range-address="Feuille2.G6:Feuille2.G61" chart:label-cell-address="Feuille2.G5:Feuille2.G5" chart:class="chart:scatter">
            <chart:data-point chart:repeated="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LinearOutTop</text:p>
                <draw:g>
                  <svg:desc>Feuille2.E5:Feuille2.E5</svg:desc>
                </draw:g>
              </table:table-cell>
              <table:table-cell office:value-type="string">
                <text:p>LinearOutBot</text:p>
                <draw:g>
                  <svg:desc>Feuille2.G5:Feuille2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60">
                <text:p>860</text:p>
                <draw:g>
                  <svg:desc>Feuille2.B6:Feuille2.B61</svg:desc>
                </draw:g>
              </table:table-cell>
              <table:table-cell office:value-type="float" office:value="0.8837404">
                <text:p>0.8837404</text:p>
                <draw:g>
                  <svg:desc>Feuille2.E6:Feuille2.E61</svg:desc>
                </draw:g>
              </table:table-cell>
              <table:table-cell office:value-type="float" office:value="0.9575055">
                <text:p>0.9575055</text:p>
                <draw:g>
                  <svg:desc>Feuille2.G6:Feuille2.G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1">
                <text:p>861</text:p>
              </table:table-cell>
              <table:table-cell office:value-type="float" office:value="0.8873589">
                <text:p>0.8873589</text:p>
              </table:table-cell>
              <table:table-cell office:value-type="float" office:value="0.959196">
                <text:p>0.959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62">
                <text:p>862</text:p>
              </table:table-cell>
              <table:table-cell office:value-type="float" office:value="0.8892372">
                <text:p>0.8892372</text:p>
              </table:table-cell>
              <table:table-cell office:value-type="float" office:value="0.9590404">
                <text:p>0.95904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3">
                <text:p>863</text:p>
              </table:table-cell>
              <table:table-cell office:value-type="float" office:value="0.8907523">
                <text:p>0.8907523</text:p>
              </table:table-cell>
              <table:table-cell office:value-type="float" office:value="0.9602351">
                <text:p>0.96023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4">
                <text:p>864</text:p>
              </table:table-cell>
              <table:table-cell office:value-type="float" office:value="0.8940757">
                <text:p>0.8940757</text:p>
              </table:table-cell>
              <table:table-cell office:value-type="float" office:value="0.9609252">
                <text:p>0.9609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5">
                <text:p>865</text:p>
              </table:table-cell>
              <table:table-cell office:value-type="float" office:value="0.8957798">
                <text:p>0.8957798</text:p>
              </table:table-cell>
              <table:table-cell office:value-type="float" office:value="0.9614874">
                <text:p>0.9614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6">
                <text:p>866</text:p>
              </table:table-cell>
              <table:table-cell office:value-type="float" office:value="0.898081">
                <text:p>0.898081</text:p>
              </table:table-cell>
              <table:table-cell office:value-type="float" office:value="0.9631993">
                <text:p>0.96319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7">
                <text:p>867</text:p>
              </table:table-cell>
              <table:table-cell office:value-type="float" office:value="0.9004159">
                <text:p>0.9004159</text:p>
              </table:table-cell>
              <table:table-cell office:value-type="float" office:value="0.963779">
                <text:p>0.9637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8">
                <text:p>868</text:p>
              </table:table-cell>
              <table:table-cell office:value-type="float" office:value="0.9028683">
                <text:p>0.9028683</text:p>
              </table:table-cell>
              <table:table-cell office:value-type="float" office:value="0.9626456">
                <text:p>0.96264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9">
                <text:p>869</text:p>
              </table:table-cell>
              <table:table-cell office:value-type="float" office:value="0.9060524">
                <text:p>0.9060524</text:p>
              </table:table-cell>
              <table:table-cell office:value-type="float" office:value="0.9656495">
                <text:p>0.96564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0">
                <text:p>870</text:p>
              </table:table-cell>
              <table:table-cell office:value-type="float" office:value="0.9062963">
                <text:p>0.9062963</text:p>
              </table:table-cell>
              <table:table-cell office:value-type="float" office:value="0.9672964">
                <text:p>0.96729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1">
                <text:p>871</text:p>
              </table:table-cell>
              <table:table-cell office:value-type="float" office:value="0.9097277">
                <text:p>0.9097277</text:p>
              </table:table-cell>
              <table:table-cell office:value-type="float" office:value="0.9658001">
                <text:p>0.9658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72">
                <text:p>872</text:p>
              </table:table-cell>
              <table:table-cell office:value-type="float" office:value="0.9122088">
                <text:p>0.9122088</text:p>
              </table:table-cell>
              <table:table-cell office:value-type="float" office:value="0.9669761">
                <text:p>0.96697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73">
                <text:p>873</text:p>
              </table:table-cell>
              <table:table-cell office:value-type="float" office:value="0.9136835">
                <text:p>0.9136835</text:p>
              </table:table-cell>
              <table:table-cell office:value-type="float" office:value="0.9680266">
                <text:p>0.96802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74">
                <text:p>874</text:p>
              </table:table-cell>
              <table:table-cell office:value-type="float" office:value="0.9160244">
                <text:p>0.9160244</text:p>
              </table:table-cell>
              <table:table-cell office:value-type="float" office:value="0.9678013">
                <text:p>0.96780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5">
                <text:p>875</text:p>
              </table:table-cell>
              <table:table-cell office:value-type="float" office:value="0.9184348">
                <text:p>0.9184348</text:p>
              </table:table-cell>
              <table:table-cell office:value-type="float" office:value="0.9689981">
                <text:p>0.96899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76">
                <text:p>876</text:p>
              </table:table-cell>
              <table:table-cell office:value-type="float" office:value="0.919804">
                <text:p>0.919804</text:p>
              </table:table-cell>
              <table:table-cell office:value-type="float" office:value="0.969151">
                <text:p>0.9691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7">
                <text:p>877</text:p>
              </table:table-cell>
              <table:table-cell office:value-type="float" office:value="0.9222901">
                <text:p>0.9222901</text:p>
              </table:table-cell>
              <table:table-cell office:value-type="float" office:value="0.96839">
                <text:p>0.968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8">
                <text:p>878</text:p>
              </table:table-cell>
              <table:table-cell office:value-type="float" office:value="0.9236077">
                <text:p>0.9236077</text:p>
              </table:table-cell>
              <table:table-cell office:value-type="float" office:value="0.9694733">
                <text:p>0.96947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9">
                <text:p>879</text:p>
              </table:table-cell>
              <table:table-cell office:value-type="float" office:value="0.9249117">
                <text:p>0.9249117</text:p>
              </table:table-cell>
              <table:table-cell office:value-type="float" office:value="0.9692534">
                <text:p>0.96925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0">
                <text:p>880</text:p>
              </table:table-cell>
              <table:table-cell office:value-type="float" office:value="0.9272592">
                <text:p>0.9272592</text:p>
              </table:table-cell>
              <table:table-cell office:value-type="float" office:value="0.9704276">
                <text:p>0.97042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1">
                <text:p>881</text:p>
              </table:table-cell>
              <table:table-cell office:value-type="float" office:value="0.928398">
                <text:p>0.928398</text:p>
              </table:table-cell>
              <table:table-cell office:value-type="float" office:value="0.9709421">
                <text:p>0.97094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2">
                <text:p>882</text:p>
              </table:table-cell>
              <table:table-cell office:value-type="float" office:value="0.9305254">
                <text:p>0.9305254</text:p>
              </table:table-cell>
              <table:table-cell office:value-type="float" office:value="0.9703019">
                <text:p>0.97030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3">
                <text:p>883</text:p>
              </table:table-cell>
              <table:table-cell office:value-type="float" office:value="0.9334958">
                <text:p>0.9334958</text:p>
              </table:table-cell>
              <table:table-cell office:value-type="float" office:value="0.9714378">
                <text:p>0.97143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4">
                <text:p>884</text:p>
              </table:table-cell>
              <table:table-cell office:value-type="float" office:value="0.9337515">
                <text:p>0.9337515</text:p>
              </table:table-cell>
              <table:table-cell office:value-type="float" office:value="0.9724451">
                <text:p>0.97244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85">
                <text:p>885</text:p>
              </table:table-cell>
              <table:table-cell office:value-type="float" office:value="0.935632">
                <text:p>0.935632</text:p>
              </table:table-cell>
              <table:table-cell office:value-type="float" office:value="0.9716004">
                <text:p>0.97160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86">
                <text:p>886</text:p>
              </table:table-cell>
              <table:table-cell office:value-type="float" office:value="0.9377961">
                <text:p>0.9377961</text:p>
              </table:table-cell>
              <table:table-cell office:value-type="float" office:value="0.9721987">
                <text:p>0.97219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87">
                <text:p>887</text:p>
              </table:table-cell>
              <table:table-cell office:value-type="float" office:value="0.93894">
                <text:p>0.93894</text:p>
              </table:table-cell>
              <table:table-cell office:value-type="float" office:value="0.9732712">
                <text:p>0.97327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88">
                <text:p>888</text:p>
              </table:table-cell>
              <table:table-cell office:value-type="float" office:value="0.9405887">
                <text:p>0.9405887</text:p>
              </table:table-cell>
              <table:table-cell office:value-type="float" office:value="0.9721342">
                <text:p>0.97213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89">
                <text:p>889</text:p>
              </table:table-cell>
              <table:table-cell office:value-type="float" office:value="0.9420893">
                <text:p>0.9420893</text:p>
              </table:table-cell>
              <table:table-cell office:value-type="float" office:value="0.9726357">
                <text:p>0.97263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0">
                <text:p>920</text:p>
              </table:table-cell>
              <table:table-cell office:value-type="float" office:value="0.9794144">
                <text:p>0.9794144</text:p>
              </table:table-cell>
              <table:table-cell office:value-type="float" office:value="0.9782124">
                <text:p>0.97821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22">
                <text:p>922</text:p>
              </table:table-cell>
              <table:table-cell office:value-type="float" office:value="0.9801338">
                <text:p>0.9801338</text:p>
              </table:table-cell>
              <table:table-cell office:value-type="float" office:value="0.977119">
                <text:p>0.9771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24">
                <text:p>924</text:p>
              </table:table-cell>
              <table:table-cell office:value-type="float" office:value="0.9805092">
                <text:p>0.9805092</text:p>
              </table:table-cell>
              <table:table-cell office:value-type="float" office:value="0.9762589">
                <text:p>0.97625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6">
                <text:p>926</text:p>
              </table:table-cell>
              <table:table-cell office:value-type="float" office:value="0.9808238">
                <text:p>0.9808238</text:p>
              </table:table-cell>
              <table:table-cell office:value-type="float" office:value="0.9752059">
                <text:p>0.97520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28">
                <text:p>928</text:p>
              </table:table-cell>
              <table:table-cell office:value-type="float" office:value="0.9810979">
                <text:p>0.9810979</text:p>
              </table:table-cell>
              <table:table-cell office:value-type="float" office:value="0.9733017">
                <text:p>0.97330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30">
                <text:p>930</text:p>
              </table:table-cell>
              <table:table-cell office:value-type="float" office:value="0.981266">
                <text:p>0.981266</text:p>
              </table:table-cell>
              <table:table-cell office:value-type="float" office:value="0.9721674">
                <text:p>0.97216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32">
                <text:p>932</text:p>
              </table:table-cell>
              <table:table-cell office:value-type="float" office:value="0.9811392">
                <text:p>0.9811392</text:p>
              </table:table-cell>
              <table:table-cell office:value-type="float" office:value="0.9705866">
                <text:p>0.97058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34">
                <text:p>934</text:p>
              </table:table-cell>
              <table:table-cell office:value-type="float" office:value="0.9804137">
                <text:p>0.9804137</text:p>
              </table:table-cell>
              <table:table-cell office:value-type="float" office:value="0.9687892">
                <text:p>0.96878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36">
                <text:p>936</text:p>
              </table:table-cell>
              <table:table-cell office:value-type="float" office:value="0.9802088">
                <text:p>0.9802088</text:p>
              </table:table-cell>
              <table:table-cell office:value-type="float" office:value="0.9670048">
                <text:p>0.96700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38">
                <text:p>938</text:p>
              </table:table-cell>
              <table:table-cell office:value-type="float" office:value="0.9795086">
                <text:p>0.9795086</text:p>
              </table:table-cell>
              <table:table-cell office:value-type="float" office:value="0.9654773">
                <text:p>0.96547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0">
                <text:p>940</text:p>
              </table:table-cell>
              <table:table-cell office:value-type="float" office:value="0.9785976">
                <text:p>0.9785976</text:p>
              </table:table-cell>
              <table:table-cell office:value-type="float" office:value="0.9634033">
                <text:p>0.96340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2">
                <text:p>942</text:p>
              </table:table-cell>
              <table:table-cell office:value-type="float" office:value="0.9772813">
                <text:p>0.9772813</text:p>
              </table:table-cell>
              <table:table-cell office:value-type="float" office:value="0.9611679">
                <text:p>0.96116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44">
                <text:p>944</text:p>
              </table:table-cell>
              <table:table-cell office:value-type="float" office:value="0.9765357">
                <text:p>0.9765357</text:p>
              </table:table-cell>
              <table:table-cell office:value-type="float" office:value="0.9588909">
                <text:p>0.95889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46">
                <text:p>946</text:p>
              </table:table-cell>
              <table:table-cell office:value-type="float" office:value="0.9751799">
                <text:p>0.9751799</text:p>
              </table:table-cell>
              <table:table-cell office:value-type="float" office:value="0.9570016">
                <text:p>0.95700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48">
                <text:p>948</text:p>
              </table:table-cell>
              <table:table-cell office:value-type="float" office:value="0.9729122">
                <text:p>0.9729122</text:p>
              </table:table-cell>
              <table:table-cell office:value-type="float" office:value="0.9540634">
                <text:p>0.95406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50">
                <text:p>950</text:p>
              </table:table-cell>
              <table:table-cell office:value-type="float" office:value="0.9712889">
                <text:p>0.9712889</text:p>
              </table:table-cell>
              <table:table-cell office:value-type="float" office:value="0.9515617">
                <text:p>0.95156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52">
                <text:p>952</text:p>
              </table:table-cell>
              <table:table-cell office:value-type="float" office:value="0.9692196">
                <text:p>0.9692196</text:p>
              </table:table-cell>
              <table:table-cell office:value-type="float" office:value="0.9493289">
                <text:p>0.94932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54">
                <text:p>954</text:p>
              </table:table-cell>
              <table:table-cell office:value-type="float" office:value="0.9675983">
                <text:p>0.9675983</text:p>
              </table:table-cell>
              <table:table-cell office:value-type="float" office:value="0.9466621">
                <text:p>0.94666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56">
                <text:p>956</text:p>
              </table:table-cell>
              <table:table-cell office:value-type="float" office:value="0.9647617">
                <text:p>0.9647617</text:p>
              </table:table-cell>
              <table:table-cell office:value-type="float" office:value="0.9437008">
                <text:p>0.94370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58">
                <text:p>958</text:p>
              </table:table-cell>
              <table:table-cell office:value-type="float" office:value="0.9626878">
                <text:p>0.9626878</text:p>
              </table:table-cell>
              <table:table-cell office:value-type="float" office:value="0.9407163">
                <text:p>0.94071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845cm" svg:height="16.748cm" xlink:href=".." xlink:type="simple" chart:class="chart:scatter" chart:style-name="ch1">
        <chart:legend chart:legend-position="end" svg:x="29.31cm" svg:y="7.809cm" style:legend-expansion="high" chart:style-name="ch2"/>
        <chart:plot-area chart:style-name="ch3" table:cell-range-address="Feuille1.B2:Feuille1.B154 Feuille1.E1:Feuille1.E154 Feuille1.G1:Feuille1.G154" chart:data-source-has-labels="row" svg:x="0.676cm" svg:y="0.334cm" svg:width="27.958cm" svg:height="16.08cm">
          <chartooo:coordinate-region svg:x="2.492cm" svg:y="0.543cm" svg:width="25.727cm" svg:height="15.2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E3:Feuille1.E154" chart:label-cell-address="Feuille1.E1:Feuille1.E2" chart:class="chart:scatter">
            <chart:domain table:cell-range-address="Feuille1.B3:Feuille1.B154"/>
            <chart:data-point chart:repeated="152"/>
          </chart:series>
          <chart:series chart:style-name="ch8" chart:values-cell-range-address="Feuille1.G3:Feuille1.G154" chart:label-cell-address="Feuille1.G1:Feuille1.G2" chart:class="chart:scatter">
            <chart:data-point chart:repeated="1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Lambda1 LinearOutTop</text:p>
                <text:list>
                  <text:list-item>
                    <text:p>Lambda1</text:p>
                  </text:list-item>
                  <text:list-item>
                    <text:p>LinearOutTop</text:p>
                  </text:list-item>
                </text:list>
                <draw:g>
                  <svg:desc>Feuille1.E1:Feuille1.E2</svg:desc>
                </draw:g>
              </table:table-cell>
              <table:table-cell office:value-type="string">
                <text:p>Lambda2 LinearOutBot</text:p>
                <text:list>
                  <text:list-item>
                    <text:p>Lambda2</text:p>
                  </text:list-item>
                  <text:list-item>
                    <text:p>LinearOutBot</text:p>
                  </text:list-item>
                </text:list>
                <draw:g>
                  <svg:desc>Feuille1.G1:Feuille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B3:Feuille1.B154</svg:desc>
                </draw:g>
              </table:table-cell>
              <table:table-cell office:value-type="float" office:value="0.09714156">
                <text:p>0.09714156</text:p>
                <draw:g>
                  <svg:desc>Feuille1.E3:Feuille1.E154</svg:desc>
                </draw:g>
              </table:table-cell>
              <table:table-cell office:value-type="float" office:value="0.9286863">
                <text:p>0.9286863</text:p>
                <draw:g>
                  <svg:desc>Feuille1.G3:Feuille1.G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1589715">
                <text:p>0.1589715</text:p>
              </table:table-cell>
              <table:table-cell office:value-type="float" office:value="0.9567789">
                <text:p>0.95677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2326317">
                <text:p>0.2326317</text:p>
              </table:table-cell>
              <table:table-cell office:value-type="float" office:value="0.9747385">
                <text:p>0.97473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0.3158946">
                <text:p>0.3158946</text:p>
              </table:table-cell>
              <table:table-cell office:value-type="float" office:value="0.9817571">
                <text:p>0.9817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0.4055204">
                <text:p>0.4055204</text:p>
              </table:table-cell>
              <table:table-cell office:value-type="float" office:value="0.978016">
                <text:p>0.978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4970455">
                <text:p>0.4970455</text:p>
              </table:table-cell>
              <table:table-cell office:value-type="float" office:value="0.963531">
                <text:p>0.9635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0.5882834">
                <text:p>0.5882834</text:p>
              </table:table-cell>
              <table:table-cell office:value-type="float" office:value="0.9384849">
                <text:p>0.93848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0.6775042">
                <text:p>0.6775042</text:p>
              </table:table-cell>
              <table:table-cell office:value-type="float" office:value="0.9031403">
                <text:p>0.90314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0.7593641">
                <text:p>0.7593641</text:p>
              </table:table-cell>
              <table:table-cell office:value-type="float" office:value="0.8581942">
                <text:p>0.85819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0.8319592">
                <text:p>0.8319592</text:p>
              </table:table-cell>
              <table:table-cell office:value-type="float" office:value="0.8051481">
                <text:p>0.80514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0.8923949">
                <text:p>0.8923949</text:p>
              </table:table-cell>
              <table:table-cell office:value-type="float" office:value="0.7454539">
                <text:p>0.74545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0.9379266">
                <text:p>0.9379266</text:p>
              </table:table-cell>
              <table:table-cell office:value-type="float" office:value="0.6800169">
                <text:p>0.68001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0.9672647">
                <text:p>0.9672647</text:p>
              </table:table-cell>
              <table:table-cell office:value-type="float" office:value="0.6108567">
                <text:p>0.61085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0.9799576">
                <text:p>0.9799576</text:p>
              </table:table-cell>
              <table:table-cell office:value-type="float" office:value="0.5383903">
                <text:p>0.53839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0.9743346">
                <text:p>0.9743346</text:p>
              </table:table-cell>
              <table:table-cell office:value-type="float" office:value="0.4646205">
                <text:p>0.46462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0.9512827">
                <text:p>0.9512827</text:p>
              </table:table-cell>
              <table:table-cell office:value-type="float" office:value="0.3914895">
                <text:p>0.39148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0.9121831">
                <text:p>0.9121831</text:p>
              </table:table-cell>
              <table:table-cell office:value-type="float" office:value="0.3215401">
                <text:p>0.32154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  <table:table-cell office:value-type="float" office:value="0.85869">
                <text:p>0.85869</text:p>
              </table:table-cell>
              <table:table-cell office:value-type="float" office:value="0.2544515">
                <text:p>0.25445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0.7916099">
                <text:p>0.7916099</text:p>
              </table:table-cell>
              <table:table-cell office:value-type="float" office:value="0.1927642">
                <text:p>0.19276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0.7124792">
                <text:p>0.7124792</text:p>
              </table:table-cell>
              <table:table-cell office:value-type="float" office:value="0.1376544">
                <text:p>0.13765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0.6266658">
                <text:p>0.6266658</text:p>
              </table:table-cell>
              <table:table-cell office:value-type="float" office:value="0.09092901">
                <text:p>0.090929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">
                <text:p>420</text:p>
              </table:table-cell>
              <table:table-cell office:value-type="float" office:value="0.5357216">
                <text:p>0.5357216</text:p>
              </table:table-cell>
              <table:table-cell office:value-type="float" office:value="0.05307001">
                <text:p>0.05307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">
                <text:p>440</text:p>
              </table:table-cell>
              <table:table-cell office:value-type="float" office:value="0.4433521">
                <text:p>0.4433521</text:p>
              </table:table-cell>
              <table:table-cell office:value-type="float" office:value="0.02492775">
                <text:p>0.02492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">
                <text:p>460</text:p>
              </table:table-cell>
              <table:table-cell office:value-type="float" office:value="0.3524652">
                <text:p>0.3524652</text:p>
              </table:table-cell>
              <table:table-cell office:value-type="float" office:value="0.00714671">
                <text:p>0.007146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">
                <text:p>480</text:p>
              </table:table-cell>
              <table:table-cell office:value-type="float" office:value="0.2663973">
                <text:p>0.2663973</text:p>
              </table:table-cell>
              <table:table-cell office:value-type="float" office:value="0.0001061723">
                <text:p>0.00010617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0.1880096">
                <text:p>0.1880096</text:p>
              </table:table-cell>
              <table:table-cell office:value-type="float" office:value="0.004112468">
                <text:p>0.0041124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">
                <text:p>520</text:p>
              </table:table-cell>
              <table:table-cell office:value-type="float" office:value="0.1214415">
                <text:p>0.1214415</text:p>
              </table:table-cell>
              <table:table-cell office:value-type="float" office:value="0.01876194">
                <text:p>0.018761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">
                <text:p>540</text:p>
              </table:table-cell>
              <table:table-cell office:value-type="float" office:value="0.06749789">
                <text:p>0.06749789</text:p>
              </table:table-cell>
              <table:table-cell office:value-type="float" office:value="0.04411402">
                <text:p>0.044114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">
                <text:p>560</text:p>
              </table:table-cell>
              <table:table-cell office:value-type="float" office:value="0.02839774">
                <text:p>0.02839774</text:p>
              </table:table-cell>
              <table:table-cell office:value-type="float" office:value="0.0795389">
                <text:p>0.07953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">
                <text:p>580</text:p>
              </table:table-cell>
              <table:table-cell office:value-type="float" office:value="0.005784477">
                <text:p>0.005784477</text:p>
              </table:table-cell>
              <table:table-cell office:value-type="float" office:value="0.1243096">
                <text:p>0.12430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">
                <text:p>600</text:p>
              </table:table-cell>
              <table:table-cell office:value-type="float" office:value="0.0002841853">
                <text:p>0.0002841853</text:p>
              </table:table-cell>
              <table:table-cell office:value-type="float" office:value="0.1773852">
                <text:p>0.17738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">
                <text:p>620</text:p>
              </table:table-cell>
              <table:table-cell office:value-type="float" office:value="0.01185087">
                <text:p>0.01185087</text:p>
              </table:table-cell>
              <table:table-cell office:value-type="float" office:value="0.2372291">
                <text:p>0.23722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">
                <text:p>640</text:p>
              </table:table-cell>
              <table:table-cell office:value-type="float" office:value="0.04036193">
                <text:p>0.04036193</text:p>
              </table:table-cell>
              <table:table-cell office:value-type="float" office:value="0.3024544">
                <text:p>0.30245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">
                <text:p>660</text:p>
              </table:table-cell>
              <table:table-cell office:value-type="float" office:value="0.08466148">
                <text:p>0.08466148</text:p>
              </table:table-cell>
              <table:table-cell office:value-type="float" office:value="0.3718702">
                <text:p>0.37187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">
                <text:p>680</text:p>
              </table:table-cell>
              <table:table-cell office:value-type="float" office:value="0.1438525">
                <text:p>0.1438525</text:p>
              </table:table-cell>
              <table:table-cell office:value-type="float" office:value="0.444345">
                <text:p>0.4443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">
                <text:p>700</text:p>
              </table:table-cell>
              <table:table-cell office:value-type="float" office:value="0.2159585">
                <text:p>0.2159585</text:p>
              </table:table-cell>
              <table:table-cell office:value-type="float" office:value="0.5181844">
                <text:p>0.51818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">
                <text:p>720</text:p>
              </table:table-cell>
              <table:table-cell office:value-type="float" office:value="0.2969556">
                <text:p>0.2969556</text:p>
              </table:table-cell>
              <table:table-cell office:value-type="float" office:value="0.5910319">
                <text:p>0.59103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">
                <text:p>740</text:p>
              </table:table-cell>
              <table:table-cell office:value-type="float" office:value="0.3841748">
                <text:p>0.3841748</text:p>
              </table:table-cell>
              <table:table-cell office:value-type="float" office:value="0.6609515">
                <text:p>0.66095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">
                <text:p>760</text:p>
              </table:table-cell>
              <table:table-cell office:value-type="float" office:value="0.4765681">
                <text:p>0.4765681</text:p>
              </table:table-cell>
              <table:table-cell office:value-type="float" office:value="0.7281966">
                <text:p>0.72819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">
                <text:p>780</text:p>
              </table:table-cell>
              <table:table-cell office:value-type="float" office:value="0.5694581">
                <text:p>0.5694581</text:p>
              </table:table-cell>
              <table:table-cell office:value-type="float" office:value="0.7904944">
                <text:p>0.79049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">
                <text:p>800</text:p>
              </table:table-cell>
              <table:table-cell office:value-type="float" office:value="0.659178">
                <text:p>0.659178</text:p>
              </table:table-cell>
              <table:table-cell office:value-type="float" office:value="0.8459044">
                <text:p>0.84590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0">
                <text:p>820</text:p>
              </table:table-cell>
              <table:table-cell office:value-type="float" office:value="0.7430058">
                <text:p>0.7430058</text:p>
              </table:table-cell>
              <table:table-cell office:value-type="float" office:value="0.8927117">
                <text:p>0.89271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0">
                <text:p>840</text:p>
              </table:table-cell>
              <table:table-cell office:value-type="float" office:value="0.8173973">
                <text:p>0.8173973</text:p>
              </table:table-cell>
              <table:table-cell office:value-type="float" office:value="0.9302374">
                <text:p>0.93023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0">
                <text:p>860</text:p>
              </table:table-cell>
              <table:table-cell office:value-type="float" office:value="0.8801638">
                <text:p>0.8801638</text:p>
              </table:table-cell>
              <table:table-cell office:value-type="float" office:value="0.95807">
                <text:p>0.958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">
                <text:p>880</text:p>
              </table:table-cell>
              <table:table-cell office:value-type="float" office:value="0.9292295">
                <text:p>0.9292295</text:p>
              </table:table-cell>
              <table:table-cell office:value-type="float" office:value="0.9756621">
                <text:p>0.97566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">
                <text:p>900</text:p>
              </table:table-cell>
              <table:table-cell office:value-type="float" office:value="0.962619">
                <text:p>0.962619</text:p>
              </table:table-cell>
              <table:table-cell office:value-type="float" office:value="0.9822246">
                <text:p>0.98222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0">
                <text:p>920</text:p>
              </table:table-cell>
              <table:table-cell office:value-type="float" office:value="0.9794144">
                <text:p>0.9794144</text:p>
              </table:table-cell>
              <table:table-cell office:value-type="float" office:value="0.9782124">
                <text:p>0.97821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">
                <text:p>940</text:p>
              </table:table-cell>
              <table:table-cell office:value-type="float" office:value="0.9785976">
                <text:p>0.9785976</text:p>
              </table:table-cell>
              <table:table-cell office:value-type="float" office:value="0.9634033">
                <text:p>0.96340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0">
                <text:p>960</text:p>
              </table:table-cell>
              <table:table-cell office:value-type="float" office:value="0.9602517">
                <text:p>0.9602517</text:p>
              </table:table-cell>
              <table:table-cell office:value-type="float" office:value="0.9381359">
                <text:p>0.93813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">
                <text:p>980</text:p>
              </table:table-cell>
              <table:table-cell office:value-type="float" office:value="0.9251237">
                <text:p>0.9251237</text:p>
              </table:table-cell>
              <table:table-cell office:value-type="float" office:value="0.9024475">
                <text:p>0.90244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">
                <text:p>1000</text:p>
              </table:table-cell>
              <table:table-cell office:value-type="float" office:value="0.8736101">
                <text:p>0.8736101</text:p>
              </table:table-cell>
              <table:table-cell office:value-type="float" office:value="0.8577016">
                <text:p>0.8577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0">
                <text:p>1020</text:p>
              </table:table-cell>
              <table:table-cell office:value-type="float" office:value="0.8095607">
                <text:p>0.8095607</text:p>
              </table:table-cell>
              <table:table-cell office:value-type="float" office:value="0.8045738">
                <text:p>0.80457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0">
                <text:p>1040</text:p>
              </table:table-cell>
              <table:table-cell office:value-type="float" office:value="0.7336195">
                <text:p>0.7336195</text:p>
              </table:table-cell>
              <table:table-cell office:value-type="float" office:value="0.7444923">
                <text:p>0.7444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0">
                <text:p>1060</text:p>
              </table:table-cell>
              <table:table-cell office:value-type="float" office:value="0.6490568">
                <text:p>0.6490568</text:p>
              </table:table-cell>
              <table:table-cell office:value-type="float" office:value="0.6785569">
                <text:p>0.67855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0">
                <text:p>1080</text:p>
              </table:table-cell>
              <table:table-cell office:value-type="float" office:value="0.558541">
                <text:p>0.558541</text:p>
              </table:table-cell>
              <table:table-cell office:value-type="float" office:value="0.6086306">
                <text:p>0.60863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0">
                <text:p>1100</text:p>
              </table:table-cell>
              <table:table-cell office:value-type="float" office:value="0.4657787">
                <text:p>0.4657787</text:p>
              </table:table-cell>
              <table:table-cell office:value-type="float" office:value="0.5358078">
                <text:p>0.53580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0">
                <text:p>1120</text:p>
              </table:table-cell>
              <table:table-cell office:value-type="float" office:value="0.3736731">
                <text:p>0.3736731</text:p>
              </table:table-cell>
              <table:table-cell office:value-type="float" office:value="0.4620184">
                <text:p>0.46201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0">
                <text:p>1140</text:p>
              </table:table-cell>
              <table:table-cell office:value-type="float" office:value="0.2869407">
                <text:p>0.2869407</text:p>
              </table:table-cell>
              <table:table-cell office:value-type="float" office:value="0.3899317">
                <text:p>0.38993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60">
                <text:p>1160</text:p>
              </table:table-cell>
              <table:table-cell office:value-type="float" office:value="0.2067499">
                <text:p>0.2067499</text:p>
              </table:table-cell>
              <table:table-cell office:value-type="float" office:value="0.3194128">
                <text:p>0.31941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0">
                <text:p>1180</text:p>
              </table:table-cell>
              <table:table-cell office:value-type="float" office:value="0.1364951">
                <text:p>0.1364951</text:p>
              </table:table-cell>
              <table:table-cell office:value-type="float" office:value="0.2525937">
                <text:p>0.25259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0">
                <text:p>1200</text:p>
              </table:table-cell>
              <table:table-cell office:value-type="float" office:value="0.07883541">
                <text:p>0.07883541</text:p>
              </table:table-cell>
              <table:table-cell office:value-type="float" office:value="0.1911353">
                <text:p>0.19113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0">
                <text:p>1220</text:p>
              </table:table-cell>
              <table:table-cell office:value-type="float" office:value="0.03606596">
                <text:p>0.03606596</text:p>
              </table:table-cell>
              <table:table-cell office:value-type="float" office:value="0.1363719">
                <text:p>0.13637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0">
                <text:p>1240</text:p>
              </table:table-cell>
              <table:table-cell office:value-type="float" office:value="0.009579451">
                <text:p>0.009579451</text:p>
              </table:table-cell>
              <table:table-cell office:value-type="float" office:value="0.08973967">
                <text:p>0.089739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0">
                <text:p>1260</text:p>
              </table:table-cell>
              <table:table-cell office:value-type="float" office:value="0.00002659725">
                <text:p>0.00002659725</text:p>
              </table:table-cell>
              <table:table-cell office:value-type="float" office:value="0.0520412">
                <text:p>0.05204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0">
                <text:p>1280</text:p>
              </table:table-cell>
              <table:table-cell office:value-type="float" office:value="0.007660349">
                <text:p>0.007660349</text:p>
              </table:table-cell>
              <table:table-cell office:value-type="float" office:value="0.02417616">
                <text:p>0.024176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0">
                <text:p>1300</text:p>
              </table:table-cell>
              <table:table-cell office:value-type="float" office:value="0.03236129">
                <text:p>0.03236129</text:p>
              </table:table-cell>
              <table:table-cell office:value-type="float" office:value="0.006672396">
                <text:p>0.0066723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0">
                <text:p>1320</text:p>
              </table:table-cell>
              <table:table-cell office:value-type="float" office:value="0.07362315">
                <text:p>0.07362315</text:p>
              </table:table-cell>
              <table:table-cell office:value-type="float" office:value="0.00004873075">
                <text:p>0.000048730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0">
                <text:p>1340</text:p>
              </table:table-cell>
              <table:table-cell office:value-type="float" office:value="0.1295498">
                <text:p>0.1295498</text:p>
              </table:table-cell>
              <table:table-cell office:value-type="float" office:value="0.004461603">
                <text:p>0.0044616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0">
                <text:p>1360</text:p>
              </table:table-cell>
              <table:table-cell office:value-type="float" office:value="0.1977188">
                <text:p>0.1977188</text:p>
              </table:table-cell>
              <table:table-cell office:value-type="float" office:value="0.01953225">
                <text:p>0.019532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0">
                <text:p>1380</text:p>
              </table:table-cell>
              <table:table-cell office:value-type="float" office:value="0.2773553">
                <text:p>0.2773553</text:p>
              </table:table-cell>
              <table:table-cell office:value-type="float" office:value="0.04530884">
                <text:p>0.045308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0">
                <text:p>1400</text:p>
              </table:table-cell>
              <table:table-cell office:value-type="float" office:value="0.3647239">
                <text:p>0.3647239</text:p>
              </table:table-cell>
              <table:table-cell office:value-type="float" office:value="0.08123356">
                <text:p>0.081233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20">
                <text:p>1420</text:p>
              </table:table-cell>
              <table:table-cell office:value-type="float" office:value="0.4568112">
                <text:p>0.4568112</text:p>
              </table:table-cell>
              <table:table-cell office:value-type="float" office:value="0.1263972">
                <text:p>0.12639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0">
                <text:p>1440</text:p>
              </table:table-cell>
              <table:table-cell office:value-type="float" office:value="0.5495117">
                <text:p>0.5495117</text:p>
              </table:table-cell>
              <table:table-cell office:value-type="float" office:value="0.1794733">
                <text:p>0.17947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0">
                <text:p>1460</text:p>
              </table:table-cell>
              <table:table-cell office:value-type="float" office:value="0.6401601">
                <text:p>0.6401601</text:p>
              </table:table-cell>
              <table:table-cell office:value-type="float" office:value="0.2394001">
                <text:p>0.2394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0">
                <text:p>1480</text:p>
              </table:table-cell>
              <table:table-cell office:value-type="float" office:value="0.725498">
                <text:p>0.725498</text:p>
              </table:table-cell>
              <table:table-cell office:value-type="float" office:value="0.304844">
                <text:p>0.3048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00">
                <text:p>1500</text:p>
              </table:table-cell>
              <table:table-cell office:value-type="float" office:value="0.8026755">
                <text:p>0.8026755</text:p>
              </table:table-cell>
              <table:table-cell office:value-type="float" office:value="0.3750451">
                <text:p>0.37504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20">
                <text:p>1520</text:p>
              </table:table-cell>
              <table:table-cell office:value-type="float" office:value="0.8685831">
                <text:p>0.8685831</text:p>
              </table:table-cell>
              <table:table-cell office:value-type="float" office:value="0.4479798">
                <text:p>0.44797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0">
                <text:p>1540</text:p>
              </table:table-cell>
              <table:table-cell office:value-type="float" office:value="0.9208987">
                <text:p>0.9208987</text:p>
              </table:table-cell>
              <table:table-cell office:value-type="float" office:value="0.5217386">
                <text:p>0.52173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60">
                <text:p>1560</text:p>
              </table:table-cell>
              <table:table-cell office:value-type="float" office:value="0.9579277">
                <text:p>0.9579277</text:p>
              </table:table-cell>
              <table:table-cell office:value-type="float" office:value="0.5940752">
                <text:p>0.59407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0">
                <text:p>1580</text:p>
              </table:table-cell>
              <table:table-cell office:value-type="float" office:value="0.9787362">
                <text:p>0.9787362</text:p>
              </table:table-cell>
              <table:table-cell office:value-type="float" office:value="0.6649026">
                <text:p>0.66490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">
                <text:p>1600</text:p>
              </table:table-cell>
              <table:table-cell office:value-type="float" office:value="0.9817998">
                <text:p>0.9817998</text:p>
              </table:table-cell>
              <table:table-cell office:value-type="float" office:value="0.7316643">
                <text:p>0.73166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20">
                <text:p>1620</text:p>
              </table:table-cell>
              <table:table-cell office:value-type="float" office:value="0.9670693">
                <text:p>0.9670693</text:p>
              </table:table-cell>
              <table:table-cell office:value-type="float" office:value="0.7935584">
                <text:p>0.79355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0">
                <text:p>1640</text:p>
              </table:table-cell>
              <table:table-cell office:value-type="float" office:value="0.9357112">
                <text:p>0.9357112</text:p>
              </table:table-cell>
              <table:table-cell office:value-type="float" office:value="0.8479096">
                <text:p>0.84790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60">
                <text:p>1660</text:p>
              </table:table-cell>
              <table:table-cell office:value-type="float" office:value="0.8882692">
                <text:p>0.8882692</text:p>
              </table:table-cell>
              <table:table-cell office:value-type="float" office:value="0.8945412">
                <text:p>0.89454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80">
                <text:p>1680</text:p>
              </table:table-cell>
              <table:table-cell office:value-type="float" office:value="0.8268824">
                <text:p>0.8268824</text:p>
              </table:table-cell>
              <table:table-cell office:value-type="float" office:value="0.9315626">
                <text:p>0.93156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00">
                <text:p>1700</text:p>
              </table:table-cell>
              <table:table-cell office:value-type="float" office:value="0.753362">
                <text:p>0.753362</text:p>
              </table:table-cell>
              <table:table-cell office:value-type="float" office:value="0.9594694">
                <text:p>0.95946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0">
                <text:p>1720</text:p>
              </table:table-cell>
              <table:table-cell office:value-type="float" office:value="0.6704898">
                <text:p>0.6704898</text:p>
              </table:table-cell>
              <table:table-cell office:value-type="float" office:value="0.9768791">
                <text:p>0.97687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40">
                <text:p>1740</text:p>
              </table:table-cell>
              <table:table-cell office:value-type="float" office:value="0.5809551">
                <text:p>0.5809551</text:p>
              </table:table-cell>
              <table:table-cell office:value-type="float" office:value="0.9836237">
                <text:p>0.98362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60">
                <text:p>1760</text:p>
              </table:table-cell>
              <table:table-cell office:value-type="float" office:value="0.4895915">
                <text:p>0.4895915</text:p>
              </table:table-cell>
              <table:table-cell office:value-type="float" office:value="0.9793692">
                <text:p>0.97936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80">
                <text:p>1780</text:p>
              </table:table-cell>
              <table:table-cell office:value-type="float" office:value="0.3972583">
                <text:p>0.3972583</text:p>
              </table:table-cell>
              <table:table-cell office:value-type="float" office:value="0.9642457">
                <text:p>0.96424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00">
                <text:p>1800</text:p>
              </table:table-cell>
              <table:table-cell office:value-type="float" office:value="0.3079959">
                <text:p>0.3079959</text:p>
              </table:table-cell>
              <table:table-cell office:value-type="float" office:value="0.9382019">
                <text:p>0.93820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20">
                <text:p>1820</text:p>
              </table:table-cell>
              <table:table-cell office:value-type="float" office:value="0.2252154">
                <text:p>0.2252154</text:p>
              </table:table-cell>
              <table:table-cell office:value-type="float" office:value="0.9020959">
                <text:p>0.90209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40">
                <text:p>1840</text:p>
              </table:table-cell>
              <table:table-cell office:value-type="float" office:value="0.1522256">
                <text:p>0.1522256</text:p>
              </table:table-cell>
              <table:table-cell office:value-type="float" office:value="0.8567377">
                <text:p>0.85673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60">
                <text:p>1860</text:p>
              </table:table-cell>
              <table:table-cell office:value-type="float" office:value="0.09144311">
                <text:p>0.09144311</text:p>
              </table:table-cell>
              <table:table-cell office:value-type="float" office:value="0.8031741">
                <text:p>0.80317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80">
                <text:p>1880</text:p>
              </table:table-cell>
              <table:table-cell office:value-type="float" office:value="0.04501378">
                <text:p>0.04501378</text:p>
              </table:table-cell>
              <table:table-cell office:value-type="float" office:value="0.7426622">
                <text:p>0.74266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00">
                <text:p>1900</text:p>
              </table:table-cell>
              <table:table-cell office:value-type="float" office:value="0.0144709">
                <text:p>0.0144709</text:p>
              </table:table-cell>
              <table:table-cell office:value-type="float" office:value="0.6767334">
                <text:p>0.67673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20">
                <text:p>1920</text:p>
              </table:table-cell>
              <table:table-cell office:value-type="float" office:value="0.0007214498">
                <text:p>0.0007214498</text:p>
              </table:table-cell>
              <table:table-cell office:value-type="float" office:value="0.606679">
                <text:p>0.6066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40">
                <text:p>1940</text:p>
              </table:table-cell>
              <table:table-cell office:value-type="float" office:value="0.004522072">
                <text:p>0.004522072</text:p>
              </table:table-cell>
              <table:table-cell office:value-type="float" office:value="0.5338079">
                <text:p>0.53380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60">
                <text:p>1960</text:p>
              </table:table-cell>
              <table:table-cell office:value-type="float" office:value="0.02558337">
                <text:p>0.02558337</text:p>
              </table:table-cell>
              <table:table-cell office:value-type="float" office:value="0.4606423">
                <text:p>0.46064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80">
                <text:p>1980</text:p>
              </table:table-cell>
              <table:table-cell office:value-type="float" office:value="0.06268546">
                <text:p>0.06268546</text:p>
              </table:table-cell>
              <table:table-cell office:value-type="float" office:value="0.3886965">
                <text:p>0.38869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0">
                <text:p>2000</text:p>
              </table:table-cell>
              <table:table-cell office:value-type="float" office:value="0.03165496">
                <text:p>0.03165496</text:p>
              </table:table-cell>
              <table:table-cell office:value-type="float" office:value="0.4071093">
                <text:p>0.40710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20">
                <text:p>2020</text:p>
              </table:table-cell>
              <table:table-cell office:value-type="float" office:value="0.07177493">
                <text:p>0.07177493</text:p>
              </table:table-cell>
              <table:table-cell office:value-type="float" office:value="0.33648">
                <text:p>0.336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40">
                <text:p>2040</text:p>
              </table:table-cell>
              <table:table-cell office:value-type="float" office:value="0.1268609">
                <text:p>0.1268609</text:p>
              </table:table-cell>
              <table:table-cell office:value-type="float" office:value="0.2691528">
                <text:p>0.26915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60">
                <text:p>2060</text:p>
              </table:table-cell>
              <table:table-cell office:value-type="float" office:value="0.1947951">
                <text:p>0.1947951</text:p>
              </table:table-cell>
              <table:table-cell office:value-type="float" office:value="0.2065489">
                <text:p>0.20654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80">
                <text:p>2080</text:p>
              </table:table-cell>
              <table:table-cell office:value-type="float" office:value="0.2724626">
                <text:p>0.2724626</text:p>
              </table:table-cell>
              <table:table-cell office:value-type="float" office:value="0.1503168">
                <text:p>0.15031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00">
                <text:p>2100</text:p>
              </table:table-cell>
              <table:table-cell office:value-type="float" office:value="0.3563698">
                <text:p>0.3563698</text:p>
              </table:table-cell>
              <table:table-cell office:value-type="float" office:value="0.1019085">
                <text:p>0.10190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20">
                <text:p>2120</text:p>
              </table:table-cell>
              <table:table-cell office:value-type="float" office:value="0.4467681">
                <text:p>0.4467681</text:p>
              </table:table-cell>
              <table:table-cell office:value-type="float" office:value="0.06193639">
                <text:p>0.061936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40">
                <text:p>2140</text:p>
              </table:table-cell>
              <table:table-cell office:value-type="float" office:value="0.5369855">
                <text:p>0.5369855</text:p>
              </table:table-cell>
              <table:table-cell office:value-type="float" office:value="0.03107577">
                <text:p>0.031075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60">
                <text:p>2160</text:p>
              </table:table-cell>
              <table:table-cell office:value-type="float" office:value="0.6254361">
                <text:p>0.6254361</text:p>
              </table:table-cell>
              <table:table-cell office:value-type="float" office:value="0.01107218">
                <text:p>0.011072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80">
                <text:p>2180</text:p>
              </table:table-cell>
              <table:table-cell office:value-type="float" office:value="0.7087981">
                <text:p>0.7087981</text:p>
              </table:table-cell>
              <table:table-cell office:value-type="float" office:value="0.001411078">
                <text:p>0.0014110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00">
                <text:p>2200</text:p>
              </table:table-cell>
              <table:table-cell office:value-type="float" office:value="0.7831171">
                <text:p>0.7831171</text:p>
              </table:table-cell>
              <table:table-cell office:value-type="float" office:value="0.001113066">
                <text:p>0.0011130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20">
                <text:p>2220</text:p>
              </table:table-cell>
              <table:table-cell office:value-type="float" office:value="0.8454825">
                <text:p>0.8454825</text:p>
              </table:table-cell>
              <table:table-cell office:value-type="float" office:value="0.01018217">
                <text:p>0.010182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40">
                <text:p>2240</text:p>
              </table:table-cell>
              <table:table-cell office:value-type="float" office:value="0.8955392">
                <text:p>0.8955392</text:p>
              </table:table-cell>
              <table:table-cell office:value-type="float" office:value="0.03014336">
                <text:p>0.030143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60">
                <text:p>2260</text:p>
              </table:table-cell>
              <table:table-cell office:value-type="float" office:value="0.9317804">
                <text:p>0.9317804</text:p>
              </table:table-cell>
              <table:table-cell office:value-type="float" office:value="0.06027444">
                <text:p>0.060274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80">
                <text:p>2280</text:p>
              </table:table-cell>
              <table:table-cell office:value-type="float" office:value="0.9512346">
                <text:p>0.9512346</text:p>
              </table:table-cell>
              <table:table-cell office:value-type="float" office:value="0.1000287">
                <text:p>0.10002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00">
                <text:p>2300</text:p>
              </table:table-cell>
              <table:table-cell office:value-type="float" office:value="0.952884">
                <text:p>0.952884</text:p>
              </table:table-cell>
              <table:table-cell office:value-type="float" office:value="0.1483558">
                <text:p>0.14835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20">
                <text:p>2320</text:p>
              </table:table-cell>
              <table:table-cell office:value-type="float" office:value="0.9351431">
                <text:p>0.9351431</text:p>
              </table:table-cell>
              <table:table-cell office:value-type="float" office:value="0.2044788">
                <text:p>0.20447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40">
                <text:p>2340</text:p>
              </table:table-cell>
              <table:table-cell office:value-type="float" office:value="0.9017257">
                <text:p>0.9017257</text:p>
              </table:table-cell>
              <table:table-cell office:value-type="float" office:value="0.2664865">
                <text:p>0.26648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60">
                <text:p>2360</text:p>
              </table:table-cell>
              <table:table-cell office:value-type="float" office:value="0.853052">
                <text:p>0.853052</text:p>
              </table:table-cell>
              <table:table-cell office:value-type="float" office:value="0.333411">
                <text:p>0.3334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80">
                <text:p>2380</text:p>
              </table:table-cell>
              <table:table-cell office:value-type="float" office:value="0.7923946">
                <text:p>0.7923946</text:p>
              </table:table-cell>
              <table:table-cell office:value-type="float" office:value="0.4038965">
                <text:p>0.40389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0">
                <text:p>2400</text:p>
              </table:table-cell>
              <table:table-cell office:value-type="float" office:value="0.7174017">
                <text:p>0.7174017</text:p>
              </table:table-cell>
              <table:table-cell office:value-type="float" office:value="0.4755274">
                <text:p>0.47552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20">
                <text:p>2420</text:p>
              </table:table-cell>
              <table:table-cell office:value-type="float" office:value="0.6356671">
                <text:p>0.6356671</text:p>
              </table:table-cell>
              <table:table-cell office:value-type="float" office:value="0.5496472">
                <text:p>0.54964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40">
                <text:p>2440</text:p>
              </table:table-cell>
              <table:table-cell office:value-type="float" office:value="0.5457861">
                <text:p>0.5457861</text:p>
              </table:table-cell>
              <table:table-cell office:value-type="float" office:value="0.6199112">
                <text:p>0.61991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60">
                <text:p>2460</text:p>
              </table:table-cell>
              <table:table-cell office:value-type="float" office:value="0.4553102">
                <text:p>0.4553102</text:p>
              </table:table-cell>
              <table:table-cell office:value-type="float" office:value="0.6879862">
                <text:p>0.68798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80">
                <text:p>2480</text:p>
              </table:table-cell>
              <table:table-cell office:value-type="float" office:value="0.3661318">
                <text:p>0.3661318</text:p>
              </table:table-cell>
              <table:table-cell office:value-type="float" office:value="0.7513426">
                <text:p>0.75134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00">
                <text:p>2500</text:p>
              </table:table-cell>
              <table:table-cell office:value-type="float" office:value="0.2803202">
                <text:p>0.2803202</text:p>
              </table:table-cell>
              <table:table-cell office:value-type="float" office:value="0.808061">
                <text:p>0.8080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20">
                <text:p>2520</text:p>
              </table:table-cell>
              <table:table-cell office:value-type="float" office:value="0.2015604">
                <text:p>0.2015604</text:p>
              </table:table-cell>
              <table:table-cell office:value-type="float" office:value="0.8569869">
                <text:p>0.85698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40">
                <text:p>2540</text:p>
              </table:table-cell>
              <table:table-cell office:value-type="float" office:value="0.1333031">
                <text:p>0.1333031</text:p>
              </table:table-cell>
              <table:table-cell office:value-type="float" office:value="0.8992446">
                <text:p>0.89924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60">
                <text:p>2560</text:p>
              </table:table-cell>
              <table:table-cell office:value-type="float" office:value="0.0767202">
                <text:p>0.0767202</text:p>
              </table:table-cell>
              <table:table-cell office:value-type="float" office:value="0.9299075">
                <text:p>0.92990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80">
                <text:p>2580</text:p>
              </table:table-cell>
              <table:table-cell office:value-type="float" office:value="0.03528894">
                <text:p>0.03528894</text:p>
              </table:table-cell>
              <table:table-cell office:value-type="float" office:value="0.9533292">
                <text:p>0.95332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00">
                <text:p>2000</text:p>
              </table:table-cell>
              <table:table-cell office:value-type="float" office:value="0.03989676">
                <text:p>0.03989676</text:p>
              </table:table-cell>
              <table:table-cell office:value-type="float" office:value="0.4113964">
                <text:p>0.41139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20">
                <text:p>2020</text:p>
              </table:table-cell>
              <table:table-cell office:value-type="float" office:value="0.08454829">
                <text:p>0.08454829</text:p>
              </table:table-cell>
              <table:table-cell office:value-type="float" office:value="0.3400223">
                <text:p>0.34002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40">
                <text:p>2040</text:p>
              </table:table-cell>
              <table:table-cell office:value-type="float" office:value="0.1434931">
                <text:p>0.1434931</text:p>
              </table:table-cell>
              <table:table-cell office:value-type="float" office:value="0.272135">
                <text:p>0.2721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60">
                <text:p>2060</text:p>
              </table:table-cell>
              <table:table-cell office:value-type="float" office:value="0.2144784">
                <text:p>0.2144784</text:p>
              </table:table-cell>
              <table:table-cell office:value-type="float" office:value="0.2093713">
                <text:p>0.20937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80">
                <text:p>2080</text:p>
              </table:table-cell>
              <table:table-cell office:value-type="float" office:value="0.2957737">
                <text:p>0.2957737</text:p>
              </table:table-cell>
              <table:table-cell office:value-type="float" office:value="0.1525235">
                <text:p>0.15252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00">
                <text:p>2100</text:p>
              </table:table-cell>
              <table:table-cell office:value-type="float" office:value="0.38272">
                <text:p>0.38272</text:p>
              </table:table-cell>
              <table:table-cell office:value-type="float" office:value="0.1039009">
                <text:p>0.10390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20">
                <text:p>2120</text:p>
              </table:table-cell>
              <table:table-cell office:value-type="float" office:value="0.4738326">
                <text:p>0.4738326</text:p>
              </table:table-cell>
              <table:table-cell office:value-type="float" office:value="0.06342333">
                <text:p>0.063423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40">
                <text:p>2140</text:p>
              </table:table-cell>
              <table:table-cell office:value-type="float" office:value="0.5655983">
                <text:p>0.5655983</text:p>
              </table:table-cell>
              <table:table-cell office:value-type="float" office:value="0.03249356">
                <text:p>0.032493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60">
                <text:p>2160</text:p>
              </table:table-cell>
              <table:table-cell office:value-type="float" office:value="0.6554159">
                <text:p>0.6554159</text:p>
              </table:table-cell>
              <table:table-cell office:value-type="float" office:value="0.01139781">
                <text:p>0.011397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80">
                <text:p>2180</text:p>
              </table:table-cell>
              <table:table-cell office:value-type="float" office:value="0.7398623">
                <text:p>0.7398623</text:p>
              </table:table-cell>
              <table:table-cell office:value-type="float" office:value="0.001061215">
                <text:p>0.0010612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00">
                <text:p>2200</text:p>
              </table:table-cell>
              <table:table-cell office:value-type="float" office:value="0.8144895">
                <text:p>0.8144895</text:p>
              </table:table-cell>
              <table:table-cell office:value-type="float" office:value="0.001684691">
                <text:p>0.0016846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20">
                <text:p>2220</text:p>
              </table:table-cell>
              <table:table-cell office:value-type="float" office:value="0.8784244">
                <text:p>0.8784244</text:p>
              </table:table-cell>
              <table:table-cell office:value-type="float" office:value="0.01323361">
                <text:p>0.013233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40">
                <text:p>2240</text:p>
              </table:table-cell>
              <table:table-cell office:value-type="float" office:value="0.9281602">
                <text:p>0.9281602</text:p>
              </table:table-cell>
              <table:table-cell office:value-type="float" office:value="0.03547201">
                <text:p>0.035472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60">
                <text:p>2260</text:p>
              </table:table-cell>
              <table:table-cell office:value-type="float" office:value="0.9624267">
                <text:p>0.9624267</text:p>
              </table:table-cell>
              <table:table-cell office:value-type="float" office:value="0.06779283">
                <text:p>0.067792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80">
                <text:p>2280</text:p>
              </table:table-cell>
              <table:table-cell office:value-type="float" office:value="0.9798597">
                <text:p>0.9798597</text:p>
              </table:table-cell>
              <table:table-cell office:value-type="float" office:value="0.1094805">
                <text:p>0.10948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00">
                <text:p>2300</text:p>
              </table:table-cell>
              <table:table-cell office:value-type="float" office:value="0.9799787">
                <text:p>0.9799787</text:p>
              </table:table-cell>
              <table:table-cell office:value-type="float" office:value="0.1593805">
                <text:p>0.15938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20">
                <text:p>2320</text:p>
              </table:table-cell>
              <table:table-cell office:value-type="float" office:value="0.9623693">
                <text:p>0.9623693</text:p>
              </table:table-cell>
              <table:table-cell office:value-type="float" office:value="0.2171398">
                <text:p>0.21713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40">
                <text:p>2340</text:p>
              </table:table-cell>
              <table:table-cell office:value-type="float" office:value="0.9283463">
                <text:p>0.9283463</text:p>
              </table:table-cell>
              <table:table-cell office:value-type="float" office:value="0.2798532">
                <text:p>0.27985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360">
                <text:p>2360</text:p>
              </table:table-cell>
              <table:table-cell office:value-type="float" office:value="0.8783584">
                <text:p>0.8783584</text:p>
              </table:table-cell>
              <table:table-cell office:value-type="float" office:value="0.3481291">
                <text:p>0.34812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380">
                <text:p>2380</text:p>
              </table:table-cell>
              <table:table-cell office:value-type="float" office:value="0.8139605">
                <text:p>0.8139605</text:p>
              </table:table-cell>
              <table:table-cell office:value-type="float" office:value="0.4197052">
                <text:p>0.41970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